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Courier, 'Courier New'"/>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3.97cm" table:align="left"/>
    </style:style>
    <style:style style:name="Tabel1.A" style:family="table-column">
      <style:table-column-properties style:column-width="2.794cm"/>
    </style:style>
    <style:style style:name="Tabel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E1" style:family="table-cell">
      <style:table-cell-properties style:vertical-align="middle" style:border-line-width="0.002cm 0.088cm 0.002cm" fo:padding="0.049cm" fo:border="0.092cm double #808080"/>
    </style:style>
    <style:style style:name="Tabel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7" style:family="paragraph" style:parent-style-name="Table_20_Contents">
      <style:text-properties fo:font-style="italic"/>
    </style:style>
    <style:style style:name="P18"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list-style-name="L28">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list-style-name="L31">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list-style-name="L43">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list-style-name="L45">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list-style-name="L46">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list-style-name="L32">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6" style:family="paragraph" style:parent-style-name="Standard" style:list-style-name="L46">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1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4" style:family="paragraph" style:parent-style-name="Standard" style:list-style-name="L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5" style:family="paragraph" style:parent-style-name="Standard" style:list-style-name="L1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6" style:family="paragraph" style:parent-style-name="Standard" style:list-style-name="L1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list-style-name="L3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3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3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1" style:family="paragraph" style:parent-style-name="Standard" style:list-style-name="L3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2" style:family="paragraph" style:parent-style-name="Standard" style:list-style-name="L3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Standard" style:list-style-name="L4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Standard" style:list-style-name="L4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5" style:family="paragraph" style:parent-style-name="Standard" style:list-style-name="L4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Standard" style:list-style-name="L4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7" style:family="paragraph" style:parent-style-name="Standard" style:list-style-name="L4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8" style:family="paragraph" style:parent-style-name="Standard" style:list-style-name="L1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9" style:family="paragraph" style:parent-style-name="Standard" style:list-style-name="L1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0" style:family="paragraph" style:parent-style-name="Standard" style:list-style-name="L18">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1" style:family="paragraph" style:parent-style-name="Standard" style:list-style-name="L2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2" style:family="paragraph" style:parent-style-name="Standard" style:list-style-name="L3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3" style:family="paragraph" style:parent-style-name="Standard" style:list-style-name="L36">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4" style:family="paragraph" style:parent-style-name="Standard" style:list-style-name="L39">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5" style:family="paragraph" style:parent-style-name="Standard" style:list-style-name="L4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6" style:family="paragraph" style:parent-style-name="Standard" style:list-style-name="L4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7" style:family="paragraph" style:parent-style-name="Standard" style:list-style-name="L4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8"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59"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60"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61"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62" style:family="paragraph" style:parent-style-name="Standard" style:list-style-name="L12">
      <style:paragraph-properties fo:text-align="start" style:justify-single-word="false"/>
      <style:text-properties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fo:font-size="12pt" fo:font-weight="bold" style:font-size-asian="12pt" style:font-weight-asian="bold" style:font-size-complex="12pt" style:font-weight-complex="bold"/>
    </style:style>
    <style:style style:name="P64" style:family="paragraph" style:parent-style-name="Standard" style:list-style-name="L21">
      <style:paragraph-properties fo:text-align="start" style:justify-single-word="false"/>
      <style:text-properties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fo:font-size="12pt" fo:font-weight="bold" style:font-size-asian="12pt" style:font-weight-asian="bold" style:font-size-complex="12pt" style:font-weight-complex="bold"/>
    </style:style>
    <style:style style:name="P66" style:family="paragraph" style:parent-style-name="Standard" style:list-style-name="L28">
      <style:paragraph-properties fo:text-align="start" style:justify-single-word="false"/>
      <style:text-properties fo:font-size="12pt" fo:font-weight="bold" style:font-size-asian="12pt" style:font-weight-asian="bold" style:font-size-complex="12pt" style:font-weight-complex="bold"/>
    </style:style>
    <style:style style:name="P67" style:family="paragraph" style:parent-style-name="Standard" style:list-style-name="L33">
      <style:paragraph-properties fo:text-align="start" style:justify-single-word="false"/>
      <style:text-properties fo:font-size="12pt" fo:font-weight="bold" style:font-size-asian="12pt" style:font-weight-asian="bold" style:font-size-complex="12pt" style:font-weight-complex="bold"/>
    </style:style>
    <style:style style:name="P68" style:family="paragraph" style:parent-style-name="Standard" style:list-style-name="L36">
      <style:paragraph-properties fo:text-align="start" style:justify-single-word="false"/>
      <style:text-properties fo:font-size="12pt" fo:font-weight="bold" style:font-size-asian="12pt" style:font-weight-asian="bold" style:font-size-complex="12pt" style:font-weight-complex="bold"/>
    </style:style>
    <style:style style:name="P69" style:family="paragraph" style:parent-style-name="Standard" style:list-style-name="L39">
      <style:paragraph-properties fo:text-align="start" style:justify-single-word="false"/>
      <style:text-properties fo:font-size="12pt" fo:font-weight="bold" style:font-size-asian="12pt" style:font-weight-asian="bold" style:font-size-complex="12pt" style:font-weight-complex="bold"/>
    </style:style>
    <style:style style:name="P70" style:family="paragraph" style:parent-style-name="Standard" style:list-style-name="L41">
      <style:paragraph-properties fo:text-align="start" style:justify-single-word="false"/>
      <style:text-properties fo:font-size="12pt" fo:font-weight="bold" style:font-size-asian="12pt" style:font-weight-asian="bold" style:font-size-complex="12pt" style:font-weight-complex="bold"/>
    </style:style>
    <style:style style:name="P71" style:family="paragraph" style:parent-style-name="Standard" style:list-style-name="L43">
      <style:paragraph-properties fo:text-align="start" style:justify-single-word="false"/>
      <style:text-properties fo:font-size="12pt" fo:font-weight="bold" style:font-size-asian="12pt" style:font-weight-asian="bold" style:font-size-complex="12pt" style:font-weight-complex="bold"/>
    </style:style>
    <style:style style:name="P7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3"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74"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75"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77"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78"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79"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80" style:family="paragraph" style:parent-style-name="Standard" style:list-style-name="L13">
      <style:paragraph-properties fo:text-align="start" style:justify-single-word="false"/>
      <style:text-properties fo:font-size="12pt" fo:font-weight="normal" style:font-size-asian="12pt" style:font-weight-asian="normal" style:font-size-complex="12pt" style:font-weight-complex="normal"/>
    </style:style>
    <style:style style:name="P81"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3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3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3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4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5">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0" style:family="paragraph" style:parent-style-name="Standard" style:list-style-name="L18">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1" style:family="paragraph" style:parent-style-name="Standard" style:list-style-name="L2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2" style:family="paragraph" style:parent-style-name="Standard" style:list-style-name="L26">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3" style:family="paragraph" style:parent-style-name="Standard" style:list-style-name="L28">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4" style:family="paragraph" style:parent-style-name="Standard" style:list-style-name="L3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5" style:family="paragraph" style:parent-style-name="Standard" style:list-style-name="L19">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3">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35">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8" style:family="paragraph" style:parent-style-name="Standard" style:list-style-name="L38">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09" style:family="paragraph" style:parent-style-name="Standard">
      <style:text-properties fo:font-style="normal" style:text-underline-style="none" style:font-style-asian="normal" style:font-style-complex="normal"/>
    </style:style>
    <style:style style:name="P1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background-color="transparent"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type="double" style:text-underline-width="auto" style:text-underline-color="font-color"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Monaco"/>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fo:background-color="transparent" style:font-style-asian="italic" style:font-style-complex="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1" draw:name="Afbeeldingen1" text:anchor-type="as-char" svg:width="8.214cm" svg:height="12.345cm" draw:z-index="0"><draw:image xlink:href="https://s.s-bol.com/imgbase0/imagebase3/large/FC/6/1/2/5/9200000064215216.jpg" xlink:type="simple" xlink:show="embed" xlink:actuate="onLoad"/></draw:frame> </text:p>
      <text:p text:style-name="P110">Java – A beginner's guide</text:p>
      <text:p text:style-name="P72">Herbert Schildt</text:p>
      <text:p text:style-name="P5"/>
      <text:p text:style-name="P4">Hoofdstuk 1 (Java Fundamentals):</text:p>
      <text:p text:style-name="P5"/>
      <text:p text:style-name="P5">Java is een portable, cross-platform taal die met name door het internet groot is geworden. Mede door de netwerk support van Java. Java adresseert de veiligheid, portability en het cross-platform zijn door gebruik te maken van de Java Virtual Machine (JVM) waarbinnen alle Java applicaties worden gedraaid. Java code wordt gecompileerd naar Bytecode, wat vervolgens door de JVM wordt geinterpreteerd. Zo hoeft enkel de JVM voor elk platform te worden aangepast, maar kan de bytecode daarna op elk systeem draaien. </text:p>
      <text:p text:style-name="P5">Applets faseren uit, <text:s/>Java Web Start is een mogelijke vervanger.</text:p>
      <text:p text:style-name="P5">Java is een Object-Oriented Programmeertaal (OOP) en heeft net als alle andere OOP talen drie gemeenschappelijke eigenschappen:</text:p>
      <text:list xml:id="list9066711436470079750" text:style-name="L1">
        <text:list-item>
          <text:p text:style-name="P19"><text:span text:style-name="T17">Encapsulation:</text:span><text:span text:style-name="T7"> binds together code and the data it manipulates and keeps it safe from outside interference and misuse. Wordt gebonden in een object of class. Een object is een instantie van een class, de class is de blauwdruk van het object.</text:span></text:p>
        </text:list-item>
        <text:list-item>
          <text:p text:style-name="P19"><text:span text:style-name="T17">Polymorphism:</text:span><text:span text:style-name="T7"> een design kun je op meerdere manieren gebruiken/invullen.</text:span></text:p>
        </text:list-item>
        <text:list-item>
          <text:p text:style-name="P19"><text:span text:style-name="T17">Inheritance:</text:span><text:span text:style-name="T7"> een object kan eigenschappen van een ander object verkrijgen/erven. Door inheritance hoeft een object alleen zijn eigen unieke eigenschappen te definieren.</text:span></text:p>
        </text:list-item>
      </text:list>
      <text:p text:style-name="P2">/* */ is een multiline comment, en // is een single line comment.</text:p>
      <text:p text:style-name="P5">Een subroutine heet een methode. Java begint bij de 'main()' <text:s/>methode met het uitvoeren. Binnen de () van een methode kun je parameters meegeven bij de aanroep.</text:p>
      <text:p text:style-name="P1"><text:span text:style-name="T17">System.out.println()</text:span><text:span text:style-name="T7"> geeft weer wat er binnen de () wordt meegegeven en sluit de lijn af. System.out.print() doet hetzelfde, maar hierna kun je verder op dezelfde lijn.</text:span></text:p>
      <text:p text:style-name="P2">Java is hoofdletter gevoelig!</text:p>
      <text:p text:style-name="P2"><text:soft-page-break/>Wanneer je een fout in je code maakt, krijg je een 'syntax error' <text:s/>tijdens het compilen.</text:p>
      <text:p text:style-name="P2">Een variabele is een geheugen locatie met een naam waaraan een waarde kan worden toegekend. Deze waarde kan worden gewijzigd. Een variabele moet eerst worden gedeclareerd voor het gebruikt kan worden, waarbij ook het type moet worden aangegeven → type var-name; De toekennings operator is het '=' – teken.</text:p>
      <text:p text:style-name="P2">Rekenkundige operatoren zijn + voor optellen, – voor aftrekken, * voor vermenigvuldigen en / voor delen.</text:p>
      <text:p text:style-name="P2">Relationele operatoren voor bij conditionele expressies (bv boolean): &lt; is kleiner dan, &lt;= is kleiner dan of gelijk aan, &gt; is groter dan, &gt;= is groter dan of gelijk aan, == is gelijk aan, != is niet gelijk aan.</text:p>
      <text:p text:style-name="P2">Flow control statements:</text:p>
      <text:list xml:id="list328827865958273400" text:style-name="L2">
        <text:list-item>
          <text:p text:style-name="P28">if(condition){ statement; } <text:s/>: wanneer conditie (boolean) waar is wordt alles binnen de { } uitgevoerd.</text:p>
        </text:list-item>
        <text:list-item>
          <text:p text:style-name="P28">for(initialization; condition; iteration){ statement; } <text:s/>: initialization zet een controle variabele op een bepaalde waarde. Conditie (boolean) bepaalt of alles binnen de { } (nog een keer) wordt uitgevoerd. De iteration bepaalt of de controle variabele wordt veranderd elke keer dat de for-loop wordt doorlopen.</text:p>
        </text:list-item>
      </text:list>
      <text:p text:style-name="P2">Java heeft een speciale increment operator ++ en een speciale decrement operator --</text:p>
      <text:p text:style-name="P2">De curly brackets { en } maken een code block. Deze brackets zorgen niet voor extra overhead, dus gebruik zo zoveel als nodig voor duidelijkheid.</text:p>
      <text:p text:style-name="P5">De semicolon ' ; ' wordt gebruikt om een statement te beeindigen.</text:p>
      <text:p text:style-name="P5">Voor Java maakt de opmaak van je code niet uit, maar voor de menselijke lezer wel.</text:p>
      <text:p text:style-name="P5">Identifiers zijn gegeven namen voor methoden, variabelen en alle andere door de gebruiker gedefinieerde items. Deze namen mogen zo lang zijn als je wilt, met elke letter, een underscore of het dollar teken beginnen. Je mag niet met een getal beginnen.</text:p>
      <text:p text:style-name="P5">Java heeft zijn eigen meegeleverde class libraries, zoals System, Math en GUI.</text:p>
      <text:p text:style-name="P5"/>
      <text:list xml:id="list4382902757070210515" text:style-name="L3">
        <text:list-item>
          <text:p text:style-name="P58">What is bytecode and why is it important to Java's use for Internet programming?</text:p>
        </text:list-item>
        <text:list-item>
          <text:p text:style-name="P58">What are the three main principles of object-oriented programming?</text:p>
        </text:list-item>
        <text:list-item>
          <text:p text:style-name="P58">Where do Java programs begin execution?</text:p>
        </text:list-item>
        <text:list-item>
          <text:p text:style-name="P58">What is a variable?</text:p>
        </text:list-item>
        <text:list-item>
          <text:p text:style-name="P58">Which of the following variable names is invalid?</text:p>
          <text:list>
            <text:list-item>
              <text:p text:style-name="P58">Count</text:p>
            </text:list-item>
            <text:list-item>
              <text:p text:style-name="P58">$count</text:p>
            </text:list-item>
            <text:list-item>
              <text:p text:style-name="P58">count27</text:p>
            </text:list-item>
            <text:list-item>
              <text:p text:style-name="P58">67count</text:p>
            </text:list-item>
          </text:list>
        </text:list-item>
        <text:list-item>
          <text:p text:style-name="P58">How do you create a single-line comment? How do you create a multiline comment?</text:p>
        </text:list-item>
        <text:list-item>
          <text:p text:style-name="P58">Show the general form of the <text:span text:style-name="T2">if</text:span> statement. Show the general form of the <text:span text:style-name="T2">for</text:span> loop.</text:p>
        </text:list-item>
        <text:list-item>
          <text:p text:style-name="P58">How do you create a block of code?</text:p>
        </text:list-item>
        <text:list-item>
          <text:p text:style-name="P58">The moon's gravity is about 17 percent that of earth's. Write a program that computes your effective weight on the moon.</text:p>
        </text:list-item>
        <text:list-item>
          <text:p text:style-name="P58">Adapt Try This 1-2 so that it prints a conversion table of inches to meters. Display 12 feet of conversions, inch by inch. Output a blank line every 12 inches. (One meter equals approximately 39.37 inches.)</text:p>
        </text:list-item>
        <text:list-item>
          <text:p text:style-name="P58">If you make a typing mistake when entering your program, what sort of error will result?</text:p>
        </text:list-item>
        <text:list-item>
          <text:p text:style-name="P58">Does it matter where on a line you put a statement?</text:p>
        </text:list-item>
      </text:list>
      <text:p text:style-name="P4"/>
      <text:list xml:id="list6736290629354504595" text:style-name="L4">
        <text:list-item>
          <text:p text:style-name="P73">Bytecode is a highly optimized set of instructions that is executed by the JVM. It helps Java achieve both portability and security.</text:p>
        </text:list-item>
        <text:list-item>
          <text:p text:style-name="P73">Encapsulation, polymorphism and inheritance.</text:p>
        </text:list-item>
        <text:list-item>
          <text:p text:style-name="P73">At <text:span text:style-name="T2">main()</text:span><text:span text:style-name="T5">.</text:span></text:p>
        </text:list-item>
        <text:list-item>
          <text:p text:style-name="P29"><text:soft-page-break/>A variable is a named memory location. The contents of a variable can be changed during the execution of a program.</text:p>
        </text:list-item>
        <text:list-item>
          <text:p text:style-name="P29">D. Variable names cannot begin with a digit.</text:p>
        </text:list-item>
        <text:list-item>
          <text:p text:style-name="P29">Single line with // and multiline is /* … */</text:p>
        </text:list-item>
        <text:list-item>
          <text:p text:style-name="P29">If: <text:s text:c="5"/>if(condition){ statement; }</text:p>
          <text:p text:style-name="P29">For: <text:s text:c="2"/>for(initialization; condition; iteration){ statement; }</text:p>
        </text:list-item>
        <text:list-item>
          <text:p text:style-name="P29">A block of code is between a { and a }</text:p>
        </text:list-item>
        <text:list-item>
          <text:p text:style-name="P29">class Moon {</text:p>
          <text:p text:style-name="P29"><text:s text:c="2"/>public static void main(String[] args){</text:p>
          <text:p text:style-name="P29"><text:s text:c="4"/>double earthweight; //weight on earth</text:p>
          <text:p text:style-name="P29"><text:s text:c="4"/>double moonweight; // weight on moon</text:p>
          <text:p text:style-name="P29"><text:s text:c="4"/>earthweight = 165;</text:p>
          <text:p text:style-name="P29"><text:s text:c="4"/>moonweight = earthweight * 0.17;</text:p>
          <text:p text:style-name="P29"><text:s text:c="4"/>System.out.println(earthweight + “ earth-pounds is equivalent to “ + moonweight + “ moon-pounds.”);</text:p>
          <text:p text:style-name="P29">}</text:p>
        </text:list-item>
        <text:list-item>
          <text:p text:style-name="P29"><text:s/>zie code</text:p>
        </text:list-item>
        <text:list-item>
          <text:p text:style-name="P29">A syntax error.</text:p>
        </text:list-item>
        <text:list-item>
          <text:p text:style-name="P29">No, Java is a free-form language.</text:p>
        </text:list-item>
      </text:list>
      <text:p text:style-name="P4"/>
      <text:p text:style-name="P16">Hoofdstuk 2 (Data Types and Operators):</text:p>
      <text:p text:style-name="P5"/>
      <text:p text:style-name="P5">Alle operaties worden op type gechecked door de compiler voor compatibility. Dit verhoogd de betrouwbaarheid en voorkomt errors. Elke variabele heeft een eigen type. Het ene type mag meer operaties uitvoeren dan het andere type.</text:p>
      <text:p text:style-name="P5">Aan de basis heeft Java 8 primitieve (geen object, maar binary waarden) data typen: boolean (true/false), byte (8 bit integer, -128 tm 127), char (character), double (double-precision floating point, 64 bit), float (single-precision floating point, 32 bit), int (standaard 32-bit integer, -2,147,483,648 tm 2,147,483,647), long (long integer, 64 bit), short (short integer, 16 bit, -32,768 tm 32,767). Elk type heeft zijn eigen range en gedrag zodat de portability gewaarborgd blijft. Alle integer typen zijn signed, dwz ze kunnen zowel positieve als negatieve waarden bevatten. De char is niet signed en 16 bit en bevat een Unicode character (Jave gebruikt Unicode vanwege wereldwijd gebruik). Een character kan met ='X' worden toegewezen en een waarde met =X en er kunnen verschillende rekenkundige operaties mee worden gedaan. De boolean bevat 'true' of 'false' door een van deze waarden toe te wijzen (bv =false) of als gevolg van een logische operatie (10&gt;=9). Een boolean variabele is in zijn eentje ook voldoende om bv een if-statement te sturen.</text:p>
      <text:p text:style-name="P5">Literals zijn vaste waarden, ook wel constanten genoemd (bv het getal 100 of bij grote getallen 123,451,234 wat ook geschreven mag worden als 123_45_1_234 of 123_4_12_34). Integer literals zijn standaard van het type int (plak een l of L aan het getal voor een long → 12L) en floating-point van het type double (plak een f of F voor een float → 12.19F).</text:p>
      <text:p text:style-name="P5">Java staat toe om integer literals een hexadecimale (0 tm F → begint met 0x of 0X) of octale (0 tm 8 → begint met 0) waarde toe te wijzen. Java staat ook hexadecimale floating-point literals toe.</text:p>
      <text:p text:style-name="P5">Java heeft escape sequences om speciale tekens te gebruiken in een toewijzing of in een string:</text:p>
      <text:p text:style-name="P5">' → \' , “ → \” , \ → \\ , enter → \r , carriage return (begin van de lijn) → \r , new line → \n , form feed (stop de huidige pagina en begin op een nieuwe) → \f , tab → \t , backspace → \b , octale constante → \ddd (waar ddd een octale constante is) , hexadecimale constante → \uxxxx (waar xxxx een hexadecimale constante is). Een andere literal in Java is een string (een string van 1 letter is niet hetzelfde als een Unicode character van het type <text:span text:style-name="T2">char</text:span><text:span text:style-name="T5">).</text:span></text:p>
      <text:p text:style-name="P2">Een variabele moet worden gedeclareerd voor gebruik, dit gaat als volgt: type var-name; (bv int hoogte;). Het type van een variabele kan niet veranderen. Voor je een variabele gaat gebruiken moet het ook geinitializeerd worden, dit gaat als volgt: type var = value; (bv int hoogte = 6;). Het is ook toegestaan om meerdere variabele tegelijk te declareren en/of te initialiseren (bv int a, b = 8, c = 19, d;). Dynamische initialisering mag ook (bv int oppervlakte = lengte * breedte;)</text:p>
      <text:p text:style-name="P2">De brackets { en } maken en block en definieren hiermee de scope. Een scope bepaalt welke objecten zichtbaar zijn voor andere delen van je programma en de levensduur van objecten. Als algemene regel geldt dat variabelen die worden gedeclareerd in een bepaalde scope, niet zichtbaar zijn voor code buiten deze scope. Bij geneste scopes ziet code in de buitenste scope niet de code van de binnenste scope, maar de binnenste scope wel de code uit de buitenste scope. Daarnaast is een variabele ook pas geldig wanneer deze is gedeclareerd in een scope, niet ervoor. Wanneer de scope eindigt, eindigt ook de variabele. Een variabele in een binnenste block mag niet dezelfde naam hebben als een variabele in een buitenste block. </text:p>
      <text:p text:style-name="P2">Een operator is een symbool die de compiler vertelt om een specifieke wiskundige of logische manipulatie uit te voeren. Java heeft 4 klassen operatoren, arithmetic, bitwise, relational en logical.</text:p>
      <text:p text:style-name="P2">Arithmetic zijn: + → optellen, – → aftrekken, * → vermenigvuldigen, / → delen, % → modulus (geeft terug wat na delen overblijft, bv bij 10/3 geeft het 1 terug), ++ → vermeerdering (increment), -- → vermindering (decrement). Wanneer een integer wordt gedeeld, valt alles achter de komma af, bv 10/3 = 3 en 10/4 = 2. Deze operaties werken ook op floating-point variabelen. X++; (increment) is hetzelfde als X=X+1; en X--; (decrement) hetzelfde als X=X-1; Voor zowel increment als decrement bestaat er een prefix ++X; als postfix X++; vorm. Bij de prefix vorm wordt eerst de waarde van X veranderd voordat X wordt gebruikt door de rest van de expressie. Bij de postfix vorm wordt X eerst gebruikt en daarna veranderd de waarde.</text:p>
      <text:p text:style-name="P5"><text:span text:style-name="T5">Relationele operatoren: = = → gelijk aan, != → niet gelijk aan, &gt; → groter dan, &lt; → kleiner dan, </text:span><text:soft-page-break/><text:span text:style-name="T5">&gt;= → groter dan of gelijk aan, &lt;= → kleiner dan of gelijk aan. Logische operatoren: &amp; → AND, | → or, ^ → XOR (exclusive or), | | → short-circuit OR, &amp;&amp; → short-circuit AND, ! → not. De uitkomst van zowel relationele als logische operatoren is een boolean waarde. Bij logische operaties <text:s/>dienen de beide operandi (kanten van de vergelijking) een boolean waarde uit te drukken. Bij short-circuit operatoren wordt de tweede operand niet meer gecheckt wanneer de eerste al niet de juiste waarde aangeeft (false bij AND en true bij OR). Dit is efficiënter dan de normale AND en OR, die altijd de tweede operand checken. Moet de tweede operand echter worden geevalueerd, gebruik dan de niet-short-circuit vorm van AND en OR.</text:span></text:p>
      <text:p text:style-name="P2">De toekennings-operator is het <text:s/>= teken en kan eventueel in keten gebruikt worden, X = Y = z = 50;. Java kent ook shorthand toekennings-operatoren, zoals x+=10, wat hetzelfde is als x = x + 10;. Deze shorthand vormen werken ook voor -=, *=, /=, %=, &amp;=, |= en ^=. Formeel compound assignments genoemd.</text:p>
      <text:p text:style-name="P2">Wanneer je verschillende typen variabelen aan elkaar toewijst, zal Java automatisch aan type conversion doen. Echter zijn niet alle types compatible, en zodoende niet alle type conversions toegestaan. Enkel wanneer de typen compatible zijn of de doel variabele een groter type is dan de bron variabele (widening conversion). De numerieke typen (integer en floating point) zijn compatible met elkaar. Wanneer je incompatible typen variabelen wil toewijzen of een groter type als bron wil toewijzen aan een kleiner type als doel (narrowing conversion), heb je een cast nodig. Een cast heeft deze vorm: (target-type) expression;. Bij een narrowing conversion kan er informatie verloren gaan. Je kunt een cast ook gebruiken om bv na een som het resultaat van twee <text:span text:style-name="T2">int</text:span> variabelen in een <text:span text:style-name="T2">double</text:span> te stoppen.</text:p>
      <text:p text:style-name="P2">Operatoren, variabele en literals zijn onderdelen van expressies. Wanneer verschillende typen variabelen worden gebruikt in een expressie, worden ze door Java geconverteerd naar hetzelfde type dmv de type promotion rules: In elke expressie worden de <text:span text:style-name="T2">char</text:span>, <text:span text:style-name="T2">byte</text:span> en <text:span text:style-name="T2">short</text:span> geconverteerd naar een <text:span text:style-name="T2">int</text:span> (ook wanneer er bv enkel twee <text:span text:style-name="T2">byte</text:span> variabelen zijn). Is er een <text:span text:style-name="T2">long</text:span>, dan worden alle variabelen daar naartoe geconverteerd. Hetzelfde geldt voor een <text:span text:style-name="T2">float</text:span> en een <text:span text:style-name="T2">double</text:span>. Dit geldt enkel binnen de expressie, daarbuiten is alles weer 'normaal'. </text:p>
      <text:p text:style-name="P5">Een expressie in Java mag tabs en spaces hebben om het voor de menselijke gebruiker meer leesbaar te houden. Het gebruik van haakjes ( en ) zorgt voor voorrang voor hetgeen binnen de haakjes staat. Het gebruik van extra of overbodige haakjes zorgt niet voor errors of een langzamer programma.</text:p>
      <text:p text:style-name="P5"/>
      <text:list xml:id="list3689237403082875879" text:style-name="L5">
        <text:list-item>
          <text:p text:style-name="P59">Why does Java strictly specify the range and behavior of its primitive types?</text:p>
        </text:list-item>
        <text:list-item>
          <text:p text:style-name="P59">What is Java's character type, and how does it differ from the character type used by some other programming languages?</text:p>
        </text:list-item>
        <text:list-item>
          <text:p text:style-name="P59">A <text:span text:style-name="T2">boolean</text:span> value can have any value you like because any non-zero value is true. True or False?</text:p>
        </text:list-item>
        <text:list-item>
          <text:p text:style-name="P59">Given this output,</text:p>
          <text:p text:style-name="P74">One</text:p>
          <text:p text:style-name="P74">Two</text:p>
          <text:p text:style-name="P74">Three</text:p>
          <text:p text:style-name="P59">using a single string, show the <text:span text:style-name="T2">println()</text:span> statement that produced it.</text:p>
        </text:list-item>
        <text:list-item>
          <text:p text:style-name="P59">What is wrong with this fragment?</text:p>
          <text:list>
            <text:list-header>
              <text:p text:style-name="P74">for(i = 0; i &lt; 10; i++){</text:p>
              <text:p text:style-name="P74"><text:s text:c="3"/>int sum;</text:p>
              <text:p text:style-name="P74"><text:s text:c="3"/></text:p>
              <text:p text:style-name="P74"><text:s text:c="3"/>sum = sum + i;</text:p>
              <text:p text:style-name="P74">}</text:p>
              <text:p text:style-name="P74">System.out.println(“Sum is: “ + sum);</text:p>
            </text:list-header>
          </text:list>
        </text:list-item>
        <text:list-item>
          <text:p text:style-name="P59">Explain the difference between prefix and postfix forms of the increment operator.</text:p>
        </text:list-item>
        <text:list-item>
          <text:p text:style-name="P59">Show how a short-circuit <text:span text:style-name="T2">and</text:span> can be used to prevent a divide-by-zero error.</text:p>
        </text:list-item>
        <text:list-item>
          <text:p text:style-name="P59">In an expression, what type are <text:span text:style-name="T2">byte</text:span> and <text:span text:style-name="T2">short</text:span> promoted to?</text:p>
        </text:list-item>
        <text:list-item>
          <text:p text:style-name="P59"><text:soft-page-break/>In general, when is a cast needed?</text:p>
        </text:list-item>
        <text:list-item>
          <text:p text:style-name="P59">Write a program that finds all of the prime numbers between 2 and 100.</text:p>
        </text:list-item>
        <text:list-item>
          <text:p text:style-name="P59">Does the use of redundant parentheses affect program performance?</text:p>
        </text:list-item>
        <text:list-item>
          <text:p text:style-name="P59">Does a block define a scope?</text:p>
        </text:list-item>
      </text:list>
      <text:p text:style-name="P5"/>
      <text:list xml:id="list640838073115444735" text:style-name="L6">
        <text:list-item>
          <text:p text:style-name="P75">To ensure portability across platforms.</text:p>
        </text:list-item>
        <text:list-item>
          <text:p text:style-name="P75">It is <text:span text:style-name="T2">char</text:span><text:span text:style-name="T5"> which holds a Unicode charachter.</text:span></text:p>
        </text:list-item>
        <text:list-item>
          <text:p text:style-name="P75"><text:span text:style-name="T5">False. A boolean value must be either </text:span><text:span text:style-name="T2">true</text:span><text:span text:style-name="T5"> or </text:span><text:span text:style-name="T2">false</text:span><text:span text:style-name="T5">.</text:span></text:p>
        </text:list-item>
        <text:list-item>
          <text:p text:style-name="P30">System.out.println(“One\nTwo\nThree”);</text:p>
        </text:list-item>
        <text:list-item>
          <text:p text:style-name="P75"><text:span text:style-name="T5">There are two fundamental flaws. First, sum is created each time the for loop is entered and destroyed on exit. It will not hold its value between iterations. Attempting to use </text:span><text:span text:style-name="T2">sum</text:span><text:span text:style-name="T5"> to hold a running sum of the iterations is pointless. Second, </text:span><text:span text:style-name="T2">sum</text:span><text:span text:style-name="T5"> will not be known outside of the block in which it is declared. Thus, the reference to it in the </text:span><text:span text:style-name="T2">println()</text:span><text:span text:style-name="T5"> statement is invalid.</text:span></text:p>
        </text:list-item>
        <text:list-item>
          <text:p text:style-name="P30">When the increment operator precedes its operand, Java will perform the increment prior to obtaining the operand's value for use by the rest of the expression. If the operator follows its operand, then Java will obtain the operand's value before incrementing.</text:p>
        </text:list-item>
        <text:list-item>
          <text:p text:style-name="P30">if((x != 0) &amp;&amp; (n%x) == 0) <text:s/>, de tweede operatie wordt niet uitgevoerd zodat er geen divide-by-zero error volgt.</text:p>
        </text:list-item>
        <text:list-item>
          <text:p text:style-name="P30">In an expression, <text:span text:style-name="T2">byte</text:span> and <text:span text:style-name="T2">short</text:span> are promoted to <text:span text:style-name="T2">int.</text:span></text:p>
        </text:list-item>
        <text:list-item>
          <text:p text:style-name="P30">A cast is needed when converting between incompatible variable types or when a narrowing conversion is occurring.</text:p>
        </text:list-item>
        <text:list-item>
          <text:p text:style-name="P30">Zie code</text:p>
        </text:list-item>
        <text:list-item>
          <text:p text:style-name="P30">No</text:p>
        </text:list-item>
        <text:list-item>
          <text:p text:style-name="P30">Yes</text:p>
        </text:list-item>
      </text:list>
      <text:p text:style-name="P16">Hoofdstuk 3 (Program Control Statements):</text:p>
      <text:p text:style-name="P5"/>
      <text:p text:style-name="P5">Er zijn 3 categorieën program control statements: selectie statements (<text:span text:style-name="T2">if</text:span><text:span text:style-name="T5"> en </text:span><text:span text:style-name="T2">switch</text:span><text:span text:style-name="T5">), iteratie statements (</text:span><text:span text:style-name="T2">for</text:span><text:span text:style-name="T5">, </text:span><text:span text:style-name="T2">while</text:span><text:span text:style-name="T5">, en </text:span><text:span text:style-name="T2">do-while</text:span><text:span text:style-name="T5"> loops) en jump statements (</text:span><text:span text:style-name="T2">break</text:span><text:span text:style-name="T5">, </text:span><text:span text:style-name="T2">continue</text:span><text:span text:style-name="T5">, en </text:span><text:span text:style-name="T2">return</text:span><text:span text:style-name="T5">).</text:span> </text:p>
      <text:p text:style-name="P5">Om een character te lezen, ingevoerd met het keyboard, gebruik je <text:span text:style-name="T2">System.in.read()</text:span>. De <text:span text:style-name="T5">read()</text:span> methode wacht tot een toets is ingedrukt en geeft het resultaat terug in de vorm van een <text:span text:style-name="T2">int</text:span><text:span text:style-name="T5">. De console input is 'line buffered' waardoor alle characters worden vastgehouden tot de gebruiker op 'enter' drukt. Wanneer je </text:span><text:span text:style-name="T2">System.in.read()</text:span><text:span text:style-name="T5"> gebruikt, dien je </text:span><text:span text:style-name="T2">throws java.io.IOException</text:span><text:span text:style-name="T5"> als clausule toe te voegen om input errors af te vangen.</text:span></text:p>
      <text:p text:style-name="P5"><text:span text:style-name="T5">De complete vorm van het </text:span><text:span text:style-name="T2">if</text:span><text:span text:style-name="T5"> statement is if(condition){ statements; } else{ statements; }, maar de else clausule is optioneel. Wanneer de conditie (boolean) waar is, wordt het if-block uitgevoerd, zo niet, wordt het else-block uitgevoerd (nooit beide). If statements kunnen worden genest. Een else-statement refereert altijd naar de dichtstbijzijnde if-statement binnen hetzelfde blok. Gebaseerd op de nested if-statements zijn if-else-if ladders. Deze hebben de vorm; if(condition){ statements; } else if(condition){ statements; } …. else { statements; } em worden van boven naar beneden geevalueerd. De else wordt enkel uitgevoerd als er geen voorgaande if-statement waar was. Zonder laatste else wordt verder gegaan met de code onder het gehele if block.</text:span></text:p>
      <text:p text:style-name="P5"><text:span text:style-name="T5">De tweede selector is het </text:span><text:span text:style-name="T2">switch</text:span><text:span text:style-name="T5"> statement die standaard tussen meerdere alternatieven laat kiezen. Ondanks dat nested if-statements hetzelfde kunnen, is het </text:span><text:span text:style-name="T2">switch</text:span><text:span text:style-name="T5"> statement vaak veel efficiënter. De </text:span><text:span text:style-name="T2">switch</text:span><text:span text:style-name="T5"> schrijf je als volgt: </text:span></text:p>
      <text:p text:style-name="P2">switch(expressie){ <text:s text:c="6"/>(expressie is meestal eerder een variabele dan een langere expressie, <text:s/></text:p>
      <text:p text:style-name="P5"><text:span text:style-name="T5"><text:s text:c="2"/>case constant 1:<text:tab/> <text:s text:c="2"/>variabelen enkel van type </text:span><text:span text:style-name="T2">byte</text:span><text:span text:style-name="T5">, </text:span><text:span text:style-name="T2">short</text:span><text:span text:style-name="T5">, </text:span><text:span text:style-name="T2">int</text:span><text:span text:style-name="T5">, </text:span><text:span text:style-name="T2">char</text:span><text:span text:style-name="T5">, of </text:span><text:span text:style-name="T2">String</text:span><text:span text:style-name="T5">)</text:span></text:p>
      <text:p text:style-name="P2"><text:s text:c="4"/>statements;</text:p>
      <text:p text:style-name="P2"><text:s text:c="4"/>break;</text:p>
      <text:p text:style-name="P2"><text:s text:c="2"/>case constant 2:</text:p>
      <text:p text:style-name="P2"><text:s text:c="4"/>statements;</text:p>
      <text:p text:style-name="P2"><text:s text:c="4"/>break;</text:p>
      <text:p text:style-name="P2">…</text:p>
      <text:p text:style-name="P2"><text:s text:c="2"/>default:</text:p>
      <text:p text:style-name="P2"><text:s text:c="4"/>statements;</text:p>
      <text:p text:style-name="P2">}</text:p>
      <text:p text:style-name="P5">Zonder default wordt er niets gekozen wanneer geen van de cases matcht. Bij een case match worden de statements uitgevoerd tot er een <text:span text:style-name="T2">break</text:span><text:span text:style-name="T5"> wordt gevonden (bij default tot het einde van het switch statement). De </text:span><text:span text:style-name="T2">break</text:span><text:span text:style-name="T5"> zorgt dat het switch statement volledig wordt beeindigd en verder wordt gegaan met het eerste statement na de </text:span><text:span text:style-name="T2">switch</text:span><text:span text:style-name="T5">. Technisch gezien is de </text:span><text:span text:style-name="T2">break</text:span><text:span text:style-name="T5"> optioneel, maar dan loopt het nog alle statements door die in de huidige en onderstaande </text:span><text:span text:style-name="T2">case</text:span><text:span text:style-name="T5">s van de </text:span><text:span text:style-name="T2">switch</text:span><text:span text:style-name="T5"> staan. Bij een lege </text:span><text:span text:style-name="T2">case</text:span><text:span text:style-name="T5"> (dwz geen statements en break) zal dit ook gebeuren. Als case 1 en 2 bv leeg zijn en 3 niet, dan worden voor zowel de waarde 1, 2 als 3 de statements uit </text:span><text:span text:style-name="T2">case</text:span><text:span text:style-name="T5"> 3 uitgevoerd (ook wel stacking van </text:span><text:span text:style-name="T2">case</text:span><text:span text:style-name="T5">s genoemd). Ook </text:span><text:span text:style-name="T2">switch</text:span><text:span text:style-name="T5"> statements kunnen worden genest. Een if-else-if moet worden gebruikt (ipv </text:span><text:span text:style-name="T2">switch</text:span><text:span text:style-name="T5">) wanneer de selectie niet van 1 variabele afhangt of de variabele niet een type is waar de </text:span><text:span text:style-name="T2">switch</text:span><text:span text:style-name="T5"> mee overweg kan.</text:span></text:p>
      <text:p text:style-name="P5"><text:span text:style-name="T5">De for loop is als volgt: for(initialisatie; conditie; iteratie){ statements; } waarbij initialisatie de loop control variabele instelt, de conditie een expressie is met een boolean uitkomst, en de iteratie bepaalt met welke waarde de loop control variabele wordt aangepast (tevens betekent iteratie het eenmalig doorlopen van de loop). De for loop gaat door zolang de conditie waar is. Bij een for loop wordt de conditie gecheckt voordat de statements in de loop überhaupt worden uitgevoerd. Bij een for loop kunnen meerdere loop control variabelen (in theorie oneindig) worden gebruikt (bv for(i=0, j=10; i&lt;j; i++, j--)). Het is toegestaan om een for loop te maken met een blanke initialisatie (bv wanneer de waarde van de variabele uit andere code wordt gehaald), conditie, iteratie of zelfs alle 3 (for( ; ; ){ //... } creeert een infinite loop). Ook een loop zonder body (statements) is mogelijk, bv bij for(i=1; i&lt;=5; sum += i++) waarbij sum al eerder is gedeclareerd. De iteratie hier is een samentrekking van sum = sum + i → sum+=i en i++. Bij initialisatie kan ook een variabele </text:span><text:soft-page-break/><text:span text:style-name="T5">compleet worden gedeclareerd (en heeft dan de scope van de for loop). Een for loop kan het beste gebruikt worden wanneer het start- en eindgetal van de loop bekend zijn.</text:span></text:p>
      <text:p text:style-name="P2">Er bestaat ook een enhanced for loop die met name gebruikt wordt voor arrays: for(type variabele compatible met elementen uit array naam: array naam){ statements; } Bijvoorbeeld for(int t: getallen){ //... } waarbij het array getallen elementen van het type int bevat en t binnen de loop het huidige element bevat.</text:p>
      <text:p text:style-name="P2">De while loop heeft als vorm: while(conditie){ statements; } waarbij de conditie resulteert in een boolean waarde en de loop wordt doorlopen zolang de conditie true is. Net als bij de for loop wordt de conditie gecheckt aan het begin van de loop waardoor het mogelijk is dat er helemaal niets wordt uitgevoerd. De while loop is het beste te gebruiken wanneer de loop zich herhaald tot een conditie false wordt.</text:p>
      <text:p text:style-name="P2">De laatste loop is de do-while loop: do{ statements; } while(condition); De do-while loop checkt zijn conditie aan het einde van de loop waardoor de statements altijd minimaal eenmaal wordt doorlopen. De do-while loop wordt dan ook gekozen wanneer de loop altijd op zijn minst 1 iteratie moet uitvoeren.</text:p>
      <text:p text:style-name="P5"><text:span text:style-name="T5">Een </text:span><text:span text:style-name="T2">break;</text:span><text:span text:style-name="T5"> in een loop beëindigd de loop waardoor het programma verder zal gaan met de eerste expressie na de loop. Het kan bij alle loops binnen Java worden gebruikt. Bij nested loops zal de meest binnenste loop beëindigen. Er kunnen meerdere </text:span><text:span text:style-name="T2">break</text:span><text:span text:style-name="T5"> statements in een loop worden gebruikt, maar het kan de structuur van je code ongedaan maken. Een </text:span><text:span text:style-name="T2">break</text:span><text:span text:style-name="T5"> in een switch beeindigd enkel de switch statement en niet de eventuele loop waar de switch in staat.</text:span></text:p>
      <text:p text:style-name="P5"><text:span text:style-name="T5">Een </text:span><text:span text:style-name="T2">break</text:span><text:span text:style-name="T5"> met een label kan als een soort goto-statement werken. Je kan met een gelabelde </text:span><text:span text:style-name="T2">break</text:span><text:span text:style-name="T5"> uit een genest blok gaan, maar enkel uit blokken die om de </text:span><text:span text:style-name="T2">break</text:span><text:span text:style-name="T5"> zelf heen staan. De vorm is </text:span><text:span text:style-name="T2">break label;</text:span><text:span text:style-name="T5"> en ditzelfde label kan je voor het blok neerzetten waarvan je wilt dat het programma achter verder gaat. Plaatsing van het label voor het blok dat beeindigd moet worden is belangrijk. Wanneer je bv het label voor het gehele for statement plaatst, wordt het for statement compleet beeindigd, maar plaats je het tussen de iteratie en het opening bracket ({), dan volgt de volgende iteratie. Bovendien moet het label staan voor een van de blokken waarin de </text:span><text:span text:style-name="T2">break</text:span><text:span text:style-name="T5"> (al dan niet genest) staat.</text:span></text:p>
      <text:p text:style-name="P5"><text:span text:style-name="T5">De </text:span><text:span text:style-name="T2">continue;</text:span><text:span text:style-name="T5"> statement zorgt voor een volgende iteratie in de loop, waarbij alle code tussen dit </text:span><text:span text:style-name="T2">continue;</text:span><text:span text:style-name="T5"> statement en de conditionele expressie wordt geskipped. Ook </text:span><text:span text:style-name="T2">continue;</text:span><text:span text:style-name="T5"> kan bij de while en do-while worden gebruikt en ook bij de </text:span><text:span text:style-name="T2">continue</text:span><text:span text:style-name="T5"> kan er gewerkt worden met een label van een omsluitende loop die verder moet itereren.</text:span></text:p>
      <text:p text:style-name="P5"/>
      <text:list xml:id="list3093808951317952545" text:style-name="L7">
        <text:list-item>
          <text:p text:style-name="P60">Write a program that reads characters from the keyboard until a period is received. Have the program count the number of spaces. Report the total at the end of the program.</text:p>
        </text:list-item>
        <text:list-item>
          <text:p text:style-name="P60">Show the general form of the <text:span text:style-name="T2">if-else-if</text:span> ladder.</text:p>
        </text:list-item>
        <text:list-item>
          <text:p text:style-name="P60">Given</text:p>
          <text:list>
            <text:list-header>
              <text:p text:style-name="P76">if(x &lt; 10)</text:p>
              <text:p text:style-name="P76"><text:s text:c="2"/>if(y &gt; 100){</text:p>
              <text:p text:style-name="P76"><text:s text:c="4"/>if(!done) x = z;</text:p>
              <text:p text:style-name="P76"><text:s text:c="4"/>else y = z;</text:p>
              <text:p text:style-name="P76"><text:s text:c="2"/>}</text:p>
              <text:p text:style-name="P76">else System.out.println(“error”); // what if?</text:p>
            </text:list-header>
          </text:list>
        </text:list-item>
      </text:list>
      <text:p text:style-name="P5"><text:tab/>t<text:span text:style-name="T1">o what </text:span><text:span text:style-name="T3">if</text:span><text:span text:style-name="T1"> does the last </text:span><text:span text:style-name="T3">else</text:span><text:span text:style-name="T1"> associate?</text:span></text:p>
      <text:list xml:id="list26299674" text:continue-numbering="true" text:style-name="L7">
        <text:list-item>
          <text:p text:style-name="P60">Show the <text:span text:style-name="T2">for</text:span> statement for a loop that counts from 1000 to 0 by -2.</text:p>
        </text:list-item>
        <text:list-item>
          <text:p text:style-name="P60">Is the following fragment valid?</text:p>
          <text:list>
            <text:list-header>
              <text:p text:style-name="P76">for(int i = 0; i &lt; num; i++)</text:p>
              <text:p text:style-name="P76"><text:s text:c="2"/>sum += i;</text:p>
            </text:list-header>
          </text:list>
        </text:list-item>
      </text:list>
      <text:p text:style-name="P5"/>
      <text:p text:style-name="P5"><text:tab/> <text:s text:c="5"/>count = i;</text:p>
      <text:list xml:id="list26294579" text:continue-numbering="true" text:style-name="L7">
        <text:list-item>
          <text:p text:style-name="P60">Explain what <text:span text:style-name="T2">break</text:span> does. Be sure to explain both of its forms.</text:p>
        </text:list-item>
        <text:list-item>
          <text:p text:style-name="P60">In the following fragment, after the <text:span text:style-name="T2">break</text:span> statement executes, what is displayed?</text:p>
          <text:list>
            <text:list-header>
              <text:p text:style-name="P76"><text:soft-page-break/>for(i = 0; i &lt; 10; i++){</text:p>
              <text:p text:style-name="P76"><text:s text:c="2"/>while(running){</text:p>
              <text:p text:style-name="P76"><text:s text:c="4"/>if(x&lt;y) break;</text:p>
              <text:p text:style-name="P76"><text:s text:c="6"/>// …</text:p>
              <text:p text:style-name="P76"><text:s text:c="2"/>}</text:p>
              <text:p text:style-name="P76"><text:s text:c="2"/>System.out.println(“after while”);</text:p>
              <text:p text:style-name="P76">}</text:p>
              <text:p text:style-name="P76">System.out.println(“After for”);</text:p>
            </text:list-header>
          </text:list>
        </text:list-item>
        <text:list-item>
          <text:p text:style-name="P60">What does the following fragment print?</text:p>
          <text:list>
            <text:list-header>
              <text:p text:style-name="P76">for(int i = 0; i&lt;10; i++){</text:p>
              <text:p text:style-name="P76"><text:s text:c="2"/>System.out.print(i + “ “);</text:p>
              <text:p text:style-name="P76"><text:s text:c="2"/>if((i%2) == 0) continue;</text:p>
              <text:p text:style-name="P76"><text:s text:c="2"/>System.out.println();</text:p>
              <text:p text:style-name="P76">}</text:p>
            </text:list-header>
          </text:list>
        </text:list-item>
        <text:list-item>
          <text:p text:style-name="P60">The iteration expression in a <text:span text:style-name="T2">for</text:span> loop need not always alter the loop control variable by a fixed amount. Instead, the loop control variable can change in any arbitrary way. Using this concept, write a program that uses a <text:span text:style-name="T2">for</text:span> loop to generate and display the progression 1, 2, 4, 8, 16, 32, and so on.</text:p>
        </text:list-item>
        <text:list-item>
          <text:p text:style-name="P60">The ASCII lowercase letters are separated from the uppercase letters by 32. Thus, to convert a lowercase letter to uppercase, subtract 32 from it. Use this information to write a program that reads characters from the keyboard. Have it convert all lowercase letters to uppercase, and all uppercase letters to lowercase, displaying the result. Make no changes to any other character. Have the program stop when the user enters a period. At the end, have the program display the number of changes that have taken place.</text:p>
        </text:list-item>
        <text:list-item>
          <text:p text:style-name="P60">What is an infinite loop?</text:p>
        </text:list-item>
        <text:list-item>
          <text:p text:style-name="P60">When using <text:span text:style-name="T2">break</text:span> with a label, must the label be on a block that contains the break?</text:p>
        </text:list-item>
      </text:list>
      <text:p text:style-name="P4"/>
      <text:list xml:id="list3142010478986080270" text:style-name="L8">
        <text:list-item>
          <text:p text:style-name="P77">zie code</text:p>
        </text:list-item>
        <text:list-item>
          <text:p text:style-name="P77">if(condition){ statements; } else if(condition){ statements; } …. else{ statements; }</text:p>
        </text:list-item>
        <text:list-item>
          <text:p text:style-name="P77">if(y&gt;100)</text:p>
        </text:list-item>
        <text:list-item>
          <text:p text:style-name="P77">for(int i = 1000; i &gt; =0 ; i-=2)</text:p>
        </text:list-item>
        <text:list-item>
          <text:p text:style-name="P77">No, variable i is not known outside the for loop.</text:p>
        </text:list-item>
        <text:list-item>
          <text:p text:style-name="P77">A <text:span text:style-name="T2">break</text:span><text:span text:style-name="T5"> causes termination of its immediately enclosing loop or switch statement. A </text:span><text:span text:style-name="T2">break</text:span><text:span text:style-name="T5"> with a label causes control to transfer to the end of the block with the same label.</text:span></text:p>
        </text:list-item>
        <text:list-item>
          <text:p text:style-name="P77"><text:span text:style-name="T5">Since the </text:span><text:span text:style-name="T2">break</text:span><text:span text:style-name="T5"> is in the while loop, the while loop terminates. The statement directly following the while loop is System.out.println(“after while”); so “after while” will be displayed (without the “”).</text:span></text:p>
        </text:list-item>
        <text:list-item>
          <text:p text:style-name="P31">0 1 <text:s/>(0%2 is ook 0)</text:p>
          <text:p text:style-name="P31">2 3</text:p>
          <text:p text:style-name="P31">4 5</text:p>
          <text:p text:style-name="P31">6 7</text:p>
          <text:p text:style-name="P31">8 9</text:p>
        </text:list-item>
        <text:list-item>
          <text:p text:style-name="P31">zie code</text:p>
        </text:list-item>
        <text:list-item>
          <text:p text:style-name="P31">zie code</text:p>
        </text:list-item>
        <text:list-item>
          <text:p text:style-name="P31">A loop that runs indefinitely.</text:p>
        </text:list-item>
        <text:list-item>
          <text:p text:style-name="P31">Yes</text:p>
        </text:list-item>
      </text:list>
      <text:p text:style-name="P2"/>
      <text:list xml:id="list26303965" text:continue-numbering="true" text:style-name="L8">
        <text:list-header>
          <text:p text:style-name="P31"/>
        </text:list-header>
      </text:list>
      <text:p text:style-name="P4"/>
      <text:p text:style-name="P16">Hoofdstuk 4 (Classes, Objects, and Methods):</text:p>
      <text:p text:style-name="P5"/>
      <text:p text:style-name="P5">Een <text:span text:style-name="T2">class</text:span><text:span text:style-name="T5"> bepaalt de aard van een object en vormt de basis van OO programmeren. Een </text:span><text:span text:style-name="T2">class</text:span><text:span text:style-name="T5"> is een blauwdruk die bepaald hoe een object er uit gaat zien. Een object is een instantie van een class. Voor de duidelijkheid, een </text:span><text:span text:style-name="T2">class</text:span><text:span text:style-name="T5"> is slechts een blauwdruk, het object is de instantie die er van is gemaakt. Methoden en variabelen heten ook wel members van een class, en de data members worden ook wel instantie variabelen genoemd. Met het woord </text:span><text:span text:style-name="T2">class</text:span><text:span text:style-name="T5"> wordt een class gemaakt. Een </text:span><text:span text:style-name="T2">class</text:span><text:span text:style-name="T5"> bevat logisch gerelateerde informatie. Om een object te maken van een </text:span><text:span text:style-name="T2">class</text:span><text:span text:style-name="T5"> heb je de naam nodig die je aan je </text:span><text:span text:style-name="T2">class</text:span><text:span text:style-name="T5"> hebt gegeven, bv Vehicle. Dat doe je dan als volgt: Vehicle minivan = new Vehicle(); Minivan wordt dan een object en een instantie van de </text:span><text:span text:style-name="T2">class</text:span><text:span text:style-name="T5"> Vehicle. Elk object krijgt zijn eigen kopie van de variabelen en methoden van de </text:span><text:span text:style-name="T2">class</text:span><text:span text:style-name="T5">. Om een variabele of methode van een object aan te roepen, gebruik je de . → object.member bv minivan.color = “blue”; Een bestand dient hetzelfde genoemd te worden als de class die er in staat met de .java extensie, of in het geval van het hoofdbestand, moet het bestand de naam krijgen van de class waarin de </text:span><text:span text:style-name="T2">main</text:span><text:span text:style-name="T5"> methode staat. De data van twee objecten van een zelfde class zijn kompleet gescheiden.</text:span></text:p>
      <text:p text:style-name="P5"><text:span text:style-name="T5">Bij Vehicle minivan = new Vehicle(); declareert Vehicle minivan de variabele van het type Vehicle met de naam minivan. Het stuk new Vehicle() maakt een nieuwe instantie van het type Vehicle en wijst een referentie van dat object toe aan variabele minivan. De </text:span><text:span text:style-name="T2">new</text:span><text:span text:style-name="T5"> operator kent geheugen dynamisch (at runtime) toe aan een object en geeft hier een referentie naar toe terug (het geheugenadres). Kortom minivan is zelf geen object, maar verwijst naar een geheugenlocatie waar het object zich bevind. Bij variabelen van het primitieve type (int, double, char, enz) ontvangt bij toewijzing de variabele aan de linkerkant en kopie van de waarde van de variabele aan de rechterkant. Bij objecten krijgt de variabele aan de linkerkant een kopie van de verwijzing, kortom wijst hierna naar hetzelfde object. Dit betekent niet dat zij hetzelfde zijn, slechts dat zij naar hetzelfde object verwijzen.</text:span></text:p>
      <text:p text:style-name="P2">Naast variabelen (attributen) zullen de meeste classen ook methodes bevatten. Dit zijn subroutines die de data in de classen manipuleren en in de meeste gevallen ook toegang tot deze data geven (waar de attributen eigenschappen zijn, zijn de methoden gedrag behorende bij de class). Een methode bevat een of meerdere statements. In goede code voert elke methode slechts 1 taak uit, heeft een naam en achter de naam haakjes ( ). De schrijfvorm van een methode is:</text:p>
      <text:p text:style-name="P2">return-type name(parameter-list){</text:p>
      <text:p text:style-name="P2"><text:s text:c="2"/>//body of method </text:p>
      <text:p text:style-name="P2">}</text:p>
      <text:p text:style-name="P5"><text:span text:style-name="T5">Hierbij is return-type het type data dat terug gegeven wordt dmv </text:span><text:span text:style-name="T2">return</text:span><text:span text:style-name="T5"> of void wanneer niets wordt terug gegeven (aan hetgeen de methode aanriep). De parameter-list bestaat uit variabelen die worden meegegeven aan de methode (bij de aanroep heet de parameter een argument). Dit kan elk aantal zijn, ook 0. Bij de aanroep kan een argument (parameter binnen de methode) een waarde zijn of een andere variabele. Dit hoeft niet voor elke waarde/variabele hetzelfde type te zijn. Wanneer de </text:span><text:span text:style-name="T2">class</text:span><text:span text:style-name="T5"> Vehicle de methode range() bevat, kan je deze aanroepen per instantie door bv minivan.range(); Binnen de methode die in een </text:span><text:span text:style-name="T2">class</text:span><text:span text:style-name="T5"> wordt geschreven kunnen de variabelen binnen die </text:span><text:span text:style-name="T2">class</text:span><text:span text:style-name="T5"> direct worden aangeroepen (ipv via de instantie.variabele methode). Het einde van een methode is bij de sluitende curly bracket } of wanneer het </text:span><text:span text:style-name="T2">return;</text:span><text:span text:style-name="T5"> statement, al dan niet met een waarde </text:span><text:span text:style-name="T2">(return value;</text:span><text:span text:style-name="T5">)</text:span><text:span text:style-name="T2">,</text:span><text:span text:style-name="T5"> wordt tegen gekomen. Een waarde terug geven kan en moet enkel bij een niet </text:span><text:span text:style-name="T2">void</text:span><text:span text:style-name="T5"> methode. Vervolgens gaat program control terug naar daar waar de methode is aangeroepen. Een </text:span><text:span text:style-name="T2">return;</text:span><text:span text:style-name="T5"> kan meerdere keren in een methode staan. Je kan de </text:span><text:span text:style-name="T2">return</text:span><text:span text:style-name="T5"> waarde van een methode ook opslaan in een variabele, bv mRange = minivan.range(); Het return-type van de methode moet compatibel zijn met dat wat wordt terug gegeven. De waarde die wordt terug gegeven hoeft niet eerst in een variabele te worden opgeslagen om te worden gebruikt, </text:span><text:span text:style-name="T2">System.out.println(minivan.range());</text:span><text:span text:style-name="T5"> en </text:span><text:span text:style-name="T2">if(minivan.range() &gt; 5){</text:span><text:span text:style-name="T5"> werken ook.</text:span></text:p>
      <text:p text:style-name="P2">Een constructor initialiseert een object wanneer het wordt gemaakt. Het is syntactisch gelijk aan een methode en heeft dezelfde naam als de <text:span text:style-name="T2">class</text:span>, maar zonder de return. Meestal gebruik je de constructor om de variabelen in de class een waarde te geven. Elke class heeft een constructor, <text:soft-page-break/>wanneer deze niet expliciet is gedefinieerd maakt Java een default constructor waarbij alle waarden 0, null en false zijn. Bij het maken van een instantie (object) wordt door het woord <text:span text:style-name="T2">new</text:span> de constructor aangeroepen. Ook bij de constructor kunnen parameters worden gebruikt. Deze parameters kunnen al worden meegegeven bij het maken van de nieuwe instantie (object), bv Vehicle minivan = new Vehicle(12, 14, 7);</text:p>
      <text:p text:style-name="P2">Om geheugen weer vrij te krijgen om opnieuw toe te wijzen aan objecten, gebruikt Java garbage-collection. Het werkt als volgt: wanneer er geen referenties naar een object bestaan, wordt er aangenomen dat het object niet langer meer nodig is en het geheugen weer vrij gegeven zodat het voor een nieuwe toewijzing kan worden gebruikt. De garbage-collection zal enkel worden uitgevoerd wanneer er objecten zijn om te recyclen en er een noodzaak is voor vrij geheugen, aangezien het nogal wat tijd in beslag neemt. Je weet dus nooit exact wanneer het plaats vindt.</text:p>
      <text:p text:style-name="P2">Het <text:span text:style-name="T2">this</text:span> woord kan worden gebruikt om te verwijzen naar instantie variabelen binnen hetzelfde object/class. Zo zou je bij Vehicle in een methode ipv color ook this.color kunnen gebruiken voor de volledigheid. Het heeft echter enkel voordeel wanneer je binnen een methode de instantie variabele wil aanroepen waar bv een parameter dezelfde naam heeft ( methode(int x) { this.x = x} hier zet je instantie variabele x dmv this.x op de waarde van x uit de parameter). Zonder <text:span text:style-name="T2">this</text:span> zou je de parameter aanroepen ipv de instantie variabele.</text:p>
      <text:p text:style-name="P5"/>
      <text:p text:style-name="P5"/>
      <text:list xml:id="list4375473768583963252" text:style-name="L9">
        <text:list-item>
          <text:p text:style-name="P61">What is the difference between a class and an object?</text:p>
        </text:list-item>
        <text:list-item>
          <text:p text:style-name="P61">How is a class defined?</text:p>
        </text:list-item>
        <text:list-item>
          <text:p text:style-name="P61">What does each object have its own copy of?</text:p>
        </text:list-item>
        <text:list-item>
          <text:p text:style-name="P61">Using two separate statements, show how to declare an object called <text:span text:style-name="T2">'counter'</text:span> of a class called <text:span text:style-name="T2">'MyCounter'</text:span>.</text:p>
        </text:list-item>
        <text:list-item>
          <text:p text:style-name="P61">Show how a method called 'myMeth()' is declared if it has a return type of <text:span text:style-name="T2">double</text:span> and has two <text:span text:style-name="T2">int</text:span> parameters called A and B.</text:p>
        </text:list-item>
        <text:list-item>
          <text:p text:style-name="P61">How must a method return if it returns a value?</text:p>
        </text:list-item>
        <text:list-item>
          <text:p text:style-name="P61">What name does a constructor have?</text:p>
        </text:list-item>
        <text:list-item>
          <text:p text:style-name="P61">What does <text:span text:style-name="T2">new</text:span> do?</text:p>
        </text:list-item>
        <text:list-item>
          <text:p text:style-name="P61">What is garbage collection, and how does it work?</text:p>
        </text:list-item>
        <text:list-item>
          <text:p text:style-name="P61">What is <text:span text:style-name="T2">this</text:span>?</text:p>
        </text:list-item>
        <text:list-item>
          <text:p text:style-name="P61">Can a constructor have one or more parameters?</text:p>
        </text:list-item>
        <text:list-item>
          <text:p text:style-name="P61">If a method returns no value, what must its return type be?</text:p>
        </text:list-item>
      </text:list>
      <text:p text:style-name="P5"/>
      <text:list xml:id="list2202627705562171648" text:style-name="L10">
        <text:list-item>
          <text:p text:style-name="P78">A class is a logical abstraction that describes the form and behavior of an object. An object is a physical instance of the class.</text:p>
        </text:list-item>
        <text:list-item>
          <text:p text:style-name="P78">By the keyword <text:span text:style-name="T2">class</text:span><text:span text:style-name="T5"> and the code inside the class statment that specifies the attributes and methods of the class.</text:span></text:p>
        </text:list-item>
        <text:list-item>
          <text:p text:style-name="P32">Of the class' instance variables.</text:p>
        </text:list-item>
        <text:list-item>
          <text:p text:style-name="P32">MyCounter counter;<text:tab/><text:tab/>counter = new MyCounter();</text:p>
        </text:list-item>
        <text:list-item>
          <text:p text:style-name="P32">double myMeth(int a, int b){ … }</text:p>
        </text:list-item>
        <text:list-item>
          <text:p text:style-name="P78"><text:span text:style-name="T5">Via the </text:span><text:span text:style-name="T2">return</text:span><text:span text:style-name="T5"> statement, passing back the return value.</text:span></text:p>
        </text:list-item>
        <text:list-item>
          <text:p text:style-name="P32">Same name as its class.</text:p>
        </text:list-item>
        <text:list-item>
          <text:p text:style-name="P78"><text:span text:style-name="T5">The </text:span><text:span text:style-name="T2">new</text:span><text:span text:style-name="T5"> operator allocates memory for an object and initializes it using the object's constructor.</text:span></text:p>
        </text:list-item>
        <text:list-item>
          <text:p text:style-name="P32">Garbage collection is the mechanism that recycles unused objects so that their memory can be reused.</text:p>
        </text:list-item>
        <text:list-item>
          <text:p text:style-name="P78"><text:span text:style-name="T5">The </text:span><text:span text:style-name="T2">this</text:span><text:span text:style-name="T5"> keyword is a reference to the object on which a method is invoked. It is automatically passed to a method.</text:span></text:p>
        </text:list-item>
        <text:list-item>
          <text:p text:style-name="P32">Yes.</text:p>
        </text:list-item>
        <text:list-item>
          <text:p text:style-name="P32">Void.</text:p>
        </text:list-item>
      </text:list>
      <text:p text:style-name="P4"/>
      <text:p text:style-name="P16">Hoofdstuk 5 (More Data Types and Operators):</text:p>
      <text:p text:style-name="P5"/>
      <text:p text:style-name="P5">Een array is een collectie van variabelen van hetzelfde type. Ze kunnen in theorie zoveel dimensies bevatten als je wilt. Een multidimensionaal array is niets meer dan een array van arrays. Het voordeel van een array is dat het je data organiseert zodat het makkelijk kan worden gebruikt en gesorteerd. Een array wordt geïmplementeerd als object. Om een array te declareren gebruik je: type[] array-name = new type[size]; waarbij type het soort variabele bepaalt dat wordt opgeslagen, en size de grootte van het array (de [] kunnen ook achter array-name, maar dit is best practice). Net als bij andere objecten krijgt de variabele aan de linkerkant een geheugenadres toegewezen van het gemaakte array object (specifiek door het woord <text:span text:style-name="T2">new</text:span><text:span text:style-name="T5">)</text:span>. Een element uit het array kan benaderd worden dmv het gebruik van de index. Een index begint bij nul als eerste index. Om een element te benaderen doe je als volgt: array-name[index]; Om een een-dimensionaal array te initialiseren bij het declareren gebruik je: type[] array-name = { value1, value2, value3, …, valueN}; waarbij value1 in index nul wordt gezet en zo verder, en het array zo groot is als het opgegeven aantal waarden. In dit geval hoeft niet expliciet het woord <text:span text:style-name="T2">new</text:span><text:span text:style-name="T5"> te worden gebruikt. Wanneer je buiten de grenzen van het array komt, krijg je een runtime error (arrayIndexOutOfBoundsException). Om een tweedimensionaal array te maken gebruik je: type[][] array-name = new type[size1][size2]; , waarbij het gebruikelijk is om het linkerarray (met size1) te zien als de rijen en het rechterarray (met size 2) te zien als de kolommen. Je kan vervolgens een locatie aanroepen met bv table[2][7]; Bij het maken van een nieuw multidimensionaal array hoeft enkel de meest linker dimensie te worden gespecificeerd (bv int table[][][][] = new int[5][][][];) Zo kun je bijvoorbeeld arrays van het tweede dimensie allemaal een andere grootte geven, dit heet irreguliere (of ragged) multidimensionale arrays. Het gebruik hiervan wordt echter afgeraden. Een groter multidimensionaal array maak je als volgt: type[] [] … [] name = new type[size1][size2]...[sizeN];. Ook een multidimensionaal array kan handmatig geinitialiseerd worden: type[2][4][3] name = {{{x,y,z},{x,y,z},{x,y,z},{x,y,z}},{{x,y,z},{x,y,z},{x,y,z},{x,y,z}}}; , maar dit wordt naarmate het aantal dimensies steeds lastiger om correct te doen. Net als bij andere objecten, geldt ook bij array objecten dat de naam van de variabele enkel een verwijzing naar het juiste array object bevat. Als object heeft elk array ook een length instantie variabele die aangeeft hoeveel elementen het array heeft. Deze is bereikbaar via naam.length of bij een multidimensionaal array via naam[x].length (bedenk dat het bij een multidimensionaal array, oftewel array van arrays, enkel kijkt naar de lengte van het hoofd (meest linker) array). De waarde van length zegt iets over het aantal elementen dat het array kan bevatten, niet hoeveel het daadwerkelijk bevat. Het gebruik van length kan heel goed in codities van bv een </text:span><text:span text:style-name="T2">for</text:span><text:span text:style-name="T5"> of </text:span><text:span text:style-name="T2">if</text:span><text:span text:style-name="T5">. Arrays zijn de simpelste vorm van een data structure en worden vaak gebruikt als basis van complexere data structures. Bv een stack (stapel, denk aan kaarten), waarbij de elementen kunnen worden benaderd in first-in, last-out (filo) volgorde of een queue (rij, bv in de winkel), waarbij de volgorde first-in, first-out (fifo) is. Het interessante van data structuren is dat ze informatieopslag combineren met methoden die deze informatie benaderen, kortom een soort data engines. Hier is een </text:span><text:span text:style-name="T2">class</text:span><text:span text:style-name="T5"> een uitstekende keuze.</text:span></text:p>
      <text:p text:style-name="P5"><text:span text:style-name="T5">Java kent nog een </text:span><text:span text:style-name="T2">for</text:span><text:span text:style-name="T5"> loop, die een for-each versie implementeert en door een collectie objecten heen gaat, bv een array, in strikte volgorde van start naar finish. Dit is de eerder genoemde enhanced </text:span><text:span text:style-name="T2">for</text:span><text:span text:style-name="T5"> loop, en maak je als volgt: for(type itr-var: collection){ statement-block }, waarbij type het type element is dat wordt doorlopen (bv in een array), itr-var is de naam van de iteratie variabele waar de waarde van de elementen aan wordt teogeschreven, en collection de collectie (bv array) is die wordt doorlopen. Deze loop gaat door tot alle elementen van de collectie zijn doorlopen, van de laagste naar de hoogste index (dit is tevens de enige manier waarop deze for loop het array kan doorlopen). Deze enhanced for loop kan naast arrays ook worden gebruikt om collecties te doorlopen die zijn gedefinieerd in het Collections Framework, maar dit boek gaat hier niet verder op in. Het voordeel van de enhanced f</text:span><text:span text:style-name="T2">or</text:span><text:span text:style-name="T5"> loop is dat je niet de loop counter, en start- en eindwaardes voor de </text:span><text:span text:style-name="T2">for</text:span><text:span text:style-name="T5"> loop hoeft te specificeren. Ook de enhanced </text:span><text:span text:style-name="T2">for</text:span><text:span text:style-name="T5"> loop kan vroegtijdig worden gestopt met een </text:span><text:span text:style-name="T2">break</text:span><text:span text:style-name="T5">. Wel moet worden bedacht dat de iteratie variabele in de enhanced for loop “read-only” is. Je kan er dus geen nieuwe waarde aan geven. Met een geneste enhanced for </text:span><text:soft-page-break/><text:span text:style-name="T5">loop kun je ook multidimensionale arrays doorlopen. Bedenk dat de buitenste iteratie variabelen arrays moeten zijn.</text:span></text:p>
      <text:p text:style-name="P5"><text:span text:style-name="T5">Een </text:span><text:span text:style-name="T2">String</text:span><text:span text:style-name="T5"> definieert en ondersteunt character strings en is in Java een object. Je kan een </text:span><text:span text:style-name="T2">String</text:span><text:span text:style-name="T5"> zowel construeren als object (String str = new String(“tekst”); of String str = new String(var);) of op de eerder gebruikte manier String str = “tekst”; Het maakt niet uit hoe je de </text:span><text:span text:style-name="T2">String</text:span><text:span text:style-name="T5"> construeert, het is altijd een object. Je kan een </text:span><text:span text:style-name="T2">String</text:span><text:span text:style-name="T5"> object overal gebruiken waar een gequote String is toegestaan (dus ipv “tekst”). De </text:span><text:span text:style-name="T2">String</text:span><text:span text:style-name="T5"> class heeft onder andere de volgende handige methoden waar je gebruik van kan maken: </text:span></text:p>
      <text:list xml:id="list411501752252828838" text:style-name="L11">
        <text:list-item>
          <text:p text:style-name="P33">.equals(str) returned een boolean, true wanneer de huidige string dezelfde character reeks heeft als string str.</text:p>
        </text:list-item>
        <text:list-item>
          <text:p text:style-name="P33">.length() returned een int met de lengte van de string.</text:p>
        </text:list-item>
        <text:list-item>
          <text:p text:style-name="P33">.charAt(index) returned de char van de opgegeven index.</text:p>
        </text:list-item>
        <text:list-item>
          <text:p text:style-name="P33">.compareTo(str) returned een int. Vergelijkt de huidige string met str op basis van de Unicodes van de characters en returned een negatief nummer wanneer de huidige string kleiner is dan string str, een positief nummer wanneer de huidige string groter is dan string str en 0 wanneer beide strings gelijk zijn.</text:p>
        </text:list-item>
        <text:list-item>
          <text:p text:style-name="P33">.indexOf(str) zoekt de huidige string op aanwezigheid van string str en returned een int met de index van het eerste character van de huidige string waar string str is gevonden en -1 wanneer str niet is gevonden.</text:p>
        </text:list-item>
        <text:list-item>
          <text:p text:style-name="P33">.lastIndexOf(str) is hetzelfde als .indexOf(str) maar geeft de laatste index van de match weer en bij meerdere matches de laatste index van de laatste match.</text:p>
        </text:list-item>
        <text:list-item>
          <text:p text:style-name="P79"><text:span text:style-name="T5">.subString(int startIndex, int endIndex) returned de characters vanaf startIndex t/m endIndex als </text:span><text:span text:style-name="T2">String</text:span><text:span text:style-name="T5">.</text:span></text:p>
        </text:list-item>
      </text:list>
      <text:p text:style-name="P5"><text:span text:style-name="T5">Je kunt Strings aaneenschakelen (concatenate) met het + teken. Bedenk dat bij het vergelijken van Strings de regels van objecten gelden en dat bij gebruik van = = dus wordt gekeken of beide variabelen naar hetzelfde object wijzen ipv te kijken naar inhoud. Daar is de .equals() methode voor. Ook Strings kunnen in een array worden opgeslagen. De inhoud van een </text:span><text:span text:style-name="T2">String</text:span><text:span text:style-name="T5"> is onveranderlijk, dwz dat er geen characters binnen een </text:span><text:span text:style-name="T2">String</text:span><text:span text:style-name="T5"> aangepast kunnen worden. Het is beter om dan een geheel nieuwe </text:span><text:span text:style-name="T2">String</text:span><text:span text:style-name="T5"> toe te wijzen. Aangezien een </text:span><text:span text:style-name="T2">String</text:span><text:span text:style-name="T5"> een object is gaan ongebruikte String objecten toch naar de Garbage collection. Wel kan uiteraard het object waarnaar een </text:span><text:span text:style-name="T2">String</text:span><text:span text:style-name="T5"> variabele wijst worden gewijzigd. Mocht je toch een String willen maken die gewijzigd kan worden, dan heeft Java de StringBuffer class, met een methode setCharAt(). Echter zal je dit zelden gebruiken.</text:span></text:p>
      <text:p text:style-name="P5"><text:span text:style-name="T5">Sinds Java versie 7 is het ook mogelijk om een </text:span><text:span text:style-name="T2">String</text:span><text:span text:style-name="T5"> te gebruiken als selectiecriteria bij een </text:span><text:span text:style-name="T2">switch</text:span><text:span text:style-name="T5"> statement (bv case “connect” of case “rood”). Het gebruik van een </text:span><text:span text:style-name="T2">String</text:span><text:span text:style-name="T5"> bij een </text:span><text:span text:style-name="T2">switch</text:span><text:span text:style-name="T5"> is echter niet heel efficiënt en wordt enkel aangeraden wanneer de controlerende data al in </text:span><text:span text:style-name="T2">String</text:span><text:span text:style-name="T5"> vorm staat.</text:span></text:p>
      <text:p text:style-name="P5"><text:span text:style-name="T5">Nu het gebruik van een </text:span><text:span text:style-name="T2">String</text:span><text:span text:style-name="T5"> helder is, snap je ook meer van de String[] args uit de main methode. Deze slaat command-line argumenten op die bij de start van het programma worden meegegeven achter de aanroep.</text:span></text:p>
      <text:p text:style-name="P5"><text:span text:style-name="T5">Bitwise operatoren kunnen enkel worden gebruikt bij waarden van het type </text:span><text:span text:style-name="T2">long</text:span><text:span text:style-name="T5">, </text:span><text:span text:style-name="T2">int</text:span><text:span text:style-name="T5">, </text:span><text:span text:style-name="T2">short</text:span><text:span text:style-name="T5">, </text:span><text:span text:style-name="T2">char</text:span><text:span text:style-name="T5">, of </text:span><text:span text:style-name="T2">byte</text:span><text:span text:style-name="T5">. Niet bij de typen </text:span><text:span text:style-name="T2">boolean</text:span><text:span text:style-name="T5">, </text:span><text:span text:style-name="T2">float</text:span><text:span text:style-name="T5">, of </text:span><text:span text:style-name="T2">double</text:span><text:span text:style-name="T5">. Ze worden gebruikt om de individuele bits van de waarden te testen, in te stellen of te verschuiven. De volgende bitwise operatoren bestaan: &amp; – bitwise AND, | – bitwise OR, ^ – bitwise exclusive OR, &gt;&gt; – shift right, &gt;&gt;&gt; – unsigned shift right, &lt;&lt; – shift left, ~ – one's complement (unary NOT). De operatoren &amp;, |, ^, en ~ werken precies als hun logische boolean equivalent, enkel werken de bitwise operatoren op bit-by-bit niveau.</text:span></text:p>
      <text:p text:style-name="P5"><text:span text:style-name="T5">De bitwise XOR is handig om te gebruiken bij het coderen van berichten. <text:s/>Wanneer waarde X wordt geXORed met waarde Y, en het resultaat opnieuw wordt geXORed met Y, wordt X weer geproduceerd. De NOT maakt van een reeks bits exact het tegenovergestelde (10011 wordt 01100). Bij de shift operatoren is het belangrijk te weten dat de high-order bit op 1 staat wanneer de waarde negatief is. Dus wanneer de geshifte waarde negatief is, zal bij elke shift naar rechts een 1 aan de linkerkant komen en wanneer de waarde positief is zal er links een 0 komen. Wanneer je deze sign bit niet wilt behouden bij het shiften naar rechts, gebruik je de &gt;&gt;&gt; operator, waarmee er altijd een – </text:span><text:soft-page-break/><text:span text:style-name="T5">links komt. Voor alle shifts geldt dat de bits die 'shifted out' zijn, verloren raken. Wees ook voorzichtig bij het shiften van </text:span><text:span text:style-name="T2">byte</text:span><text:span text:style-name="T5"> en </text:span><text:span text:style-name="T9">short</text:span><text:span text:style-name="T12"> waardes, aangezien Java ze automatisch promoot tot </text:span><text:span text:style-name="T9">int</text:span><text:span text:style-name="T12"> bij het evalueren. Het shiften van bitwaarden kan gebruikt worden voor een snelle verdubbeling (shift links) of halvering (shift rechts) van waarden. Alle bitwise operatoren mogen ook in shorthand worden geschreven.</text:span></text:p>
      <text:p text:style-name="P7">De ? operator wordt het meest gebruikt om een if-else statement te vervangen van deze vorm:</text:p>
      <text:p text:style-name="P5"><text:span text:style-name="T12">if(condition){ var = expresion1; } else{ var = expression2; }. De ? heet een ternary (drietal/driedubbele) operator aangezien het drie operands nodig heeft. Over het algemeen gebruik je het als volgt: Exp1 ? Exp2 : Exp3; waar Exp1 een boolean expressie is, Exp2 en Exp3 elke expressie kunnen zijn behalve void (maar wel beide van hetzelfde soort). Wanneer Exp1 waar is, wordt Exp2 geevalueerd, wanneer Exp1 onwaar is wordt Ep3 geevalueerd. Dit soort statements kunnen ook worden gebruikt als argument in de aanroep van een methode, maar ook als conditie in een loop of </text:span><text:span text:style-name="T9">if</text:span><text:span text:style-name="T12"> statement (wanneer de expressies van het type boolean zijn). Een voorbeeld van een conditionele expressie is: i != 0 ? true : false</text:span></text:p>
      <text:p text:style-name="P2"/>
      <text:p text:style-name="P5"/>
      <text:p text:style-name="P5"/>
      <text:list xml:id="list4125286110257608636" text:style-name="L12">
        <text:list-item>
          <text:p text:style-name="P62">Show two ways to declare a one-dimensional array of 12 <text:span text:style-name="T2">double</text:span>s.</text:p>
        </text:list-item>
        <text:list-item>
          <text:p text:style-name="P62">Show how to initialize a one-dimensional array of integers to the values 1 through 5.</text:p>
        </text:list-item>
        <text:list-item>
          <text:p text:style-name="P62">Write a program that uses an array to find the average of 10 <text:span text:style-name="T2">double</text:span> values. Use any 10 values you like.</text:p>
        </text:list-item>
        <text:list-item>
          <text:p text:style-name="P62">Change the sort in Try This 5-1 so that it sorts an array of strings. Demonstrate that it works.</text:p>
        </text:list-item>
        <text:list-item>
          <text:p text:style-name="P62">What is the difference between the <text:span text:style-name="T2">String</text:span> methods <text:span text:style-name="T2">indexOf()</text:span><text:span text:style-name="T5"> and </text:span><text:span text:style-name="T2">lastIndexOf()</text:span><text:span text:style-name="T5">?</text:span></text:p>
        </text:list-item>
        <text:list-item>
          <text:p text:style-name="P62"><text:span text:style-name="T5">Since all strings are objects of type </text:span><text:span text:style-name="T2">String</text:span><text:span text:style-name="T5">, show how you can call the </text:span><text:span text:style-name="T2">length()</text:span><text:span text:style-name="T5"> and </text:span><text:span text:style-name="T2">charAt()</text:span><text:span text:style-name="T5"> methods on this string literal: “I like Java”.</text:span></text:p>
        </text:list-item>
        <text:list-item>
          <text:p text:style-name="P62"><text:span text:style-name="T5">Expanding on the </text:span><text:span text:style-name="T2">Encode</text:span><text:span text:style-name="T5"> cipher class, modify it so that it uses an eight-character string as the key.</text:span></text:p>
        </text:list-item>
        <text:list-item>
          <text:p text:style-name="P62"><text:span text:style-name="T5">Can the bitwise operators be applied to the </text:span><text:span text:style-name="T2">double</text:span><text:span text:style-name="T5"> type?</text:span></text:p>
        </text:list-item>
        <text:list-item>
          <text:p text:style-name="P62"><text:span text:style-name="T5">Show how this sequence can be rewritten using the </text:span><text:span text:style-name="T2">?</text:span><text:span text:style-name="T5"> Operator.</text:span></text:p>
          <text:list>
            <text:list-header>
              <text:p text:style-name="P81">if(x&lt;0) y=10;</text:p>
              <text:p text:style-name="P81">else y=20;</text:p>
            </text:list-header>
          </text:list>
        </text:list-item>
        <text:list-item>
          <text:p text:style-name="P62"><text:span text:style-name="T5">In the following fragment, is the </text:span><text:span text:style-name="T2">&amp;</text:span><text:span text:style-name="T5"> a bitwise or logical operator? Why?</text:span></text:p>
          <text:list>
            <text:list-header>
              <text:p text:style-name="P34">Boolean a,b;</text:p>
              <text:p text:style-name="P34">// …</text:p>
              <text:p text:style-name="P34">if(a &amp; b) ...</text:p>
            </text:list-header>
          </text:list>
        </text:list-item>
        <text:list-item>
          <text:p text:style-name="P48">Is it an error to overrun the end of an array? Is it an error to index an array with a negative value?</text:p>
        </text:list-item>
        <text:list-item>
          <text:p text:style-name="P48">What is the unsigned right-shift operator?</text:p>
        </text:list-item>
        <text:list-item>
          <text:p text:style-name="P62"><text:span text:style-name="T5">Rewrite the MinMax class shown earlier in this chapter so that it uses a for-each style </text:span><text:span text:style-name="T2">for</text:span><text:span text:style-name="T5"> loop.</text:span></text:p>
        </text:list-item>
        <text:list-item>
          <text:p text:style-name="P62"><text:span text:style-name="T5">Can the </text:span><text:span text:style-name="T2">for</text:span><text:span text:style-name="T5"> loops that perform sorting in the </text:span><text:span text:style-name="T2">Bubble</text:span><text:span text:style-name="T5"> class shown in Try This 5-1 be converted into for-each style loops? If not, why not?</text:span></text:p>
        </text:list-item>
        <text:list-item>
          <text:p text:style-name="P62"><text:span text:style-name="T5">Can a </text:span><text:span text:style-name="T2">String</text:span><text:span text:style-name="T5"> control a </text:span><text:span text:style-name="T2">switch</text:span><text:span text:style-name="T5"> statement?</text:span></text:p>
        </text:list-item>
      </text:list>
      <text:p text:style-name="P2"/>
      <text:list xml:id="list6360342433743126541" text:style-name="L13">
        <text:list-item>
          <text:p text:style-name="P35">double x[] = new double[12]; en double[] x = new double[12]; (echter is de tweede beter).</text:p>
        </text:list-item>
        <text:list-item>
          <text:p text:style-name="P35">int[] x = {1,2,3,4,5};</text:p>
        </text:list-item>
        <text:list-item>
          <text:p text:style-name="P35">zie code</text:p>
        </text:list-item>
        <text:list-item>
          <text:p text:style-name="P35">zie code</text:p>
        </text:list-item>
        <text:list-item>
          <text:p text:style-name="P35">The indexOf() method finds the first occurence of the specified substring. LastIndexOf() finds the last occurence.</text:p>
        </text:list-item>
        <text:list-item>
          <text:p text:style-name="P35">System.out.println(“I like Java”.length()); is a valid call. The same goes for charAt()</text:p>
        </text:list-item>
        <text:list-item>
          <text:p text:style-name="P35"><text:soft-page-break/>zie code</text:p>
        </text:list-item>
        <text:list-item>
          <text:p text:style-name="P35">No</text:p>
        </text:list-item>
        <text:list-item>
          <text:p text:style-name="P35">y = x &lt; 0 ? 10 : 20;</text:p>
        </text:list-item>
        <text:list-item>
          <text:p text:style-name="P35">logical because a and b are of boolean type.</text:p>
        </text:list-item>
        <text:list-item>
          <text:p text:style-name="P35">Yes. Yes, indexes start at zero.</text:p>
        </text:list-item>
        <text:list-item>
          <text:p text:style-name="P35">&gt;&gt;&gt;</text:p>
        </text:list-item>
        <text:list-item>
          <text:p text:style-name="P35">zie code</text:p>
        </text:list-item>
        <text:list-item>
          <text:p text:style-name="P80"><text:span text:style-name="T5">No, the </text:span><text:span text:style-name="T2">for</text:span><text:span text:style-name="T5"> loops in the Bubble class that perform the sort cannot be converted into for-each style loops. In the case of the outer loop, the current value of its loop counter is needed by the inner loop. In the case of the inner loop, out-of-order values must be exchanged, which implies assignments. Assignments to the underlying array cannot take place when using a for-each style loop.</text:span></text:p>
        </text:list-item>
        <text:list-item>
          <text:p text:style-name="P35">Yes, since JDK 7.</text:p>
        </text:list-item>
      </text:list>
      <text:p text:style-name="P3"/>
      <text:p text:style-name="P3"/>
      <text:p text:style-name="P3"/>
      <text:p text:style-name="P14">Hoofdstuk 6 (A closer look at methods and classes):</text:p>
      <text:p text:style-name="P2"/>
      <text:p text:style-name="P2">Om encapsulation heeft de <text:span text:style-name="T2">class</text:span> twee voordelen, allereerst linkt het de data met de code die het manipuleert. Daarnaast geeft het de mogelijkheden om toegang tot members te controleren. In de basis zijn er twee soorten <text:span text:style-name="T2">class</text:span> members, public en private. Een <text:span text:style-name="T2">public</text:span> member kan door alle code buiten de eigen <text:span text:style-name="T2">class</text:span> worden benaderd. Een <text:span text:style-name="T2">private</text:span> member kan enkel worden benaderd door andere methoden binnen de eigen <text:span text:style-name="T2">class</text:span>. Het beperken van toegang tot een class' member door het private te maken is een fundamenteel onderdeel van OO programmeren omdat het misbruik helpt te voorkomen (controles in de methoden zorgen dat er geen ongepaste waarden worden toegewezen). Wanneer een class correct wordt geimplementeerd, creeer je een “black box” die wel gebruikt kan worden, maar waar niet meer de werking geknoeid kan worden. De verschillende access modifiers zijn public, private en protected (en wanneer je niets zet, default). In onderstaande tabel staat welke code toegang heeft bij elke modifier. Elke declaratie van een member (attribuut of methode) begint met het specificeren van de access modifier. (Wanneer een variabele binnen bepaalde waarden moet blijven, is het handig om deze als private te declareren en enkel benaderbaar via access methods die tevens de waarden controleren).</text:p>
      <text:p text:style-name="P18">Access Levels</text:p>
      <table:table table:name="Tabel1" table:style-name="Tabel1">
        <table:table-column table:style-name="Tabel1.A" table:number-columns-repeated="5"/>
        <table:table-row>
          <table:table-cell table:style-name="Tabel1.A1" office:value-type="string">
            <text:p text:style-name="Table_20_Heading">Modifier</text:p>
          </table:table-cell>
          <table:table-cell table:style-name="Tabel1.A1" office:value-type="string">
            <text:p text:style-name="Table_20_Heading">Class</text:p>
          </table:table-cell>
          <table:table-cell table:style-name="Tabel1.A1" office:value-type="string">
            <text:p text:style-name="Table_20_Heading">Package</text:p>
          </table:table-cell>
          <table:table-cell table:style-name="Tabel1.A1" office:value-type="string">
            <text:p text:style-name="Table_20_Heading">Subclass buiten Package</text:p>
          </table:table-cell>
          <table:table-cell table:style-name="Tabel1.E1" office:value-type="string">
            <text:p text:style-name="Table_20_Heading">World</text:p>
          </table:table-cell>
        </table:table-row>
        <table:table-row>
          <table:table-cell table:style-name="Tabel1.A2" office:value-type="string">
            <text:p text:style-name="Table_20_Contents"><text:span text:style-name="Source_20_Text"><text:span text:style-name="T18">public</text:span></text:span></text:p>
          </table:table-cell>
          <table:table-cell table:style-name="Tabel1.A2" office:value-type="string">
            <text:p text:style-name="Table_20_Contents">Y</text:p>
          </table:table-cell>
          <table:table-cell table:style-name="Tabel1.A2" office:value-type="string">
            <text:p text:style-name="Table_20_Contents">Y</text:p>
          </table:table-cell>
          <table:table-cell table:style-name="Tabel1.A2" office:value-type="string">
            <text:p text:style-name="Table_20_Contents">Y</text:p>
          </table:table-cell>
          <table:table-cell table:style-name="Tabel1.E2" office:value-type="string">
            <text:p text:style-name="Table_20_Contents">Y</text:p>
          </table:table-cell>
        </table:table-row>
        <table:table-row>
          <table:table-cell table:style-name="Tabel1.A2" office:value-type="string">
            <text:p text:style-name="Table_20_Contents"><text:span text:style-name="Source_20_Text"><text:span text:style-name="T18">protected</text:span></text:span></text:p>
          </table:table-cell>
          <table:table-cell table:style-name="Tabel1.A2" office:value-type="string">
            <text:p text:style-name="Table_20_Contents">Y</text:p>
          </table:table-cell>
          <table:table-cell table:style-name="Tabel1.A2" office:value-type="string">
            <text:p text:style-name="Table_20_Contents">Y</text:p>
          </table:table-cell>
          <table:table-cell table:style-name="Tabel1.A2" office:value-type="string">
            <text:p text:style-name="Table_20_Contents">Y</text:p>
          </table:table-cell>
          <table:table-cell table:style-name="Tabel1.E2" office:value-type="string">
            <text:p text:style-name="Table_20_Contents">N</text:p>
          </table:table-cell>
        </table:table-row>
        <table:table-row>
          <table:table-cell table:style-name="Tabel1.A2" office:value-type="string">
            <text:p text:style-name="P17">default</text:p>
          </table:table-cell>
          <table:table-cell table:style-name="Tabel1.A2" office:value-type="string">
            <text:p text:style-name="Table_20_Contents">Y</text:p>
          </table:table-cell>
          <table:table-cell table:style-name="Tabel1.A2" office:value-type="string">
            <text:p text:style-name="Table_20_Contents">Y</text:p>
          </table:table-cell>
          <table:table-cell table:style-name="Tabel1.A2" office:value-type="string">
            <text:p text:style-name="Table_20_Contents">N</text:p>
          </table:table-cell>
          <table:table-cell table:style-name="Tabel1.E2" office:value-type="string">
            <text:p text:style-name="Table_20_Contents">N</text:p>
          </table:table-cell>
        </table:table-row>
        <table:table-row>
          <table:table-cell table:style-name="Tabel1.A2" office:value-type="string">
            <text:p text:style-name="Table_20_Contents"><text:span text:style-name="Source_20_Text"><text:span text:style-name="T18">private</text:span></text:span></text:p>
          </table:table-cell>
          <table:table-cell table:style-name="Tabel1.A2" office:value-type="string">
            <text:p text:style-name="Table_20_Contents">Y</text:p>
          </table:table-cell>
          <table:table-cell table:style-name="Tabel1.A2" office:value-type="string">
            <text:p text:style-name="Table_20_Contents">N</text:p>
          </table:table-cell>
          <table:table-cell table:style-name="Tabel1.A2" office:value-type="string">
            <text:p text:style-name="Table_20_Contents">N</text:p>
          </table:table-cell>
          <table:table-cell table:style-name="Tabel1.E2" office:value-type="string">
            <text:p text:style-name="Table_20_Contents">N</text:p>
          </table:table-cell>
        </table:table-row>
      </table:table>
      <text:p text:style-name="P2">Probeer je toch vanuit een andere class een private member te benaderen, zal je een compile error krijgen. </text:p>
      <text:p text:style-name="P2">Naast de reguliere variabelen (primitieve typen), is het ook correct en gebruikelijk om objecten als parameter mee te geven aan een object (denk bv aan de bovengenoemde methoden voor String). Het type object dient wel te worden gespecificeerd.</text:p>
      <text:p text:style-name="P2">Over het algemeen zijn er twee manieren waarop een argument aan een subroutine kan worden meegegeven. Als eerste call-by-value, waarbij de waarde van het argument gekopieerd wordt om vervolgens het kopie in de subroutine verder te gebruiken. Verandering aan de parameter die in de subroutine gemaakt worden hebben dus geen effect op het argument uit de aanroep. De andere manier is call-by-reference, wordt de referentie naar een argument meegegeven. Binnen de subroutine wordt deze referentie gebruikt om het daadwerkelijke argument te benaderen. Veranderingen aan het argument in de subroutine hebben hier wel effect op het argument uit de aanroep. Wanneer je de primitieve typen gebruikt in een argument, wordt het paased by value, maar bij objecten is het passed by reference en de parameter die de referentie ontvangt zal naar hetzelfde object gaan refereren. Door gebruik te maken van de wrapper classen van de primitieve typen zou je eventueel de primitieve typen ook kunnen meegeven by reference.</text:p>
      <text:p text:style-name="P2">Ook voor <text:span text:style-name="T2">return</text:span> geldt dat je naast elk primitieve type ook elk soort object kan terug geven. Wanneer een object wordt terug gegeven door een methode, blijft het object bestaan tot er geen referenties meer naar zijn, waarna het naar Garbage Collection gaat. Een object wordt dus niet vernietigd enkel omdat de methode die het gemaakt heeft eindigt.</text:p>
      <text:p text:style-name="P2">In Java is het mogelijk om meerdere methoden binnen dezelfde <text:span text:style-name="T2">class</text:span> dezelfde naam te geven, zo lang ze maar verschillende parameter declaraties hebben. Wanneer dit het geval is zijn de methodes <text:span text:style-name="T19">overloaded</text:span><text:span text:style-name="T8"> en het process wordt </text:span><text:span text:style-name="T19">method overloading</text:span><text:span text:style-name="T8"> genoemd. Dit proces draagt bij aan polymorphism doordat soortgelijke operaties met een zelfde methode naam kunnen worden aangeroepen. Belangrijk is dat de parameters verschillend zijn, naar het return-type wordt niet gekeken. Het betreft hier de zogenaamde signature – de naam van de methode met zijn parameters. </text:span><text:soft-page-break/><text:span text:style-name="T8">Java roept automatisch de versie van de methode aan waarvan de parameters matchen met de argumenten die worden uitgevoerd. Het is altijd mogelijk om met behulp van een (al dan niet automatische) </text:span><text:span text:style-name="T9">cast</text:span><text:span text:style-name="T8"> een andere methode aan te roepen, afhankelijk waar een variabele naar toe gecast wordt, wordt een andere methode aangeroepen. Wanneer je overloading toepast is het gebruikelijk (niet verplicht) om de methodes eenzelfde functie te laten uitvoeren.</text:span></text:p>
      <text:p text:style-name="Standard">A parameter is a variable in a method definition. When a method is called, the arguments are the data you pass into the method's parameters. Parameter is variable in the declaration of function. Argument is the actual value of this variable that gets passed to function. </text:p>
      <text:p text:style-name="P2">De constructor is ook een methode en kan ook <text:span text:style-name="T19">overloaded</text:span><text:span text:style-name="T8"> worden om zo eenzelfde object op verschillende manieren te maken. Dit werkt op dezelfde manier.</text:span></text:p>
      <text:p text:style-name="P2">In Java is het mogelijk dat een methode zichzelf aanroept, dit heet <text:span text:style-name="T19">recursie</text:span><text:span text:style-name="T8">, en een methode die zichzelf aanroept is </text:span><text:span text:style-name="T19">recursive</text:span><text:span text:style-name="T8">. Bij elke ronde dat een methode zichzelf aanroept is het de bedoeling dat het 'probleem' weer een stapje verder is opgelost. Elke recursieve methode heeft een stop-conditie nodig waarbij over het algemeen iets wordt gereturned als aan een conditie wordt voldaan. Het tweede deel van een recursieve methode is waar eventueel wat gebeurt en waar de aanroep naar zichzelf in zit. Bij de aanroep naar zichzelf stopt laag 1 tijdelijk en wordt de methode in laag 2 gestart. Zodra laag 2 klaar is en zijn waarde returned, gaat laag 1 weer verder met de gereturnde waarde. Het aantal lagen is in principe onbeperkt, maar op een gegeven moment zal er een “out of memory exception” optreden. Recursieve varianten van routines kunnen wat trager zijn dan de iteratieve versies vanwege de overhead van extra methode aanroepen. Het grote voordeel van recursieve methoden (itt iteratieve) is dat sommige algoritmes duidelijker en simpeler te implementeren zijn op de recursieve manier.</text:span></text:p>
      <text:p text:style-name="P2"><text:span text:style-name="T8">Met </text:span><text:span text:style-name="T9">static</text:span><text:span text:style-name="T8"> zorg je er voor dat een class member zelfstandig aangeroepen/gebruikt kan worden zonder dat dit direct gekoppeld is aan een object/instantie. Zowel methoden als variabelen kunnen </text:span><text:span text:style-name="T9">static</text:span><text:span text:style-name="T8"> gemaakt worden. Om een </text:span><text:span text:style-name="T9">static</text:span><text:span text:style-name="T8"> member aan te roepen, gebruik je de naam van de class en dan de naam van de variabele of methode (class.variable; of class.methode(); ). </text:span><text:span text:style-name="T9">Static</text:span><text:span text:style-name="T8"> variabelen zijn in essentie global variabelen. Van </text:span><text:span text:style-name="T9">static</text:span><text:span text:style-name="T8"> variabelen wordt geen kopie gemaakt wanneer een object wordt gedeclareerd. In plaats daarvan delen alle instanties van een class dezelfde </text:span><text:span text:style-name="T9">static</text:span><text:span text:style-name="T8"> variabele. Wanneer een </text:span><text:span text:style-name="T9">static</text:span><text:span text:style-name="T8"> variabele dus wordt aangepast, heeft dit gevolgen voor alle instanties/objecten van deze class. Voor </text:span><text:span text:style-name="T9">static</text:span><text:span text:style-name="T8"> methoden gelden een aantal beperkingen:</text:span></text:p>
      <text:list xml:id="list4487575552127007771" text:style-name="L14">
        <text:list-item>
          <text:p text:style-name="P82">Zij kunnen enkel andere static methoden uit de eigen class direct aanroepen.</text:p>
        </text:list-item>
        <text:list-item>
          <text:p text:style-name="P82">Zij kunnen enkel andere static variabelen uit de eigen class direct benaderen.</text:p>
        </text:list-item>
        <text:list-item>
          <text:p text:style-name="P36"><text:span text:style-name="T8">Zij hebben geen </text:span><text:span text:style-name="T9">this</text:span><text:span text:style-name="T8"> referentie.</text:span></text:p>
        </text:list-item>
      </text:list>
      <text:p text:style-name="P2"><text:span text:style-name="T8">Het is mogelijk om een </text:span><text:span text:style-name="T9">static</text:span><text:span text:style-name="T8"> block te maken → static { … } bijvoorbeeld om het een en ander te initialiseren voordat er objecten gemaakt kunnen worden of bepaalde methodes kunnen worden gebruikt. Een </text:span><text:span text:style-name="T9">static</text:span><text:span text:style-name="T8"> block wordt uitgevoerd zodra de class wordt geladen, dus nog voordat er een aanroep naar gedaan wordt voor bv een methode of het maken van een object.</text:span></text:p>
      <text:p text:style-name="P2"><text:span text:style-name="T8">Java kent ook nested </text:span><text:span text:style-name="T9">class</text:span><text:span text:style-name="T8">es. Deze bestaan niet onafhankelijk van de omsluitende class. De scope van een nested class kan variëren van de gehele omsluitende class (wanneer het direct tussen de { en } van de class staan) tot een kleiner block (bijvoorbeeld wanneer ze al tussen de { en } van de main staan). Bij een inner/nested class met een beperkte scope is deze class niet bekend buiten het block waar het in gedefinieerd is. <text:s/>Er zijn twee typen nested classes, met en zonder de </text:span><text:span text:style-name="T9">static</text:span><text:span text:style-name="T8"> modifier (ook een static nested class kan enkel toegang krijgen tot andere static members van de omsluitende class). Een nested class heet ook wel een inner class en heeft toegang tot alle variabelen en methoden van de omsluitende class. Een inner class wordt soms gebruikt voor dingen die enkel de omsluitende class worden gebruikt. Het is mogelijk om aan anonieme inner class te maken. Hierover meer in hoofdstuk 16.</text:span></text:p>
      <text:p text:style-name="P2">Sinds JDK 5 is het mogelijk om een variabel aantal argumenten te hebben voor een methode mbv <text:span text:style-name="T2">varargs</text:span>. Een methode met een variabel aantal argumenten heet een “variable-arity-method” of simpelweg een varargs methode. Een argument van variabele lengte wordt gespecificeerd met drie puntjes (<text:span text:style-name="T2">…</text:span>). Wanneer je bijvoorbeeld <text:s/><text:span text:style-name="T19">methode(int … v)</text:span><text:span text:style-name="T8"> hebt, heeft deze nul of meer argumenten en wordt v een array van int's. Binnen de methode kan het argument v net als een gewoon array </text:span><text:soft-page-break/><text:span text:style-name="T8">worden aangesproken. Een methode kan ook “normale” parameters hebben naast de varargs, echter moet de varargs parameter de laatste zijn die wordt gedeclareerd. De eerste argumenten worden automatisch gekoppeld aan deze “normale”parameters en van de overgebleven argumenten wordt aangenomen dat ze bij de </text:span><text:span text:style-name="T9">varargs</text:span><text:span text:style-name="T19"> </text:span><text:span text:style-name="T8">horen. Er mag ook slechts 1 varargs parameter zijn. Ook </text:span><text:span text:style-name="T9">varargs</text:span><text:span text:style-name="T8"> methoden kunnen worden </text:span><text:span text:style-name="T19">overloaded</text:span><text:span text:style-name="T8">, waarbij zowel het type </text:span><text:span text:style-name="T9">varargs</text:span><text:span text:style-name="T8"> anders kan zijn als de “normale” parameters. Ambiguïteit kan voorkomen bij het overloaden van varargs doordat bijvoorbeeld bij een aanroep met nul argumenten Java niet weet welke van de methoden het moet pakken (of bv (int … v) en (int x, int … v). Dit geeft een compile error.</text:span></text:p>
      <text:p text:style-name="P2"/>
      <text:p text:style-name="P2"/>
      <text:list xml:id="list5659134084963180053" text:style-name="L15">
        <text:list-item>
          <text:p text:style-name="P49">Given this fragment,</text:p>
          <text:list>
            <text:list-header>
              <text:p text:style-name="P37">class X {</text:p>
              <text:p text:style-name="P37"><text:s text:c="2"/>private int count;</text:p>
            </text:list-header>
          </text:list>
        </text:list-item>
      </text:list>
      <text:p text:style-name="P5"><text:span text:style-name="T5"><text:tab/></text:span><text:span text:style-name="T6">is the following fragment correct?</text:span></text:p>
      <text:p text:style-name="P5"><text:span text:style-name="T6"><text:tab/> <text:s text:c="5"/>c</text:span><text:span text:style-name="T5">lass Y</text:span><text:span text:style-name="T6"> {</text:span></text:p>
      <text:p text:style-name="P5"><text:span text:style-name="T6"><text:tab/> <text:s text:c="7"/></text:span><text:span text:style-name="T5">public static void main(String[] args){</text:span></text:p>
      <text:p text:style-name="P2"><text:tab/> <text:s text:c="9"/>X ob = new X();</text:p>
      <text:p text:style-name="P2"/>
      <text:p text:style-name="P2"><text:tab/> <text:s text:c="9"/>ob.count = 10;<text:tab/></text:p>
      <text:list xml:id="list26282505" text:continue-numbering="true" text:style-name="L15">
        <text:list-item>
          <text:p text:style-name="P49">An access modifier must ______ a member's declaration.</text:p>
        </text:list-item>
        <text:list-item>
          <text:p text:style-name="P63"><text:span text:style-name="T5">The complement of a queue is a stack. It uses first-in, last-out accessing and is often likened to a stack of plates. The first plate put on the table is the last plate used. Create a stack class called </text:span><text:span text:style-name="T2">Stack</text:span><text:span text:style-name="T5"> that can hold characters. Call the methods that access the stack </text:span><text:span text:style-name="T2">push()</text:span><text:span text:style-name="T5"> and </text:span><text:span text:style-name="T2">pop()</text:span><text:span text:style-name="T5">. Allow the user to specify the size of the stack when it is created. Keep all other members of the </text:span><text:span text:style-name="T2">Stack</text:span><text:span text:style-name="T5"> class private. (Hint: You can use the </text:span><text:span text:style-name="T2">Queue</text:span><text:span text:style-name="T5"> class as a model; just change the way the data is accessed.)</text:span></text:p>
        </text:list-item>
        <text:list-item>
          <text:p text:style-name="P49">Given this class,</text:p>
          <text:list>
            <text:list-header>
              <text:p text:style-name="P37">class Test {</text:p>
              <text:p text:style-name="P37"><text:s text:c="2"/>int a;</text:p>
              <text:p text:style-name="P37"><text:s text:c="2"/>Test(int i) { a = i; }</text:p>
              <text:p text:style-name="P37">}</text:p>
            </text:list-header>
          </text:list>
        </text:list-item>
      </text:list>
      <text:p text:style-name="P2"><text:tab/><text:span text:style-name="T1">write a method called </text:span><text:span text:style-name="T3">swap()</text:span><text:span text:style-name="T1"> that exchanges the contents of the objects referred to by <text:tab/>two </text:span><text:span text:style-name="T3">Test</text:span><text:span text:style-name="T1"> object references.</text:span></text:p>
      <text:list xml:id="list26277996" text:continue-numbering="true" text:style-name="L15">
        <text:list-item>
          <text:p text:style-name="P49">Is the following fragment correct?</text:p>
          <text:list>
            <text:list-header>
              <text:p text:style-name="P37">class X {</text:p>
              <text:p text:style-name="P37"><text:s text:c="2"/>int meth(int a, int b) { … }</text:p>
              <text:p text:style-name="P37"><text:s text:c="2"/>String meth(int a, int b) { … }</text:p>
            </text:list-header>
          </text:list>
        </text:list-item>
        <text:list-item>
          <text:p text:style-name="P49">Write a recursive method that displays the contents of a string backwards.</text:p>
        </text:list-item>
        <text:list-item>
          <text:p text:style-name="P49">If all objects of a class need to share the same variable, how must you declare that variable?</text:p>
        </text:list-item>
        <text:list-item>
          <text:p text:style-name="P49">Why might you need to use a <text:span text:style-name="T2">static</text:span> block?</text:p>
        </text:list-item>
        <text:list-item>
          <text:p text:style-name="P49">What is an inner class?</text:p>
        </text:list-item>
        <text:list-item>
          <text:p text:style-name="P49">To make a member accessible by only other members of its class, what access modifier must be used?</text:p>
        </text:list-item>
        <text:list-item>
          <text:p text:style-name="P49">The name of a method plus its parameter list constitutes the method's _________.</text:p>
        </text:list-item>
        <text:list-item>
          <text:p text:style-name="P49">An <text:span text:style-name="T2">int</text:span><text:span text:style-name="T8"> argument is passed to a method by using call-by-________.</text:span></text:p>
        </text:list-item>
        <text:list-item>
          <text:p text:style-name="P49"><text:span text:style-name="T8">Create a varargs method called </text:span><text:span text:style-name="T9">sum()</text:span><text:span text:style-name="T8"> that sums the </text:span><text:span text:style-name="T9">int</text:span><text:span text:style-name="T8"> values passed to it. Have it return the result. Demonstrate its use.</text:span></text:p>
        </text:list-item>
        <text:list-item>
          <text:p text:style-name="P99">Can a varargs method be overloaded?</text:p>
        </text:list-item>
        <text:list-item>
          <text:p text:style-name="P99">Show an example of an overloaded varargs method that is ambigious.</text:p>
        </text:list-item>
      </text:list>
      <text:p text:style-name="P8"/>
      <text:list xml:id="list8145178243302090530" text:style-name="L16">
        <text:list-item>
          <text:p text:style-name="P83">No, a private member cannot be accessed outside of its class.</text:p>
        </text:list-item>
        <text:list-item>
          <text:p text:style-name="P83"><text:soft-page-break/>Precede</text:p>
        </text:list-item>
        <text:list-item>
          <text:p text:style-name="P83">zie code</text:p>
        </text:list-item>
        <text:list-item>
          <text:p text:style-name="P83">swap(Test ob1, Test ob2){</text:p>
          <text:p text:style-name="P83"><text:s text:c="2"/>int t;</text:p>
          <text:p text:style-name="P83"><text:s text:c="2"/>t = ob1.a;</text:p>
          <text:p text:style-name="P83"><text:s text:c="2"/>ob1.a = ob2.a;</text:p>
          <text:p text:style-name="P83"><text:s text:c="2"/>ob2.a = t;</text:p>
          <text:p text:style-name="P83">} <text:s/></text:p>
        </text:list-item>
        <text:list-item>
          <text:p text:style-name="P83">No, the parameters are the same. A different return-type doesn't make a difference.</text:p>
        </text:list-item>
        <text:list-item>
          <text:p text:style-name="P83">Zie code</text:p>
        </text:list-item>
        <text:list-item>
          <text:p text:style-name="P83">Shared variables are declared as <text:span text:style-name="T2">static</text:span>.</text:p>
        </text:list-item>
        <text:list-item>
          <text:p text:style-name="P83">A <text:span text:style-name="T2">static</text:span> block is used to perform any initializations related to the class, before any objects are created.</text:p>
        </text:list-item>
        <text:list-item>
          <text:p text:style-name="P83">An inner class is a nonstatic nested class.</text:p>
        </text:list-item>
        <text:list-item>
          <text:p text:style-name="P83">Private</text:p>
        </text:list-item>
        <text:list-item>
          <text:p text:style-name="P83">Signature</text:p>
        </text:list-item>
        <text:list-item>
          <text:p text:style-name="P83">value</text:p>
        </text:list-item>
        <text:list-item>
          <text:p text:style-name="P83">int sum(int … x){</text:p>
          <text:p text:style-name="P83"><text:s text:c="2"/>int sum = 0;</text:p>
          <text:p text:style-name="P83"><text:s text:c="2"/>for(int i = 0; i &lt; x.length ; i++){</text:p>
          <text:p text:style-name="P83"><text:s text:c="4"/>sum += x[i]; <text:s/></text:p>
          <text:p text:style-name="P83"><text:s text:c="2"/>}</text:p>
          <text:p text:style-name="P83"><text:s text:c="2"/>return sum;</text:p>
          <text:p text:style-name="P83">}</text:p>
        </text:list-item>
        <text:list-item>
          <text:p text:style-name="P83">Yes</text:p>
        </text:list-item>
        <text:list-item>
          <text:p text:style-name="P83">For example sum(int x, int … y) and sum (int … y ), when you call sum(1) the compiler doesn't know which method to use and give an error.</text:p>
        </text:list-item>
      </text:list>
      <text:p text:style-name="P8"/>
      <text:p text:style-name="P8"/>
      <text:p text:style-name="P8"/>
      <text:p text:style-name="P15">Hoofdstuk 7 (Inheritance):</text:p>
      <text:p text:style-name="P7"/>
      <text:p text:style-name="P8"><text:span text:style-name="T17">Door middel van inheritance kun je een algemene class maken die eigenschappen definieert die gemeenschappelijk zijn voor een set gerelateerde items. Deze algemene class kan dan worden geërfd door meer specifieke classen, die er hun eigen uniekheden aan toevoegen. In Java heet een class die wordt geërfd een superclass genoemd en de class die erft heet de subclass. Dit gebruik je als volgt: class subclass </text:span><text:span text:style-name="T4">extends</text:span><text:span text:style-name="T17"> superclass{ … De subclass erft alle members van de superclass al ware het members van zichzelf (andersom geldt dit niet). De subclass kan echter niet bij de members van de superclass die als </text:span><text:span text:style-name="T4">private</text:span><text:span text:style-name="T17"> zijn gedeclareerd. Ook al is een class een superclass, dan nog kan deze class op zichzelf gebruikt worden. Een class kan slechts 1 superclass hebben. </text:span></text:p>
      <text:p text:style-name="P7">Wat betreft constructors, maakt de constructor van de superclass het deel van de superclass en de constructor van de subclass het deel van de subclass. Het is ook mogelijk om in de constructor van de subclass de “set-methoden” van de superclass aan te roepen. Wanneer zowel de subclass als de superclass constructors hebben gedefinieerd is het wat lastiger omdat dan beide constructors moeten worden uitgevoerd. Het keyword <text:span text:style-name="T2">super</text:span> roept altijd de direct bovenliggende superclass aan en heeft twee manieren van gebruik. De eerste is het aanroepen van de constructor van de superclass. Dit doe je als volgt: <text:span text:style-name="T2">super</text:span>(parameter-lijst). De parameter lijst specificeert parameters die je wilt doorgeven aan de constructor in de superclass. Dit <text:span text:style-name="T2">super</text:span> statement moet altijd het eerste statement zijn binnen de constructor van de subclass. Bij overloading wordt automatisch de matchende constructor van de superclass gekozen. De tweede is om toegang te krijgen tot een member van de superclass die is verborgen door een member van de subclass (bv doordat in de subclass eenzelfde naam wordt gebruikt). Dit gebruik je als volgt: <text:span text:style-name="T2">super</text:span>.member, waarbij member zowel de naam van een variabele als van een methode kan zijn.</text:p>
      <text:p text:style-name="P7">Je kunt een hiërarchie maken van zoveel lagen <text:span text:style-name="T19">inheritance</text:span> als je wilt. <text:s/>Een subclass erft dan de eigenschappen van alle bovenliggende superclassen. Zoals gezegd refereert <text:span text:style-name="T2">super</text:span>() altijd aan de direct bovenliggende superclass. Wanneer een superclass constructor parameters nodig heeft, moeten deze in alle onderliggende subclassen worden meegegeven 'naar boven toe'. Wanneer super() niet wordt gebruikt in een constructor van een subclass, dan wordt door Java de default (parameterloze) constructor gebruikt voor bovenliggende superclassen. In een class hiërarchie, worden de constructors uitgevoerd van de hoogste superclass naar de laagste subclass. </text:p>
      <text:p text:style-name="P7">Het is in Java niet mogelijk om een ander type object toe te wijzen aan een variabele van een bepaald type object. Bijvoorbeeld Vehicle auto = new Animal(); mag niet, zelfs niet als de classen inhoudelijk hetzelfde zijn. Er is hier echter een uitzondering op. Een referentie variabele van een superclass type mag wijzen naar een object van een sublass type. Bijvoorbeeld Vehicle voertuig = new Truck();. Het gaat om het type van de referentie variabele, niet het type van het object waar het naar verwijst, om te bepalen tot welke members het toegang heeft. In bovenstaand voorbeeld heeft referentie variabele voertuig enkel toegang tot members van Vehicle (en de eventuele superclassen daarvan), niet van Truck. Dit heet upcasting. Het is vooral handig wanneer je constructors heb die als parameter een object van de eigen class gebruiken. Deze kun je vervolgens makkelijk met <text:span text:style-name="T2">super</text:span>(object) doorgeven naar de superclass. Je kunt ook een array maken van bv het type Vehicle en alle instanties van de verschillende subclassen hierin opslaan.</text:p>
      <text:p text:style-name="P7">Wanneer een methode in de subclass hetzelfde return-type en dezelfde signature heeft als een methode uit de superclass, dan wordt gezegd dat de methode in de subclass de methode uit de superclass <text:span text:style-name="T19">override</text:span>. Bij een aanroep zal dan altijd de methode uit de subclass worden gebruikt. De methode uit de superclass is <text:span text:style-name="T19">hidden</text:span>. Wil je dus toch de methode uit de superclass gebruiken, dan gebruik je wederom <text:span text:style-name="T2">super</text:span> (super.methode();). Wanneer de signature niet hetzelfde is (onafhankelijk van het return-type, dan is er wederom sprake van <text:span text:style-name="T19">overloaded</text:span> en wordt automatisch de methode gekozen die het beste past bij de aanroep). </text:p>
      <text:p text:style-name="P7">Methode <text:span text:style-name="T19">overriding</text:span> vormt de basis van een van Java's meest krachtige concepten: <text:span text:style-name="T19">dynamic method dispatch</text:span>. Dit is het mechanisme waarbij een de aanroep van een methode wordt opgelost/verwerkt 'at run time' ipv bij het compilen. Hierdoor kun je run-time polymorphismen krijgen. Wanneer je een <text:span text:style-name="T19">overridden</text:span> methode aanroept via een superclass referentie, bepaalt Java bij runtime welke van <text:soft-page-break/>de twee methodes uitgevoerd wordt, gebaseerd op het type object waar op dat moment naar gerefereerd wordt (dit kan de superclass zelf zijn, maar ook een van de subclassen waarin de methode is <text:span text:style-name="T19">overridden</text:span>). Polymorphismes zijn essentieel voor OO programmeren voor 1 reden: het zorgt ervoor dat een algemene class methodes specificeert die gemeenschappelijk zijn voor alle afgeleide subclasses, terwijl het mogelijk maakt dat subclasses de specifieke implementatie specificeren voor sommige of al die methodes. <text:span text:style-name="T19">Overridden</text:span> methodes is een andere manier waarop Java de “one interface, multiple methods” implementeert. Om dit goed toe te passen is het belangrijk te begrijpen dat je van superclass naar beneden naar alle subclassen van algemeen naar steeds specifieker gaat. Door het combineren van <text:span text:style-name="T19">inheritance</text:span> met <text:span text:style-name="T19">overriden</text:span> methodes, kan een superclass de algemene vorm definieren van de methodes die door de subclassen gebruikt worden (consistentie).</text:p>
      <text:p text:style-name="P7">Soms wil je mogelijk een superclass maken die enkel een algemene vorm definieert die wordt gedeeld met zijn subclassen, en aan de subclassen overlaat om hier invulling aan te geven. Het is niet ongebruikelijk voor een methode om geen betekenisvolle definitie te hebben in de context van de superclass. Je kan dit op twee manieren benaderen. De eerste is om simpelweg een waarschuwing te laten geven door de methode. Dit is niet zo mooi en enkel handig voor debuggen. De andere manier is de beste manier, je maakt er een <text:span text:style-name="T2">abstract</text:span> methode van. Een abstracte methode heeft geen body en is daardoor niet geimplementeerd in de superclass. De algemene vorm is: <text:span text:style-name="T2">abstract</text:span> type name(parameter-list);. De <text:span text:style-name="T2">abstract</text:span> modifier kan enkel gebruikt worden voor instantie variabelen, dus niet voor <text:span text:style-name="T2">static</text:span> methoden of voor <text:span text:style-name="T2">constructors</text:span>. Een class waar 1 of meerdere abstracte methoden in zitten, moet ook als <text:span text:style-name="T2">abstract</text:span> worden gedeclareerd. Aangezien het geen compplete implementatie definieert, kunnen er geen objecten/instanties van gemaakt worden (<text:span text:style-name="T2">new</text:span> geeft een compile-time error). Wel kunnen er referentie variabelen van dit type object worden gemaakt. Wanneer de subclass niet alle abstracte methoden implementeert, moet deze ook als <text:span text:style-name="T2">abstract</text:span> worden gespecificeerd.</text:p>
      <text:p text:style-name="P7">Wanneer je wilt voorkomen dat een methode wordt <text:span text:style-name="T19">overridden</text:span> of een class wordt <text:span text:style-name="T19">inherited</text:span>, gebruik je het keyword <text:span text:style-name="T2">final</text:span> aan de start van een declaratie van de methode. Wanneer je een class als <text:span text:style-name="T2">final</text:span> definieert, zijn automatisch ook alle methodes <text:span text:style-name="T2">final</text:span>. Zoals je verwacht, kunnen <text:span text:style-name="T2">final</text:span> en <text:span text:style-name="T2">abstract</text:span> niet samen gaan, aangezien de een <text:span text:style-name="T19">overriding</text:span> nodig heeft, en de ander dit tegen houdt. Ook instantie variabelen kunnen <text:span text:style-name="T2">final</text:span> zijn. Hierdoor kan de waarde van deze variabele na initialisatie niet meer veranderen gedurende de levensduur van het programma. Een goede gewoonte is om de naam van <text:span text:style-name="T2">final</text:span> variabelen compleet in hoofdletters te schrijven. Een <text:span text:style-name="T2">final</text:span> variabele mag ook <text:span text:style-name="T2">static</text:span> gemaakt worden. Ook mag een <text:span text:style-name="T2">final</text:span> variabele als argument worden meegegeven of lokaal gebruikt worden, maar de waarde kan niet worden aangepast.</text:p>
      <text:p text:style-name="P7">Java kent een speciale class genaamd <text:span text:style-name="T2">Object</text:span>die impliciet de superclass is van alle andere classen. Een referentie variabele van het type <text:span text:style-name="T2">Object</text:span> kan dus refereren naar elk ander object van elke andere class, zo ook naar een array, aangezien dat ook een object is. De class object heeft de volgende methoden:</text:p>
      <text:list xml:id="list6110750905771878631" text:style-name="L17">
        <text:list-item>
          <text:p text:style-name="P84">Object clone() – Creert een nieuw object dat hetzelfde is als het object dat wordt gekloond.</text:p>
        </text:list-item>
        <text:list-item>
          <text:p text:style-name="P84">boolean equals(Object object) – bepaalt of een object gelijk is aan de ander.</text:p>
        </text:list-item>
        <text:list-item>
          <text:p text:style-name="P84">void finalize() – wordt aangeroepen voordat een ongebruikt object wordt gerecycled (uitgefaseerd vanaf JDK 9).</text:p>
        </text:list-item>
        <text:list-item>
          <text:p text:style-name="P84">Class&lt;?&gt; getClass() – verkrijgt en returned een class in run-time.</text:p>
        </text:list-item>
        <text:list-item>
          <text:p text:style-name="P84">int hashCode() – returned de hash code geassocieerd met het aanroepende object.</text:p>
        </text:list-item>
        <text:list-item>
          <text:p text:style-name="P84">void notify() – hervat executie van een <text:span text:style-name="T2">thread</text:span> dat wacht op het aanroepende object.</text:p>
        </text:list-item>
        <text:list-item>
          <text:p text:style-name="P84">void notifyAll() – hervat executie van alle <text:span text:style-name="T2">threads</text:span> die wachten op het aanroepende object.</text:p>
        </text:list-item>
        <text:list-item>
          <text:p text:style-name="P84">String toString() – returned een string die het object beschrijft.</text:p>
        </text:list-item>
        <text:list-item>
          <text:p text:style-name="P84">void wait() / void wait(long milliseconds) / void wait(long milliseconds, int nanoseconds) – wacht op een andere executie <text:span text:style-name="T2">thread</text:span>.</text:p>
        </text:list-item>
      </text:list>
      <text:p text:style-name="P7">De methoden getClass(), notify(), notifyAll(), en wait() zijn <text:span text:style-name="T2">final</text:span>, de andere kunnen worden <text:span text:style-name="T19">overridden</text:span>. Bij println(object) wordt automatisch bovenstaande toString() methode gebruikt.</text:p>
      <text:p text:style-name="P7"/>
      <text:p text:style-name="P7"><text:soft-page-break/></text:p>
      <text:list xml:id="list6486247423879328684" text:style-name="L18">
        <text:list-item>
          <text:p text:style-name="P100">Does a superclass have access to the members of a subclass? Does a subclass have access to the members of a superclass?</text:p>
        </text:list-item>
        <text:list-item>
          <text:p text:style-name="P50"><text:span text:style-name="T8">Create a subclass of </text:span><text:span text:style-name="T9">TwoDShape</text:span><text:span text:style-name="T8"> called </text:span><text:span text:style-name="T9">Circle</text:span><text:span text:style-name="T8">. Include an </text:span><text:span text:style-name="T9">area()</text:span><text:span text:style-name="T8"> method that computes the area of the circle and a constructor that uses </text:span><text:span text:style-name="T9">super</text:span><text:span text:style-name="T8"> to initialize the </text:span><text:span text:style-name="T9">TwoDShape</text:span><text:span text:style-name="T8"> portion.</text:span></text:p>
        </text:list-item>
        <text:list-item>
          <text:p text:style-name="P100">How do you prevent a subclass from having access to a member of a superclass?</text:p>
        </text:list-item>
        <text:list-item>
          <text:p text:style-name="P50"><text:span text:style-name="T8">Describe the purpose and use of the two versions of </text:span><text:span text:style-name="T9">super</text:span><text:span text:style-name="T8"> described in this chapter.</text:span></text:p>
        </text:list-item>
        <text:list-item>
          <text:p text:style-name="P100">Given the following hierarchy:</text:p>
          <text:list>
            <text:list-header>
              <text:p text:style-name="P85">class Alpha { …</text:p>
              <text:p text:style-name="P85">class Beta extends Alpha { ….</text:p>
              <text:p text:style-name="P85">class Gamma extends Beta { ….</text:p>
            </text:list-header>
          </text:list>
        </text:list-item>
      </text:list>
      <text:p text:style-name="P2"><text:span text:style-name="T8"><text:tab/></text:span><text:span text:style-name="T14">In what order do the constructors for these classes complete their execution when a <text:tab/></text:span><text:span text:style-name="T10">Gamma</text:span><text:span text:style-name="T14"> object is instantiated?</text:span></text:p>
      <text:list xml:id="list26300736" text:continue-numbering="true" text:style-name="L18">
        <text:list-item>
          <text:p text:style-name="P100">A superclass reference can refer to a subclass object. Explain why this is important as it relates to method overriding.</text:p>
        </text:list-item>
        <text:list-item>
          <text:p text:style-name="P100">What is an abstract class?</text:p>
        </text:list-item>
        <text:list-item>
          <text:p text:style-name="P100">How do you prevent a method from being overridden? How do you prevent a class from being inherited?</text:p>
        </text:list-item>
        <text:list-item>
          <text:p text:style-name="P100">Explain how inheritance, method overriding, and abstract classes are used to support polymorphism.</text:p>
        </text:list-item>
        <text:list-item>
          <text:p text:style-name="P100">What class is a superclass of every other class?</text:p>
        </text:list-item>
        <text:list-item>
          <text:p text:style-name="P100">A class that contains at least one abstract method must, itself, be declared abstract. True or False?</text:p>
        </text:list-item>
        <text:list-item>
          <text:p text:style-name="P100">What keyword is used to create a named constant?</text:p>
        </text:list-item>
      </text:list>
      <text:p text:style-name="P7"/>
      <text:list xml:id="list4548202062861661377" text:style-name="L19">
        <text:list-item>
          <text:p text:style-name="P86">No, a superclass has no knowledge of its subclasses. Yes, a subclass has access to all nonprivate members of its superclass.</text:p>
        </text:list-item>
        <text:list-item>
          <text:p text:style-name="P86">Zie code</text:p>
        </text:list-item>
        <text:list-item>
          <text:p text:style-name="P86">To prevent a subclass from having access to a superclass member, declare that member as <text:span text:style-name="T2">private</text:span>.</text:p>
        </text:list-item>
        <text:list-item>
          <text:p text:style-name="P105">Super<text:span text:style-name="T5"> is used to call a superclass constructor – super(parameter-list); and </text:span>super<text:span text:style-name="T5"> is used to access a superclass member – super.member.</text:span></text:p>
        </text:list-item>
        <text:list-item>
          <text:p text:style-name="P86">When a Gamma object is created, the order of execution is Alpha, Beta, Gamma.</text:p>
        </text:list-item>
        <text:list-item>
          <text:p text:style-name="P86">When an overridden method is called through a superclass reference, it is the type of the object begin referred to that determines which version of the method is called.</text:p>
        </text:list-item>
        <text:list-item>
          <text:p text:style-name="P86">An abstract class contains one or more abstract method(s).</text:p>
        </text:list-item>
        <text:list-item>
          <text:p text:style-name="P105"><text:span text:style-name="T5">To prevent a method from being overridden, declare it as </text:span>final<text:span text:style-name="T5">. To prevent a class from being inherited, declare it as </text:span>final<text:span text:style-name="T5">.</text:span></text:p>
        </text:list-item>
        <text:list-item>
          <text:p text:style-name="P86">Inheritance, method overriding, and abstract classes support polymorphism by enabling you to create a generalized class structure that can be implemented by a variety of classes. Thus, the abstract class defines a consistent interface that is shared by all implementing classes. This embodies the concept of “one interface, multiple methods”.</text:p>
        </text:list-item>
        <text:list-item>
          <text:p text:style-name="P105"><text:span text:style-name="T5">The </text:span>Object<text:span text:style-name="T5"> class.</text:span></text:p>
        </text:list-item>
        <text:list-item>
          <text:p text:style-name="P86">True</text:p>
        </text:list-item>
        <text:list-item>
          <text:p text:style-name="P105">Final</text:p>
        </text:list-item>
      </text:list>
      <text:p text:style-name="P8"/>
      <text:p text:style-name="P8"/>
      <text:p text:style-name="P15">Hoofdstuk 8 (Packages and interfaces):</text:p>
      <text:p text:style-name="P7"/>
      <text:p text:style-name="P7">Twee van Java's meest innovatieve features zijn packages en interfaces. Packages zijn groepen met gerelateerde classen en helpen je code organiseren en zorgen voor een extra laag encapsulation. Een interface definieert een set methoden die geïmplementeerd zullen worden door een class. Een interface geeft een manier om te specificeren wat een class zal doen, maar niet hoe dit wordt gedaan. Packages en interfaces geven een grotere controle over de organisatie van je programma.</text:p>
      <text:p text:style-name="P8"><text:span text:style-name="T17">Een package heeft twee doelen: het zorgt voor een mechanisme waarbij gerelateerde stukken software georganiseerd kunnen worden als unit. Classen gedefinieerd binnen een package moeten worden benaderd via de package naam. Daarnaast helpt een package mee met </text:span><text:span text:style-name="T20">access control</text:span><text:span text:style-name="T17">. Classen gedefinieerd binnen een package kunnen private gemaakt worden voor dat package, en niet toegankelijk voor code buiten de package. Bovendien zorgt een package ervoor dat er minder problemen zijn met class-namen. Een class naam mag maar 1 keer voorkomen, maar doordat een class gedefinieerd wordt binnen een package, wordt de naam van de package aan de class naam verbonden. Hierdoor kan dezelfde class naam in verschillende packages voorkomen. In een package kun je code definieren die enkel toegankelijk is voor andere code binnen dezelfde package. Alle classen behoren tot een package, wanneer geen package is gedefinieerd wordt de default (global) package gebruikt (zonder naam). Om een package te maken schrijf je bovenin de class: </text:span><text:span text:style-name="T4">package</text:span><text:span text:style-name="T17"> naam; Elke package wordt opgeslagen in een eigen directory, dus package 'mypack' staat in de directory 'mypack' (tevens case sensitive). Packages kunnen ook multilevel gebruikt worden, dat gebruik je als volgt: package pack1.pack2.pack3...packN; (uiteraard met bijbehorende directories pack1/pack2/pack3/.../packN).</text:span></text:p>
      <text:p text:style-name="P7">Java run-time weet waar de packages te vinden op 3 manieren: by default, gebruikt Java run-time de huidige werk directory als startpunt. Wanneer je package in een subdirectory is van de huidige directory zal het worden gevonden. Daarnaast kan gebruik worden gemaakt van de omgevings variabele CLASSPATH die de juiste directory kan specificeren. Als laatste kan je ook de -classpath optie in de command line specificeren wanneer ja 'java' en 'javac' gebruikt. Via de commandline ga je een directory direct boven de package directory staan en gebruik je 'javac <text:span text:style-name="T19">package</text:span>/file.java' voor het compilen en 'java <text:span text:style-name="T19">package</text:span>.file' om het bestand uit te voeren (of je gebruikt een van de andere 2 alternatieven). </text:p>
      <text:p text:style-name="P7">De toegankelijkheid van een class member is afhankelijk van zijn <text:span text:style-name="T19">access modifiers</text:span> (<text:span text:style-name="T2">private</text:span>, <text:span text:style-name="T2">public</text:span>, <text:span text:style-name="T2">protected</text:span>, en default) en het <text:span text:style-name="T2">package</text:span> waar het in staat (zie tabel uit hoofdstuk 6). Om een class en zijn members in een ander <text:span text:style-name="T2">package</text:span> te kunnen gebruiken, moeten de class, constructor en benodigde members dus op public staan (een andere manier is <text:span text:style-name="T2">import</text:span>, hierover later meer). Ook is het mogelijk om bij het aanroepen van een class (om bv een object te maken) de package naam toe te voegen aan de class/object naam → package.class naam = new package.naam;.</text:p>
      <text:p text:style-name="P7">Java heeft hier echter een makkelijkere oplossing voor, <text:span text:style-name="T2">import</text:span>. Met <text:span text:style-name="T2">import</text:span> kun je een of meerdere leden van een package in zicht brengen waardoor je de members direct kunt gebruiken. Zo gebruik je import: <text:span text:style-name="T2">import</text:span> package.classname; of wanneer je alles van een bepaalde package wilt importeren gebruik je: <text:span text:style-name="T2">import</text:span> package.* (enkel de directe subclassen worden geimporteerd met de *). In Java volgen de <text:span text:style-name="T2">import</text:span> statements direct na het <text:span text:style-name="T2">package</text:span> statement en voor een class definitie.</text:p>
      <text:p text:style-name="P7">Java heeft zelf een groot aantal standaard classen. Deze classen library wordt vaak de API (Application Programming Interface) genoemd en zitten ook in packages. De top package heet 'java' en enkele subpackages eronder zijn:</text:p>
      <text:list xml:id="list5888299880888800309" text:style-name="L20">
        <text:list-item>
          <text:p text:style-name="P87">java.lang: bevat een groot aantal classen voor algemen gebruik.</text:p>
        </text:list-item>
        <text:list-item>
          <text:p text:style-name="P87">java.io: bevat input en output classen.</text:p>
        </text:list-item>
        <text:list-item>
          <text:p text:style-name="P87">java.net: bevat classen die netwerken ondersteunen.</text:p>
        </text:list-item>
        <text:list-item>
          <text:p text:style-name="P87">java.util: bevat een groot aantal utilitie classen, waaronder het Collections Framework.</text:p>
        </text:list-item>
        <text:list-item>
          <text:p text:style-name="P87">java.awt: bevat classen die de Abstract Window Toolkit ondersteunen.</text:p>
        </text:list-item>
      </text:list>
      <text:p text:style-name="P7">De java.lang package is uniek aangezien het automatisch wordt geimporteerd in elk Java programma (hierin zitten bv de System class die je hebt gebruikt voor <text:span text:style-name="T2">println()</text:span>.</text:p>
      <text:p text:style-name="P7">In OO programmeren is het soms handig om te definieren wat een class moet doen, maar nog niet <text:soft-page-break/>hoe het dat gaat doen. Een abstracte methode is hier een voorbeeld van, het specificeert de <text:span text:style-name="T19">interface</text:span> voor de methode, maar niet de <text:span text:style-name="T19">implementatie</text:span>. In Java kan je zelfs de interface compleet scheiden van zijn implementatie met het keyword <text:span text:style-name="T2">interface</text:span>. Een <text:span text:style-name="T2">interface</text:span> is syntactisch gelijk aan een abstracte class in dat je een of meerdere methoden kunt specificeren zonder body. Wanneer een <text:span text:style-name="T2">interface</text:span> is gedefinieerd, kunnen zoveel classen als je wilt het implementeren. Bovendien kan een class ook elk gewenst aantal interfaces implementeren. Elke class is vrij om te bepalen hoe het de interface methode implementeert. </text:p>
      <text:p text:style-name="P7">Sinds JDK 8 is het echter wel mogelijk om een <text:span text:style-name="T19">default implementation</text:span> te maken voor een <text:span text:style-name="T2">interface</text:span> methode (vooral handig als je een <text:span text:style-name="T2">interface</text:span> hebt die al veel is geimplementeerd, dan sloop je niet direct het programma wanneer je een nieuwe methode toevoegt). Om een methode een <text:span text:style-name="T19">default implementation</text:span> te geven begin je de declaratie met het keyword <text:span text:style-name="T2">default</text:span> (bv default int getID(); ). Logisch gezien wordt deze versie van de methode gebruikt wanneer deze niet is <text:span text:style-name="T19">overridden</text:span>. Methodes zonder <text:span text:style-name="T2">default</text:span> worden dus in elke class die de <text:span text:style-name="T2">interface</text:span> implementeert voorzien van implementatie en kunnen gebruikt/aangeroepen worden in de <text:span text:style-name="T19">default implementation</text:span> van een default methode. Een <text:span text:style-name="T19">default implementation</text:span> zorgt ook voor optionele functionaliteit zonder dat een class de methode verplicht moet <text:span text:style-name="T19">overridden</text:span>. Pas op, wanneer een class twee (of meerdere) interfaces implementeert die beide een <text:span text:style-name="T19">default</text:span> <text:span text:style-name="T19">implementation</text:span> bevatten met dezelfde naam, weet Java niet welke methode te kiezen en ontstaat er een error. Dit kan worden opgelost door de <text:span text:style-name="T19">defailt implementation</text:span> te <text:span text:style-name="T19">overridden.</text:span></text:p>
      <text:p text:style-name="P7">Daarnaast zijn nu ook <text:span text:style-name="T2">static</text:span> interface methodes toegestaan en sinds JDK 9 kan een <text:span text:style-name="T2">interface</text:span> ook <text:span text:style-name="T2">private</text:span> methodes hebben. Maar dit is enkel voor speciale omstandigheden. Wanneer een methode in <text:s/>een interface <text:span text:style-name="T2">static</text:span> is, is er geen instantie of implementatie van de interface nodig om aangeroepen te kunnen worden. <text:span text:style-name="T2">Static</text:span> methodes worden niet geerfd door zowel een implementerende class als door een subinterface. Een <text:span text:style-name="T2">private</text:span> methode kan enkel worden aangeroepen door een <text:span text:style-name="T2">default</text:span> methode of andere <text:span text:style-name="T2">private</text:span> methode uit dezelfde class. Wanneer een methode <text:span text:style-name="T2">private</text:span> is, kan deze niet worden gebruikt buiten de eigen class. Het voordeel van zo'n <text:span text:style-name="T2">private</text:span> methode is dat het meerdere <text:span text:style-name="T2">default</text:span> methoden gebruik kan laten maken van een gemeenschappelijk stuk code zonder dit te hoeven herhalen.</text:p>
      <text:p text:style-name="P7">Een top-level <text:span text:style-name="T2">interface</text:span> heeft als <text:span text:style-name="T19">access modifiers</text:span> enkel <text:span text:style-name="T2">public</text:span> of <text:span text:style-name="T19">default</text:span>. Traditioneel gezien declareert een <text:span text:style-name="T2">interface</text:span> zijn methodes enkel met het return-type en de signature (het zijn in essentie abstracte methoden). In een <text:span text:style-name="T2">interface</text:span> zijn alle methoden impliciet <text:span text:style-name="T2">public</text:span>. Variabelen die in een <text:span text:style-name="T2">interface</text:span> worden gedeclareerd kunnen geen instantie variabelen zijn, maar zijn impliciet <text:span text:style-name="T2">public</text:span>, <text:span text:style-name="T2">final</text:span>, en <text:span text:style-name="T2">static</text:span> en moeten worden geinitialiseerd. In essentie zijn het dus constanten.</text:p>
      <text:p text:style-name="P7">Om een <text:span text:style-name="T2">interface</text:span> te implementeren gebruik je het keyword <text:span text:style-name="T2">implements</text:span> als volgt: class name (extends superclass) implements interface1 (, interface 2){ ... <text:s/>De methodes die een interface implementeren moeten <text:span text:style-name="T2">public</text:span> zijn (methodes van een interface zijn ook impliciet public) en exact de signature matchen. Het is toegestaan en gebruikelijk voor een class die een <text:span text:style-name="T2">interface</text:span> implementeert om nog eigen members er aan toe te voegen. Wanneer een class de <text:span text:style-name="T2">interface</text:span> implementeert, maar niet alle methodes volledig implementeert, moet deze class als <text:span text:style-name="T2">abstract</text:span> worden gedefinieerd en verdere implementatie moet door subclassen gebeuren.</text:p>
      <text:p text:style-name="P7">Het is mogelijk om een referentie variabele van het type <text:span text:style-name="T2">interface</text:span> te maken. Zo'n variabele kan refereren aan elk object dat zijn interface implementeert. Wanneer je via een interface referentie een methode van een object aanroept, wordt de versie van de methode aangeroepen die is geimplementeerd door het object (in principe de implementerende class). De <text:span text:style-name="T2">interface</text:span> kan enkel bij methodes van de implementerende class die in de <text:span text:style-name="T2">interface</text:span> zelf gedeclareerd staan, niet bij evenetuele bijkomende methodes en variabelen.</text:p>
      <text:p text:style-name="P7">Zoals gezegd zijn variabelen in een <text:span text:style-name="T2">interface</text:span> impliciet <text:span text:style-name="T2">public</text:span>, <text:span text:style-name="T2">static</text:span>, en <text:span text:style-name="T2">final</text:span>, kortom constanten. Aangezien grote programma's vaak over verschillende bestanden zijn verdeeld, is dit een makkelijke manier om deze constanten beschikbaar te maken voor elk bestand. Deze techniek van het delen van gedeelde constanten is echter controversieel. </text:p>
      <text:p text:style-name="P7">Een interface kan een andere interface erfen met het keyword <text:span text:style-name="T2">extends</text:span>, net als bij gewone classen. Een class kan informatie bevatten van de huidige staat bevatten, een interface niet.</text:p>
      <text:p text:style-name="P7"><text:soft-page-break/></text:p>
      <text:p text:style-name="P7"/>
      <text:p text:style-name="P7"/>
      <text:list xml:id="list1482348134919371357" text:style-name="L21">
        <text:list-item>
          <text:p text:style-name="P51"><text:span text:style-name="T8">Using the code from Try This 8-1, put the </text:span><text:span text:style-name="T9">IcharQ</text:span><text:span text:style-name="T8"> interface and its three implementations into a package called </text:span><text:span text:style-name="T9">qpack</text:span><text:span text:style-name="T8">. Keeping the queue demonstration class </text:span><text:span text:style-name="T9">IQDemo</text:span><text:span text:style-name="T8"> in the default package, show how to import and use the classes in </text:span><text:span text:style-name="T9">qpack</text:span><text:span text:style-name="T8">.</text:span></text:p>
        </text:list-item>
        <text:list-item>
          <text:p text:style-name="P101">What is a namespace? Why is it important that Java allows you to partition the namespace?</text:p>
        </text:list-item>
        <text:list-item>
          <text:p text:style-name="P101">Packages are stored in ___________.</text:p>
        </text:list-item>
        <text:list-item>
          <text:p text:style-name="P64"><text:span text:style-name="T12">Explain the difference between </text:span><text:span text:style-name="T9">protected</text:span><text:span text:style-name="T12"> and default access.</text:span></text:p>
        </text:list-item>
        <text:list-item>
          <text:p text:style-name="P101">Explain the two ways that the members of a package can be used by other packages.</text:p>
        </text:list-item>
        <text:list-item>
          <text:p text:style-name="P101">“One interface, multiple methods” is a key tenet of Java. What feature best exemplifies it?</text:p>
        </text:list-item>
        <text:list-item>
          <text:p text:style-name="P101">How many classes can implement an interface? How many interfaces can a class implement?</text:p>
        </text:list-item>
        <text:list-item>
          <text:p text:style-name="P101">Can interfaces be extended?</text:p>
        </text:list-item>
        <text:list-item>
          <text:p text:style-name="P64"><text:span text:style-name="T12">Create an interface for the </text:span><text:span text:style-name="T9">Vehicle</text:span><text:span text:style-name="T12"> class from Chapter 7. Call the interface </text:span><text:span text:style-name="T9">IVehicle</text:span><text:span text:style-name="T12">.</text:span></text:p>
        </text:list-item>
        <text:list-item>
          <text:p text:style-name="P64"><text:span text:style-name="T12">Variables declared in an interface are implicitly </text:span><text:span text:style-name="T9">static</text:span><text:span text:style-name="T12"> and </text:span><text:span text:style-name="T9">final</text:span><text:span text:style-name="T12">. Can they be shared with other parts of a program?</text:span></text:p>
        </text:list-item>
        <text:list-item>
          <text:p text:style-name="P101">A package is, in essence, a container for classes. True or False?</text:p>
        </text:list-item>
        <text:list-item>
          <text:p text:style-name="P101">What standard Java package is automatically imported into a program?</text:p>
        </text:list-item>
        <text:list-item>
          <text:p text:style-name="P64"><text:span text:style-name="T12">What keyword is used to declare a default </text:span><text:span text:style-name="T9">interface</text:span><text:span text:style-name="T12"> method?</text:span></text:p>
        </text:list-item>
        <text:list-item>
          <text:p text:style-name="P64"><text:span text:style-name="T12">Beginning with JDK 8, is it possible to define a </text:span><text:span text:style-name="T9">static</text:span><text:span text:style-name="T12"> method in an </text:span><text:span text:style-name="T9">interface</text:span><text:span text:style-name="T12">?</text:span></text:p>
        </text:list-item>
        <text:list-item>
          <text:p text:style-name="P64"><text:span text:style-name="T12">Assume that the </text:span><text:span text:style-name="T9">IcharQ</text:span><text:span text:style-name="T12"> interface shown in Try This 8-1 has been in widespread use for several years. Now, you want to add a method to it called </text:span><text:span text:style-name="T9">reset()</text:span><text:span text:style-name="T12">, which will be used to reset the queue to its empty starting condition. Assuming JDK 8 or later, how can this be accomplished without breaking preexisting code?</text:span></text:p>
        </text:list-item>
        <text:list-item>
          <text:p text:style-name="P64"><text:span text:style-name="T12">How is a </text:span><text:span text:style-name="T9">static</text:span><text:span text:style-name="T12"> method in an interface called?</text:span></text:p>
        </text:list-item>
        <text:list-item>
          <text:p text:style-name="P64"><text:span text:style-name="T12">Can an </text:span><text:span text:style-name="T9">interface</text:span><text:span text:style-name="T12"> have a private method?</text:span></text:p>
        </text:list-item>
      </text:list>
      <text:p text:style-name="P7"/>
      <text:list xml:id="list239079299897423352" text:style-name="L22">
        <text:list-item>
          <text:p text:style-name="P88">To put IcharQ and its implementations into the qpack package, you must separate each into its own file, make each implementation class public, and add this statement to the top of each file: package qpack;</text:p>
          <text:p text:style-name="P88">Once this has been done, you can use qpack by adding this import statement to IQDemo: import qpack.*;</text:p>
        </text:list-item>
        <text:list-item>
          <text:p text:style-name="P88">A namespace is a declarative region. By partitioning the namespace, you can prevent name collisions (scope vd naam).</text:p>
        </text:list-item>
        <text:list-item>
          <text:p text:style-name="P88">Directories</text:p>
        </text:list-item>
        <text:list-item>
          <text:p text:style-name="P88">A member with <text:span text:style-name="T2">protected</text:span> access can be used within its package and by a subclass in other packages. A member with default access can be used within its package only.</text:p>
        </text:list-item>
        <text:list-item>
          <text:p text:style-name="P88">To use a member of a package, you can either fully qualify its name, or you can import it using <text:span text:style-name="T2">import</text:span>.</text:p>
        </text:list-item>
        <text:list-item>
          <text:p text:style-name="P88">The interface best exemplifies the one interface, multiple methods principle of OOP.</text:p>
        </text:list-item>
        <text:list-item>
          <text:p text:style-name="P88">An interface can be implemented by an unlimited number of classes. A class can implement as many interfaces as it chooses.</text:p>
        </text:list-item>
        <text:list-item>
          <text:p text:style-name="P88">Yes</text:p>
        </text:list-item>
        <text:list-item>
          <text:p text:style-name="P88">zie code</text:p>
        </text:list-item>
        <text:list-item>
          <text:p text:style-name="P88">Yes, interface variables can be used as named constants that are shared by all files in a program. They are brought into view by importing their interface.</text:p>
        </text:list-item>
        <text:list-item>
          <text:p text:style-name="P88">True</text:p>
        </text:list-item>
        <text:list-item>
          <text:p text:style-name="P88">java.lang</text:p>
        </text:list-item>
        <text:list-item>
          <text:p text:style-name="P88">default</text:p>
        </text:list-item>
        <text:list-item>
          <text:p text:style-name="P88"><text:soft-page-break/>Yes</text:p>
        </text:list-item>
        <text:list-item>
          <text:p text:style-name="P88">To avoid breaking preexisting code, you must use a default interface method. Because you can't know how to reset each queue implementation, the default reset() implementation will need to report an error that indicates that it is not implemented. (The best way to do this is to use an exception). Fortunately, since no preexisting code assumes that IcharQ defines a reset() method, no preexisting code will encounter that error, and no preexisting code will be broken.</text:p>
        </text:list-item>
        <text:list-item>
          <text:p text:style-name="P88">A static interface method is called through its interface name, by use of the dot operator.</text:p>
        </text:list-item>
        <text:list-item>
          <text:p text:style-name="P88">Since JDK 9, Yes</text:p>
        </text:list-item>
      </text:list>
      <text:p text:style-name="P8"/>
      <text:p text:style-name="P8"/>
      <text:p text:style-name="P15">Hoofdstuk 9 (Exception handling):</text:p>
      <text:p text:style-name="P7"/>
      <text:p text:style-name="P7">Een <text:span text:style-name="T19">exception</text:span> is een error tijdens run-time. Met <text:span text:style-name="T19">exception handling</text:span> kun je deze errors afvangen en een <text:span text:style-name="T19">block</text:span> code definieren, de <text:span text:style-name="T19">exception handler</text:span>, die wordt uitgevoerd zodra er een error ontstaat. In Java zijn alle <text:span text:style-name="T19">exceptions</text:span> gerepresenteerd door een <text:span text:style-name="T19">class</text:span> en al deze classen zijn afgeleid van een class genaamd 'Throwable'. Wanneer er dus een error ontstaat, wordt er een object van een bepaald type <text:span text:style-name="T19">exception</text:span> gemaakt. Throwable heeft twee subclassen, 'Error' voor fouten die ontstaan in de Java Virtual Machine (en waar je dus weinig mee kan), en 'Exception' voor fouten die ontstaan als resultaat van fouten in het programma (deze moet je wel afhandelen). Een belangrijke subclass van 'Exception' is 'RuntimeException' welke verscheidene soorten run-time errors representeert. <text:span text:style-name="T19">Exception handling</text:span> gebruikt vijf keywords:</text:p>
      <text:list xml:id="list767630081750269959" text:style-name="L23">
        <text:list-item>
          <text:p text:style-name="P89"><text:span text:style-name="T2">Try;</text:span> voor statements die je wilt monitoren voor <text:span text:style-name="T19">exceptions</text:span> gebruik je een try block (wanneer een <text:span text:style-name="T19">exception</text:span> plaatsvindt is deze <text:span text:style-name="T19">thrown</text:span>).</text:p>
        </text:list-item>
        <text:list-item>
          <text:p text:style-name="P106">Catch<text:span text:style-name="T5">; voor het afvangen en afhandelen van deze </text:span><text:span text:style-name="T21">thrown exceptions.</text:span></text:p>
        </text:list-item>
        <text:list-item>
          <text:p text:style-name="P106">Throw<text:span text:style-name="T5">; voor het manueel maken van een systeem exception (ipv automatisch door de JRE).</text:span></text:p>
        </text:list-item>
        <text:list-item>
          <text:p text:style-name="P106">Throws<text:span text:style-name="T5">; in sommige gevallen dient een </text:span><text:span text:style-name="T21">exception</text:span><text:span text:style-name="T5"> die is </text:span><text:span text:style-name="T21">thrown</text:span><text:span text:style-name="T5"> door een methode op deze wijze gespecificeerd.</text:span></text:p>
        </text:list-item>
        <text:list-item>
          <text:p text:style-name="P106">Finally<text:span text:style-name="T5">; voor code die uitgevoerd MOET worden wanneer je een </text:span>try<text:span text:style-name="T5"> block uitgaat.</text:span></text:p>
        </text:list-item>
      </text:list>
      <text:p text:style-name="P9"><text:span text:style-name="T5">Kortom, er zijn 3 manieren waarop een </text:span><text:span text:style-name="T21">exception</text:span><text:span text:style-name="T5"> kan ontstaan, 1. door de JVM, hier kan je niets mee; 2. de standaard exceptions die ontstaan door errors, welke afgehandeld moeten worden; 3. de </text:span><text:span text:style-name="T21">exceptions</text:span><text:span text:style-name="T5"> die manueel gemaakt worden.</text:span></text:p>
      <text:p text:style-name="P9"><text:span text:style-name="T5">Een </text:span>try<text:span text:style-name="T5"> en een </text:span>catch<text:span text:style-name="T5"> gaan altijd samen en hebben de volgende vorm:</text:span></text:p>
      <text:p text:style-name="P7">try{ block of code }</text:p>
      <text:p text:style-name="P7">catch(exceptionType1 exOb){ handler for exception type 1 }</text:p>
      <text:p text:style-name="P7">catch(exceptionType2 exOb){ handler for exception type 2 }</text:p>
      <text:p text:style-name="P9"><text:span text:style-name="T5">Het type </text:span><text:span text:style-name="T21">exception</text:span><text:span text:style-name="T5"> bepaald welk </text:span>catch<text:span text:style-name="T5"> statement wordt aangeroepen en exOb krijgt de waarde van de </text:span><text:span text:style-name="T21">exception</text:span><text:span text:style-name="T5">. Komt er echter geen </text:span><text:span text:style-name="T21">exception</text:span><text:span text:style-name="T5"> dan worden alle </text:span>catch<text:span text:style-name="T5"> statements overgeslagen en wordt verder gegaan met het statement direct na de laatste </text:span>catch<text:span text:style-name="T5">. Zonder juist </text:span>catch<text:span text:style-name="T5"> statement wordt een </text:span><text:span text:style-name="T21">exception</text:span><text:span text:style-name="T5"> ook niet afgevangen. Code in een </text:span>try<text:span text:style-name="T5"> block wordt uitgevoerd tot het statement die zorgt voor de </text:span><text:span text:style-name="T21">exception</text:span><text:span text:style-name="T5"> (dit geldt ook wanneer in een </text:span>try<text:span text:style-name="T5"> block een andere methode wordt aangeroepen die de </text:span><text:span text:style-name="T21">exception</text:span><text:span text:style-name="T5"> genereert zonder deze zelf af te handelen), waarna executie verder gaat in het juiste </text:span>catch<text:span text:style-name="T5"> block.</text:span></text:p>
      <text:p text:style-name="P7">Het voordeel van het afvangen van <text:span text:style-name="T19">exceptions</text:span> is dat het programma niet op abnormale wijze wordt beeindigd. Gebeurt dit niet, dan zal de JVM de <text:span text:style-name="T19">exception</text:span> afvangen en een 'stack trace' en 'error message' laten zien. Voor het debuggen is dit wel handig, maar andere kwaadwillende gebruikers kunnen hier misbruik van maken. Zodra een <text:span text:style-name="T19">exception</text:span> is afgevangen en afgehandeld, is deze uit het systeem verwijderd.</text:p>
      <text:p text:style-name="P7">Zoals gezegd zijn alle <text:span text:style-name="T19">exceptions</text:span> een class, en wanneer je <text:span text:style-name="T2">catch</text:span> clausule een class afvangt, vang je ook alle <text:span text:style-name="T19">exceptions</text:span> uit diens subclassen af. Zo vang je met de superclass van alle <text:span text:style-name="T19">exceptions</text:span>, 'Throwable', alle <text:span text:style-name="T19">exceptions</text:span> af. Wanneer je zowel van een superclass als van een subclass <text:span text:style-name="T19">exceptions</text:span> will afvangen, moet je eerst de subclass in een <text:span text:style-name="T2">catch</text:span> statement plaatsen, daarna pas de superclass, aangezien de <text:span text:style-name="T2">catch</text:span> statements op volgorde worden nagelopen. Het voordeel van het <text:span text:style-name="T19">catchen</text:span> van een superclass is dat je effectief gezien een 'catch all' clausule hebt voor waar dat nodig is of waar een grote groep <text:span text:style-name="T19">exceptions</text:span> op dezelfde manier kunnen worden afgehandeld.</text:p>
      <text:p text:style-name="P7">Een <text:span text:style-name="T2">try</text:span> block kan worden genest. Een <text:span text:style-name="T19">exception</text:span> die niet wordt afgevangen in het binnen block, wordt doorgestuurd naar het buiten block. Nested <text:span text:style-name="T2">try</text:span> blocks worden vaak gebruikt om verschillende categorieën van errors op verschillende manieren af te handelen. Bijvoorbeeld minder ernstige errors in een inner block en de ernstige errors in het buiten block.</text:p>
      <text:p text:style-name="P7">Zoals gezegd is het ook mogelijk om dmv <text:span text:style-name="T2">throw</text:span> handmatig een error te genereren. Dit heeft de vorm: throw (new) exceptOb; waarbij exceptOb een object is van een <text:span text:style-name="T19">exception</text:span> class die is afgeleid van throwable. Het is belangrijk te weten dat je niet slechts een type <text:span text:style-name="T19">exception</text:span> kunt <text:span text:style-name="T2">throw</text:span>en, enkel een object. Meestal gebruik je het handmatig gooien van <text:span text:style-name="T19">exceptions</text:span> om zelf gemaakte <text:span text:style-name="T19">exceptions</text:span> te <text:soft-page-break/><text:span text:style-name="T2">throw</text:span>en. Wanneer een <text:span text:style-name="T19">exception</text:span> is afgevangen door een handler, is het mogelijk om de <text:span text:style-name="T19">exception</text:span> hierna weer opnieuw te <text:span text:style-name="T2">throw</text:span>en zodat het afgevangen kan worden door een buiten <text:span text:style-name="T2">catch</text:span>. Op deze manier kunnen meerdere handlers bij de <text:span text:style-name="T19">exception</text:span> en beide mogelijk andere (deel)oplossingen bieden. </text:p>
      <text:p text:style-name="P7">Aangezien alle <text:span text:style-name="T19">exceptios</text:span> objecten zijn van subclassen die zijn afgeleid van throwable, kunnen alle methodes die in throwable staan gedefinieerd worden gebruikt. Enkele methoden van throwable:</text:p>
      <text:list xml:id="list3009052883348870213" text:style-name="L24">
        <text:list-item>
          <text:p text:style-name="P90">Throwable fillInStackTrace() – geeft een Throwable object terug dat een complete Stack trace bevat (dit object kan rethrown worden).</text:p>
        </text:list-item>
        <text:list-item>
          <text:p text:style-name="P90">String getLocalizedMessage() – geeft een gelocaliseerde omschrijving van de <text:span text:style-name="T19">exception</text:span>.</text:p>
        </text:list-item>
        <text:list-item>
          <text:p text:style-name="P90">String getMessage() – geeft een omschrijving van de <text:span text:style-name="T19">exception</text:span>.</text:p>
        </text:list-item>
        <text:list-item>
          <text:p text:style-name="P90">void printStackTrace() – geeft de Stack Trace weer.</text:p>
        </text:list-item>
        <text:list-item>
          <text:p text:style-name="P90">void printStackTrace(PrintStream stream) – zend de Stack Trace naar de gespecificeerde stream.</text:p>
        </text:list-item>
        <text:list-item>
          <text:p text:style-name="P90">void printStackTrace(PrintWriter stream) – zend de Stack Trace naar de gespecificeerde stream.</text:p>
        </text:list-item>
        <text:list-item>
          <text:p text:style-name="P90">String toString() – geeft een String object dat de complete omschrijving van de <text:span text:style-name="T19">exception</text:span> bevat. Deze methode wordt door <text:span text:style-name="T2">println()</text:span> aangeroepen met een Throwable object als argument.</text:p>
        </text:list-item>
      </text:list>
      <text:p text:style-name="P7">Soms wil je dat een code block uitgevoerd wordt ook al is het <text:span text:style-name="T2">try/catch</text:span> block klaar (bv door een <text:span text:style-name="T19">exception</text:span>), dit kan met <text:span text:style-name="T2">finally</text:span>. Je gebruikt <text:span text:style-name="T2">finally</text:span> na de laatste <text:span text:style-name="T2">catch</text:span> van het <text:span text:style-name="T2">try/catch</text:span> block. Dit block wordt uitgevoerd ongeacht de reden dat een <text:span text:style-name="T2">try/catch</text:span> block klaar is (<text:span text:style-name="T19">exception</text:span> of einde code aangekomen zo ook met een <text:span text:style-name="T2">return</text:span>).</text:p>
      <text:p text:style-name="P7">Wanneer een methode een <text:span text:style-name="T19">exception</text:span> genereert die het niet zelf afhandeld, moet het deze <text:span text:style-name="T19">exception</text:span> declareren in een <text:span text:style-name="T2">throws</text:span> clausule: return-type methName(param-list) throws except-list { … } Except-list is een door komma's gescheiden lijst met <text:span text:style-name="T19">exceptions</text:span> die door de methode gemaakt kunnen worden. <text:span text:style-name="T19">Exceptions</text:span> uit subclassen van 'Error' of 'RuntimeException' zijn hiervoor uitgezonderd.</text:p>
      <text:p text:style-name="P7">Sinds JDK 7 zijn er drie nieuwe <text:span text:style-name="T19">exception handling</text:span> mechanismes:</text:p>
      <text:list xml:id="list379212993757743944" text:style-name="L25">
        <text:list-item>
          <text:p text:style-name="P91">Automatic resource management / try-with-resources: beschreven in hoofdstuk 10.</text:p>
        </text:list-item>
        <text:list-item>
          <text:p text:style-name="P91">Multi-catch: twee of meer <text:span text:style-name="T19">exceptions</text:span> kunnen met 1 <text:span text:style-name="T2">catch</text:span> worden afgevangen. Handig wanneer de afhandeling voor beide <text:span text:style-name="T19">exceptions</text:span> hetzelfde is. De <text:span text:style-name="T19">exceptions</text:span> in de lijst worden gescheiden met een OR operator. ( | ). Een multi-catch parameter is impliciet <text:span text:style-name="T2">final</text:span> (en kan dus geen nieuwe waarde worden toegeschreven).</text:p>
        </text:list-item>
        <text:list-item>
          <text:p text:style-name="P91">Final rethrow / more precise rethrow: beperkt het type <text:span text:style-name="T19">exceptions</text:span> dat kan worden re<text:span text:style-name="T2">thrown</text:span> naar enkel de gecheckte <text:span text:style-name="T19">exceptions</text:span> die het geassocieerde <text:span text:style-name="T2">try</text:span> block opgooit, ie niet afgehandeld zijn door een eerdere <text:span text:style-name="T2">catch</text:span>, en die een subtype of supertype zijn van de parameter. De <text:span text:style-name="T2">catch</text:span> parameter moet hiervoor wel <text:span text:style-name="T2">final</text:span> zijn.</text:p>
        </text:list-item>
      </text:list>
      <text:p text:style-name="P7">Sommige <text:span text:style-name="T19">exceptions</text:span> die afgeleid zijn van 'RuntimeException' worden <text:span text:style-name="T19">unchecked exceptions</text:span> genoemd omdat de compiler niet checkt of een methode deze <text:span text:style-name="T19">exceptions</text:span> opgooit of afhandelt en hoeven niet te worden genoemd in de <text:span text:style-name="T2">throws</text:span> lijst van een methode. Daarnaast zijn er <text:span text:style-name="T19">checked exceptions</text:span>, welke wel in de <text:span text:style-name="T2">throws</text:span> lijst van een methode moeten worden genoemd, aangezien de compiler checkt of een methode deze opgooit en zelf afhandelt.</text:p>
      <text:p text:style-name="P7">Het is mogelijk om <text:span text:style-name="T19">chained exceptions</text:span> te maken (bijvoorbeeld wanneer de ene <text:span text:style-name="T19">exception</text:span> wordt veroorzaakt door een andere <text:span text:style-name="T19">exception</text:span>). De throwable class heeft hiervoor twee constructors: Throwable(Throwable causeExc) en Throwable(String msg, Throwable causeExc). De methodes die aan Throwable zijn toegevoegd voor <text:span text:style-name="T19">chained exceptions</text:span> zijn: Throwable getCause(), welke de <text:span text:style-name="T19">exception</text:span> geeft die de huidige heeft veroorzaakt (of null), en Throwable initCause(Throwable causeExc), welke causeExc associeert met de veroorzakende <text:span text:style-name="T19">exception</text:span>.</text:p>
      <text:p text:style-name="P7">Een van de krachten van Java is juist dat je ook je eigen <text:span text:style-name="T19">exceptions</text:span> kan maken en laten afhandelen. Zo kan je <text:span text:style-name="T19">exceptions</text:span> gebruiken die handig zijn voor je eigen applicatie. Het maken van een <text:span text:style-name="T19">exception</text:span> class is makkelijk en doe je door een subclass van Exception (en dus Throwable) te <text:soft-page-break/>maken. Je eigen class zal dus alle methodes van Throwable ter beschikking hebben.</text:p>
      <text:p text:style-name="P7">Het <text:span text:style-name="T2">throw</text:span>en van een <text:span text:style-name="T19">exception</text:span> is beter dan simpelweg naar de commandline <text:span text:style-name="T2">println()</text:span>.</text:p>
      <text:p text:style-name="P7"/>
      <text:p text:style-name="P7"/>
      <text:list xml:id="list5874860730497253936" text:style-name="L26">
        <text:list-item>
          <text:p text:style-name="P102">What class is at the top of the exception hierarchy?</text:p>
        </text:list-item>
        <text:list-item>
          <text:p text:style-name="P65"><text:span text:style-name="T12">Briefly explain how to use </text:span><text:span text:style-name="T9">try</text:span><text:span text:style-name="T12"> and </text:span><text:span text:style-name="T9">catch</text:span><text:span text:style-name="T12">.</text:span></text:p>
        </text:list-item>
        <text:list-item>
          <text:p text:style-name="P102">What is wrong with this fragment?</text:p>
          <text:list>
            <text:list-header>
              <text:p text:style-name="P92">// …</text:p>
              <text:p text:style-name="P92">vals[18] = 10;</text:p>
              <text:p text:style-name="P92">catch (ArrayIndexOutOfBoundsException exc){</text:p>
              <text:p text:style-name="P92"><text:s text:c="2"/>// handle error</text:p>
              <text:p text:style-name="P92">}</text:p>
            </text:list-header>
          </text:list>
        </text:list-item>
        <text:list-item>
          <text:p text:style-name="P102">What happens if an exception is not caught?</text:p>
        </text:list-item>
        <text:list-item>
          <text:p text:style-name="P102">What is wrong with this fragment?</text:p>
          <text:list>
            <text:list-header>
              <text:p text:style-name="P92">class A extends Exception { …</text:p>
              <text:p text:style-name="P92">class B extends A { …</text:p>
              <text:p text:style-name="P92">// ….</text:p>
              <text:p text:style-name="P92">try {</text:p>
              <text:p text:style-name="P92"><text:s text:c="2"/>// …</text:p>
              <text:p text:style-name="P92">}</text:p>
              <text:p text:style-name="P92">catch (A exc) { … }</text:p>
              <text:p text:style-name="P92">catch (B exc) { … }</text:p>
            </text:list-header>
          </text:list>
        </text:list-item>
        <text:list-item>
          <text:p text:style-name="P65"><text:span text:style-name="T12">Can an inner </text:span><text:span text:style-name="T9">catch</text:span><text:span text:style-name="T12"> rethrow an exception to an outer </text:span><text:span text:style-name="T9">catch</text:span><text:span text:style-name="T12">?</text:span></text:p>
        </text:list-item>
        <text:list-item>
          <text:p text:style-name="P65"><text:span text:style-name="T12">The </text:span><text:span text:style-name="T9">finally</text:span><text:span text:style-name="T12"> block is the last bit of code executed before your program ends. True or False? Explain your answer.</text:span></text:p>
        </text:list-item>
        <text:list-item>
          <text:p text:style-name="P65"><text:span text:style-name="T12">What type of exceptions must be explicitly declared in a </text:span><text:span text:style-name="T9">throws</text:span><text:span text:style-name="T12"> clause of a method?</text:span></text:p>
        </text:list-item>
        <text:list-item>
          <text:p text:style-name="P102">What is wrong with this fragment?</text:p>
          <text:list>
            <text:list-header>
              <text:p text:style-name="P92">class MyClass { // …}</text:p>
              <text:p text:style-name="P92">// …</text:p>
              <text:p text:style-name="P92">throw new MyClass();</text:p>
            </text:list-header>
          </text:list>
        </text:list-item>
        <text:list-item>
          <text:p text:style-name="P65"><text:span text:style-name="T12">In question 3 of the Chapter 6 Self Test, you created a </text:span><text:span text:style-name="T9">Stack</text:span><text:span text:style-name="T12"> class. Add custom exceptions to your class that report stack full and stack empty conditions.</text:span></text:p>
        </text:list-item>
        <text:list-item>
          <text:p text:style-name="P102">What are the three ways that an exception can be generated?</text:p>
        </text:list-item>
        <text:list-item>
          <text:p text:style-name="P65"><text:span text:style-name="T12">What are the two direct subclasses of </text:span><text:span text:style-name="T9">Throwable</text:span><text:span text:style-name="T12">?</text:span></text:p>
        </text:list-item>
        <text:list-item>
          <text:p text:style-name="P102">What is the multi-catch feature?</text:p>
        </text:list-item>
        <text:list-item>
          <text:p text:style-name="P65"><text:span text:style-name="T12">Should your code typically catch exceptions of type </text:span><text:span text:style-name="T9">Error</text:span><text:span text:style-name="T12">?</text:span></text:p>
        </text:list-item>
      </text:list>
      <text:p text:style-name="P8"/>
      <text:list xml:id="list1663013189905902184" text:style-name="L27">
        <text:list-item>
          <text:p text:style-name="P93">Throwable is at the top of the exception hierarchy.</text:p>
        </text:list-item>
        <text:list-item>
          <text:p text:style-name="P93">The <text:span text:style-name="T2">try</text:span> and <text:span text:style-name="T2">catch</text:span> statements work together. Program statements that you want to monitor for exceptions are contained within a <text:span text:style-name="T2">try</text:span> block. An exception is caught using <text:span text:style-name="T2">catch</text:span>.</text:p>
        </text:list-item>
        <text:list-item>
          <text:p text:style-name="P93">There is no <text:span text:style-name="T2">try</text:span> block preceding the <text:span text:style-name="T2">catch</text:span> statement.</text:p>
        </text:list-item>
        <text:list-item>
          <text:p text:style-name="P93">If an exception is not caught, abnormal program termination results.</text:p>
        </text:list-item>
        <text:list-item>
          <text:p text:style-name="P93">In the fragment, a superclass <text:span text:style-name="T2">catch</text:span> precedes a subclass <text:span text:style-name="T2">catch</text:span>. Since the superclass <text:span text:style-name="T2">catch</text:span> will catch all subclasses too, unreachable code is created.</text:p>
        </text:list-item>
        <text:list-item>
          <text:p text:style-name="P93">Yes, an exception can be rethrown.</text:p>
        </text:list-item>
        <text:list-item>
          <text:p text:style-name="P93">False. The <text:span text:style-name="T2">finally</text:span> block is the code executed when a <text:span text:style-name="T2">try</text:span> block ends.</text:p>
        </text:list-item>
        <text:list-item>
          <text:p text:style-name="P93">All exceptions except those of type RuntimeException and Error must be declared in a <text:span text:style-name="T2">throws</text:span> clause.</text:p>
        </text:list-item>
        <text:list-item>
          <text:p text:style-name="P93">MyClass does not extend Throwable. Only subclasses of Throwable can be thrown by <text:span text:style-name="T2">throw</text:span>.</text:p>
        </text:list-item>
        <text:list-item>
          <text:p text:style-name="P93">Zie code</text:p>
        </text:list-item>
        <text:list-item>
          <text:p text:style-name="P93">An exception can be generated by an error in the JVM, by an error in your program, or explicitly via a <text:span text:style-name="T2">throw</text:span> statement.</text:p>
        </text:list-item>
        <text:list-item>
          <text:p text:style-name="P93"><text:soft-page-break/>Error and Exception.</text:p>
        </text:list-item>
        <text:list-item>
          <text:p text:style-name="P93">The multi-catch feature allows one <text:span text:style-name="T2">catch</text:span> clause to catch two or more exceptions.</text:p>
        </text:list-item>
        <text:list-item>
          <text:p text:style-name="P93">No.</text:p>
        </text:list-item>
      </text:list>
      <text:p text:style-name="P8"/>
      <text:p text:style-name="P15">Hoofdstuk 10 (Using I/O):</text:p>
      <text:p text:style-name="P7"/>
      <text:p text:style-name="P7">Java's I/O systeem is erg groot, voornamelijk omdat het twee aparte systemen naast elkaar in gebruik heeft, 1 voor byte I/O (voor bytes / binaire data) en 1 voor character I/O (Unicode). Voor het grootste gedeelte is de functionaliteit van beide systemen parallel aan elkaar (in beginne is echter elke I/O byte-georienteerd en is de character stream hierop gebouwd). Java gebruikt I/O streams, wat een abstractie is dat of informatie produceert, of deze consumeert. Elke I/O is gelinkt aan een fysieke device. Java implementeert I/O streams in classen hiërarchieën die gedefinieerd zijn in het java.io package.</text:p>
      <text:p text:style-name="P7">In de class hierarchy heeft de byte steam bovenaan de classen InputStream (beschrijft eigenschappen gebruikelijk voor byte input streams) en OutputStream (beschrijft gedrag van byte output streams). Daaronder staan een groot aantal classen die verschillende functionaliteiten hebben en het lezen en schrijven naar verscheidene devices afhandelen. De character stream classen hebben bovenaan de Reader (input) en Writer (output) class. Ook hieronder zitten verscheidene classen die verscheidene I/O situaties afhandelen, maar erg parallel zijn aan die van de byte stream.</text:p>
      <text:p text:style-name="P8"><text:span text:style-name="T17">Door het automatisch importeren van de java.lang package, is ook class System bekend. Hierin staan verschillende aspecten van de run-time, waaronder 3 predefined stream variabelen, </text:span><text:span text:style-name="T4">in</text:span><text:span text:style-name="T17">, </text:span><text:span text:style-name="T4">out</text:span><text:span text:style-name="T17">, en </text:span><text:span text:style-name="T4">err</text:span><text:span text:style-name="T17">. Deze zijn allen gedeclareerd als </text:span><text:span text:style-name="T4">public</text:span><text:span text:style-name="T17">, </text:span><text:span text:style-name="T4">final</text:span><text:span text:style-name="T17">, en </text:span><text:span text:style-name="T4">static</text:span><text:span text:style-name="T17"> waardoor ze gebruikt kunnen worden zonder eerst een instantie/object te maken van System. System.out refereert automatisch aan de console, System.in aan het keyboard en System.err aan de standaard error stream (ook via console by default). Deze drie streams kunnen echter worden doorverwezen naar elk compatibel I/O device. System.in is een object van het type InputStream en System.out en System.err objecten van het type PrintStream (subclass van OutputStream). Allen zijn byte streams. De methods uit InputStream en OutputStream kunnen bij een error een IOException maken. Daarbij zijn deze methoden beschikbaar voor alle subclassen van de bytestreams.</text:span></text:p>
      <text:p text:style-name="P8"><text:span text:style-name="T17">Voor het lezen van console input heeft tegenwoordig de character stream de voorkeur voor het vergemakkelijken van internationalisering en van onderhoud. Aangezien System.in een instantie is van InputStream, kun je wel de </text:span><text:span text:style-name="T4">read()</text:span><text:span text:style-name="T17"> methode hiervan gebruiken om bytes te lezen. Er zijn drie versies van </text:span><text:span text:style-name="T4">read()</text:span><text:span text:style-name="T17"> → int read() throws IOException (voor een enkel character van het keyboard), int read(byte data[]) throws IOException (leest bytes van de input stream en stopt deze in data[] tot het array vol is, het einde van de stream is bereikt of een error ontstaat. Geeft het aantal gelezen bytes terug of -1 wanneer het einde van de stream wordt gelezen), en int read(byte data[], int start, int max) throws IOException (leest data naar data[] vanaf de locatie gespecificeerd door start en tot aan max bytes zijn opgeslagen. <text:s/>Geeft het aantal gelezen bytes terug of -1 wanneer het einde van de stream wordt gelezen). Bij System.in zorgt een “ENTER” voor de end-of-stream conditie. Ook voor console output geldt dat character streams de voorkeur hebben, maar aangezien System.out een byte stream is, wordt dit nog veel gebruikt. De </text:span><text:span text:style-name="T4">print()</text:span><text:span text:style-name="T17"> en </text:span><text:span text:style-name="T4">println()</text:span><text:span text:style-name="T17"> methodes zijn gedefinieerd in de class PrintStream. Printstream is weer afgeleid van OutputStream, en kan daardoor ook de methode </text:span><text:span text:style-name="T4">write()</text:span><text:span text:style-name="T17"> gebruiken: void write(int byteval) waarbij de laatste 8 bitwaarden van de int byteval in de console worden geschreven. Daarnaast zijn er ook nog de functies </text:span><text:span text:style-name="T4">printf()</text:span><text:span text:style-name="T17"> en </text:span><text:span text:style-name="T4">format()</text:span><text:span text:style-name="T17"> welke meer controle geven over het format van je output.</text:span></text:p>
      <text:p text:style-name="P8"><text:span text:style-name="T17">Java heeft ook veel classen om van en naar bestanden te lezen en schrijven. Alle bestanden in Java zijn byte georienteerd, maar Java staat het toe om een byte georienteerde file stream te </text:span><text:span text:style-name="T20">wrappen</text:span><text:span text:style-name="T17"> in een character based object. Om een byte stream te maken die gekoppeld is aan een bestand, gebruik je de methoden </text:span><text:span text:style-name="T4">FileInputStream()</text:span><text:span text:style-name="T17"> of </text:span><text:span text:style-name="T4">FileOutputStream()</text:span><text:span text:style-name="T17">. Om een bestand te openen, maak je simpelweg een object van een van deze classen, met de naam van het bestand als argument voor de constructor: FileInputStream(String fileName) throws FileNotFoundException <text:s/>(FileNotFoundException is een subclass van IOException). Met de methode </text:span><text:span text:style-name="T4">read()</text:span><text:span text:style-name="T17"> kun je een enkele byte uit het bestand lezen, wat wordt terug gegeven als integer (-1 bij einde bestand): int read() throws IOException. Met </text:span><text:span text:style-name="T4">close()</text:span><text:span text:style-name="T17"> sluit je het bestand weer (waarbij de system resources weer worden vrijgegeven) : void close() throws IOException. Twee gebruikelijke methoden om de constructor van </text:span><text:span text:style-name="T4">FileOutputStream</text:span><text:span text:style-name="T17"> aan te roepen zijn: FileOutputStream(String fileName) throws </text:span><text:soft-page-break/><text:span text:style-name="T17">FileNotFoundException en FileOutputStream(String fileName, boolean append) throws FileNotFoundException. Met de eerste aanroep wordt een al bestaand bestand met de naam </text:span><text:span text:style-name="T20">fileName</text:span><text:span text:style-name="T17"> vernietigd. Bij de tweede vorm, wanneer append 'true' is, wordt er aan het einde van het bestand geschreven en anders het bestand overschreven. Om daadwerkelijk te schrijven gebruik je de methode </text:span><text:span text:style-name="T4">write()</text:span><text:span text:style-name="T17">: void write(int byteval) throws IOException (ook hier alleen de laatste 8 bit van de integer). Ook hier gebruik je </text:span><text:span text:style-name="T4">close()</text:span><text:span text:style-name="T17"> om het bestand af te sluiten (en worden de system resources weer vrij gegeven). Afsluiten helpt om eventuele input die nog in de output buffer zit nog wordt weggeschreven.</text:span></text:p>
      <text:p text:style-name="P8"><text:span text:style-name="T17">Deze handmatige </text:span><text:span text:style-name="T4">close()</text:span><text:span text:style-name="T17"> is nog steeds bruikbaar en geldig, maar sinds JDK 7 is er een soort automatische close gekomen in de vorm van de eerder genoemde </text:span><text:span text:style-name="T20">try-with-resources</text:span><text:span text:style-name="T17">: try(resource-specificatie){ //gebruik de resource }, waarbij resource-statement een resource declareert en initialiseert, zoals bv een file. Aan het einde van het try-block wordt de resource automatisch afgesloten. De </text:span><text:span text:style-name="T20">try-with-resources</text:span><text:span text:style-name="T17"> kan enkel worden gebruikt met resources die de </text:span><text:span text:style-name="T4">AutoClosable</text:span><text:span text:style-name="T17"> interface implementeren uit java.lang (Autoclosable wordt geerfd door de Closable interface uit java.io en beiden worden weer geimplementeerd door de meeste stream classen). Bedenk wel dat bij een </text:span><text:span text:style-name="T20">try-with-resources</text:span><text:span text:style-name="T17"> de scope van de stream objecten binnen het try-block blijft en de in het block gedeclareerde resource impliciet final is. Het is mogelijk om meerdere resources in de aanroep te declareren en initialiseren, gescheiden door een ; Bij een regulier try-block kan een </text:span><text:span text:style-name="T20">exception</text:span><text:span text:style-name="T17"> in het try-block leiden tot een </text:span><text:span text:style-name="T20">exception</text:span><text:span text:style-name="T17"> in de </text:span><text:span text:style-name="T4">finally</text:span><text:span text:style-name="T17"> clausule, waardoor de eerste </text:span><text:span text:style-name="T20">exception</text:span><text:span text:style-name="T17"> uit het try-block kwijt is. Bij een </text:span><text:span text:style-name="T20">try-with-resources</text:span><text:span text:style-name="T17"> is de tweede </text:span><text:span text:style-name="T20">exception</text:span><text:span text:style-name="T17"> onderdrukt maar op te vragen met de </text:span><text:span text:style-name="T4">getSuppressed()</text:span><text:span text:style-name="T17"> methode uit Throwable. Kortom de </text:span><text:span text:style-name="T20">try-with-resources</text:span><text:span text:style-name="T17"> versie heeft de voorkeur.</text:span></text:p>
      <text:p text:style-name="P7">Om de binaire waarden van Java's primitieve typen (int, short, double) te lezen en schrijven van of naar een bestand, gebruik je DataInputStream ( DataInputStream(InputStream inputStream), waarbij inputStream een instantie is van een van de inputstreams) en DataOutputStream ( DataOutputStream(OutputStream outputStream), waarbij outputStream de stream is waar de data naar wordt geschreven). DataOutputStream implementeert DataOutput en heeft voor elk van de 8 primitieve types een schrijf methode en DataInputStream implementeert DataInput voor elk van de 8 een lees methode. Bedenk wel dat beide lezen en schrijven in binair format.</text:p>
      <text:p text:style-name="P7">In Java kun je een bestand ook niet lineair, maar random benaderen, met RandomAccessFile wat een random-access file <text:span text:style-name="T19">encapsulate</text:span>. RandomAccessFile implementeert de interfaces DataInput en DataOutput, welke de basale I/O methodes definieren. Het support ook positie verzoeken mbv een <text:span text:style-name="T19">file pointer</text:span> in een bestand. De constructor is als volgt: RandomAccessFile(String fileName, String access) throws FileNotFoundException. Access bepaald wat voor type toegang is toegestaan, “r” voor lezen, maar niet schrijven, “rw” lezen en schrijven en daarnaast ook “rws” en “rwd”. De methode <text:span text:style-name="T2">seek()</text:span> wordt gebruikt om de <text:span text:style-name="T19">file pointer</text:span> op een positie te zetten: void seek(long newPos) throws IOException, waarbij newPos in bytes is vanaf het begin van het bestand. De volgende lees of schrijf opdracht gebeurt dan vanaf de nieuwe positie van <text:span text:style-name="T19">file pointer</text:span>. Aangezien het DataInput en DataOutput implementeert, zijn al diens bovengenoemde methoden ook beschikbaar. Houdt er rekening mee dat elke geschreven waarde 8 bytes lang is met het plaatsen van de <text:span text:style-name="T19">file pointer</text:span>.</text:p>
      <text:p text:style-name="P7">Om te communiceren met de console is het naast system.in en system.out ook mogelijk om de class Console te gebruiken dmv System.console(): static Console console(). Op deze manier zijn wat extra methoden beschikbaar, zoals <text:span text:style-name="T2">readLine()</text:span>, <text:span text:style-name="T2">printf()</text:span>, en <text:span text:style-name="T2">readPassword()</text:span>.</text:p>
      <text:p text:style-name="P7">Zoals gezegd staan aan de top van de character stream hierarchy de classen <text:span text:style-name="T2">Reader</text:span> en <text:span text:style-name="T2">Writer</text:span> die beiden hun eigen methoden hebben die ook weer beschikbaar zijn voor alle subclassen. Om in character stream te lezen, moet je de System.in zien te <text:span text:style-name="T19">wrappen</text:span> in een <text:span text:style-name="T2">Reader</text:span>. Dit kan met <text:span text:style-name="T2">InputStreamReader</text:span>: InputStreamReader(InputStream inputStream) en vervolgens BufferedReader(Reader inputReader). Als geheel krijg je de <text:span text:style-name="T19">wrapper</text:span> als volgt: BufferedReader br = new BufferedReader(new InputStreamReader(System.in)). Bij BufferedReader kan je dan weer de <text:span text:style-name="T2">read()</text:span> methode gebruiken en wel op drie manieren: int read() throws IOException, int read(char[] data) throws IOException, en int read(char[] data, int start, int max) throws IOException. De tweede versie stopt alle gelezen characters in data (en geeft het aantal characters terug dat is gelezen of -1 voor einde stream). De derde versie doet hetzelfde, maar start met opslaan in data vanaf <text:span text:style-name="T19">start</text:span> en met <text:soft-page-break/>een <text:span text:style-name="T19">max</text:span> aantal characters. Wederom genereert “ENTER” een end-of-stream conditie. Methode <text:span text:style-name="T2">readLine()</text:span> leest een String: String readLine() throws IOException. Voor output geldt dat de class <text:span text:style-name="T2">PrintWriter</text:span> gebruikt kan worden: PrintWriter(OutputStream outputStream, boolean flushingOn), waarbij flushingOn controleert of de output stream gefllushed wordt elke keer dat bv een <text:span text:style-name="T2">println()</text:span> methode wordt aangeroepen. Om naar de System.out te schrijven doe je als volgt: PrintWriter pw = new PrintWriter(System.out, true); </text:p>
      <text:p text:style-name="P7">Ondanks dat byte-oriented bestands afhandeling gebruikelijk is, wordt character-based afhandeling gebruikt wanneer Unicode text moet worden opgeslagen bv. Voor character-based file I/O gebruik je <text:span text:style-name="T2">FileReader</text:span> en <text:span text:style-name="T2">FileWriter</text:span>. Voor FileWriter: FileWriter(String fileName) throws IOException en FileWriter(String fileName, boolean append) throws IOException. Werkt hetzelfde verder als de byte versies. FileWriter is afgeleid van OutputStreamWriter en van Writer en heeft dus toegang tot beide classen. Voor FileReader: FileReader(String fileName) throws FileNotFoundException. FileReader is afgeleid van InputStreamReader en Reader en heeft dus toegang tot die classen.</text:p>
      <text:p text:style-name="P7">Java <text:span text:style-name="T19">type wrappers</text:span> zijn classen die de primitieve typen <text:span text:style-name="T19">wrappen</text:span> of <text:span text:style-name="T19">encapsulaten</text:span>. Zo kunnen van de primitieve typen toch objecten worden gemaakt. De <text:span text:style-name="T19">type wrappers</text:span> zijn <text:span text:style-name="T2">Double</text:span>, <text:span text:style-name="T2">Float</text:span>, <text:span text:style-name="T2">Long</text:span>, <text:span text:style-name="T2">Integer</text:span>, <text:span text:style-name="T2">Short</text:span>, <text:span text:style-name="T2">Byte</text:span>, <text:span text:style-name="T2">Character</text:span>, en <text:span text:style-name="T2">Boolean</text:span>. Deze classen bevatten ook methoden om typen in elkaar over te zetten, met elkaar te vergelijken, en ze maken het mogelijk de primitieve typen in een classen hiërarchie te zetten.</text:p>
      <text:p text:style-name="P7"/>
      <text:p text:style-name="P7"/>
      <text:p text:style-name="P7"/>
      <text:list xml:id="list2040589296023814230" text:style-name="L28">
        <text:list-item>
          <text:p text:style-name="P103">Why does Java define both byte and character streams?</text:p>
        </text:list-item>
        <text:list-item>
          <text:p text:style-name="P103">Even though console input and output is text-based, why does Java still use byte streams for this purpose?</text:p>
        </text:list-item>
        <text:list-item>
          <text:p text:style-name="P103">Show how to open a file for reading bytes.</text:p>
        </text:list-item>
        <text:list-item>
          <text:p text:style-name="P103">Show how to open a file for reading characters.</text:p>
        </text:list-item>
        <text:list-item>
          <text:p text:style-name="P103">Show how to open a file for random-access I/O,</text:p>
        </text:list-item>
        <text:list-item>
          <text:p text:style-name="P103">How can you convert a numeric string such as “123.23” into its binary equivalent?</text:p>
        </text:list-item>
        <text:list-item>
          <text:p text:style-name="P66"><text:span text:style-name="T12">Write a program that copies a text file. In the process, have it convert all spaces into hyphens. Use the byte stream file classes. Use the traditional approach to closing a file by explicitly calling </text:span><text:span text:style-name="T9">close()</text:span><text:span text:style-name="T12">.</text:span></text:p>
        </text:list-item>
        <text:list-item>
          <text:p text:style-name="P66"><text:span text:style-name="T12">Rewrite the program described in question 7 so that it uses the character stream classes. This time, use the </text:span><text:span text:style-name="T9">try</text:span><text:span text:style-name="T12">-with-resources statement to automatically close the file.</text:span></text:p>
        </text:list-item>
        <text:list-item>
          <text:p text:style-name="P66"><text:span text:style-name="T12">What type of stream is </text:span><text:span text:style-name="T9">System.in</text:span><text:span text:style-name="T12">?</text:span></text:p>
        </text:list-item>
        <text:list-item>
          <text:p text:style-name="P66"><text:span text:style-name="T12">What does the </text:span><text:span text:style-name="T9">read()</text:span><text:span text:style-name="T12"> method of </text:span><text:span text:style-name="T9">InputStream</text:span><text:span text:style-name="T12"> return when an attempt is made to read at the end of the stream?</text:span></text:p>
        </text:list-item>
        <text:list-item>
          <text:p text:style-name="P103">What type of stream is used to read binary data?</text:p>
        </text:list-item>
        <text:list-item>
          <text:p text:style-name="P20"><text:span text:style-name="T8">Reader</text:span><text:span text:style-name="T12"> and </text:span><text:span text:style-name="T8">Writer</text:span><text:span text:style-name="T12"> are at the top of the _______ class hierarchies.</text:span></text:p>
        </text:list-item>
        <text:list-item>
          <text:p text:style-name="P20"><text:span text:style-name="T12">The </text:span><text:span text:style-name="T8">try</text:span><text:span text:style-name="T12">-with-resources statement is used for _________________.</text:span></text:p>
        </text:list-item>
        <text:list-item>
          <text:p text:style-name="P20"><text:span text:style-name="T12">If you are using the traditional method of closing a file, then closing a file within a </text:span><text:span text:style-name="T8">finally</text:span><text:span text:style-name="T12"> block is generally a good approach. True or False?</text:span></text:p>
        </text:list-item>
      </text:list>
      <text:p text:style-name="P8"/>
      <text:list xml:id="list4772798712690463297" text:style-name="L29">
        <text:list-item>
          <text:p text:style-name="P94">The byte streams are the original streams defined by Java. They are especially useful for binary I/O, and they support random-access files. The character streams are optimized for Unicode.</text:p>
        </text:list-item>
        <text:list-item>
          <text:p text:style-name="P94">The predefined streams, System.in, System.out, and System.err, were defined before Java added the character streams.</text:p>
        </text:list-item>
        <text:list-item>
          <text:p text:style-name="P94">Here is one way to open a file for byte input: FileInputStream fin = new FileInputStream(“test”);</text:p>
        </text:list-item>
        <text:list-item>
          <text:p text:style-name="P94">One way is: FileReader fr = new FileReader(“test”);</text:p>
        </text:list-item>
        <text:list-item>
          <text:p text:style-name="P94">One way is: randfile = new RandomAccessFile(“test”, “rw”);</text:p>
        </text:list-item>
        <text:list-item>
          <text:p text:style-name="P94">To convert numeric strings into their binary equivalents, use the parsing methods defined by <text:soft-page-break/>the type wrappers, such as Integer or Double.</text:p>
        </text:list-item>
        <text:list-item>
          <text:p text:style-name="P94">Zie code</text:p>
        </text:list-item>
        <text:list-item>
          <text:p text:style-name="P94">Zie code</text:p>
        </text:list-item>
        <text:list-item>
          <text:p text:style-name="P94">InputStream</text:p>
        </text:list-item>
        <text:list-item>
          <text:p text:style-name="P94">-1</text:p>
        </text:list-item>
        <text:list-item>
          <text:p text:style-name="P94">DataInputStream</text:p>
        </text:list-item>
        <text:list-item>
          <text:p text:style-name="P94">Character based I/O</text:p>
        </text:list-item>
        <text:list-item>
          <text:p text:style-name="P94">Automatic Resource Management</text:p>
        </text:list-item>
        <text:list-item>
          <text:p text:style-name="P94">True</text:p>
        </text:list-item>
      </text:list>
      <text:p text:style-name="P8"/>
      <text:p text:style-name="P15">Hoofdstuk 11 (Multithreading):</text:p>
      <text:p text:style-name="P7"/>
      <text:p text:style-name="P8"><text:span text:style-name="T17">Multithreading wanneer twee of meerdere delen van een programma tegelijkertijd naast elkaar draaien. Er zijn twee soorten, process-based (hier is een programma de kleinste code-unit) en thread-based (hier zijn programma-taken de kleinste code-unit). Java maakt gebruikt van thread-based multithreading (Java heeft geen controle over process-based multithreading). Met multithreading kun je zeer efficiënte programma's schrijven door </text:span><text:span text:style-name="T20">idle-time</text:span><text:span text:style-name="T17"> praktisch te benutten. Bijvoorbeeld wanneer je wacht op het lezen of schrijven van een device. Multithreading werkt ook met oudere single-core processoren. Een thread kan in een van de verschillende staten zijn: </text:span><text:span text:style-name="T20">running</text:span><text:span text:style-name="T17">, </text:span><text:span text:style-name="T20">ready to </text:span><text:span text:style-name="T17">run (wachtend tot het CPU tijd krijgt), </text:span><text:span text:style-name="T20">suspended</text:span><text:span text:style-name="T17"> (een tijdelijke halt op de executie), </text:span><text:span text:style-name="T20">resumed</text:span><text:span text:style-name="T17"> (verder nadat het suspended was), </text:span><text:span text:style-name="T20">blocked</text:span><text:span text:style-name="T17"> (wanneer het wacht op een resource), en </text:span><text:span text:style-name="T20">terminated</text:span><text:span text:style-name="T17"> (executie eindigt en kan niet worden resumed). Samen met het multithreaden komt de feature genaamd </text:span><text:span text:style-name="T20">synchronization</text:span><text:span text:style-name="T17">, wat zorgt voor het coordineren van executie van de threads.</text:span></text:p>
      <text:p text:style-name="P8"><text:span text:style-name="T17">In Java is het multithreading opgebouwd op de </text:span><text:span text:style-name="T4">Thread</text:span><text:span text:style-name="T17"> class samen met de interface </text:span><text:span text:style-name="T4">Runnable</text:span><text:span text:style-name="T17">, welke beide in java.lang zitten. </text:span><text:span text:style-name="T4">Thread</text:span><text:span text:style-name="T17"> encapsulates een executie thread. Om een thread te maken moet je of </text:span><text:span text:style-name="T4">Thread</text:span><text:span text:style-name="T17"> extenden, of </text:span><text:span text:style-name="T4">Runnable</text:span><text:span text:style-name="T17"> implementeren. De </text:span><text:span text:style-name="T4">Thread</text:span><text:span text:style-name="T17"> class heeft o.a. de volgende handige methoden: </text:span></text:p>
      <text:list xml:id="list7931581508961179273" text:style-name="L30">
        <text:list-item>
          <text:p text:style-name="P95">final String getName(): obtains a thread's name</text:p>
        </text:list-item>
        <text:list-item>
          <text:p text:style-name="P95">final void setName(String threadName): sets the name of the thread.</text:p>
        </text:list-item>
        <text:list-item>
          <text:p text:style-name="P95">final int getPriority(): obtains a thread's priority</text:p>
        </text:list-item>
        <text:list-item>
          <text:p text:style-name="P95">final boolean isAlive(): determines whether a thread is still running</text:p>
        </text:list-item>
        <text:list-item>
          <text:p text:style-name="P95">final void join(): waits for a thread to terminate</text:p>
        </text:list-item>
        <text:list-item>
          <text:p text:style-name="P95">void run(): entry point for the thread</text:p>
        </text:list-item>
        <text:list-item>
          <text:p text:style-name="P95">static void sleep(long milliseconds): suspends a thread for a specified period of milliseconds</text:p>
        </text:list-item>
        <text:list-item>
          <text:p text:style-name="P95">void start(): starts a thread by calling its run() method</text:p>
        </text:list-item>
      </text:list>
      <text:p text:style-name="P8"><text:span text:style-name="T17">Alle processen worden standaard in een thread uitgevoerd, vaak de </text:span><text:span text:style-name="T20">main thread</text:span><text:span text:style-name="T17"> genoemd, aangezien dat is waar de thread begint. Ongeacht hoe je een thread hebt gemaakt, je gebruikt altijd de </text:span><text:span text:style-name="T4">Thread</text:span><text:span text:style-name="T17"> class om een thread te instantieren, benaderen en controleren. </text:span><text:span text:style-name="T4">Runnable</text:span><text:span text:style-name="T17"> definieert enkel een methode: public void run() Binnen </text:span><text:span text:style-name="T4">run()</text:span><text:span text:style-name="T17"> definieer je de code die de nieuwe thread vormt. Andere methodes kunnen aangeroepen worden, andere classen kunnen worden gebruikt, en variabelen gedeclareerd net als in de </text:span><text:span text:style-name="T20">main thread</text:span><text:span text:style-name="T17"> (public void run(){ ….} binnen de class geeft aan waar de thread start). De thread die gestart wordt door </text:span><text:span text:style-name="T4">run()</text:span><text:span text:style-name="T17">, eindigt bij een </text:span><text:span text:style-name="T4">return</text:span><text:span text:style-name="T17">. Ook wanneer je een class maakt die </text:span><text:span text:style-name="T4">Runnable</text:span><text:span text:style-name="T17"> implementeert, maak je een object van het type Thread op het object van die class. Een van de belangrijkste constructors van Thread: Thread(Runnable threadOb) waarbij threadOb een instantie is van de class die de </text:span><text:span text:style-name="T4">Runnable</text:span><text:span text:style-name="T17"> interface implementeert. Nadat een thread gemaakt is, roep je de </text:span><text:span text:style-name="T4">start()</text:span><text:span text:style-name="T17"> methode aan om de thread te laten starten vanaf het punt </text:span><text:span text:style-name="T4">run()</text:span><text:span text:style-name="T17">. Bijvoorbeeld: MyThread mt = new MyThread(“thread 1”); Thread newThrd = new Thread(mt); newThrd.start(); hier implementeert MyThread de </text:span><text:span text:style-name="T4">Runnable</text:span><text:span text:style-name="T17"> class. Dit kan ook sneller door een andere constructor van </text:span><text:span text:style-name="T4">Thread</text:span><text:span text:style-name="T17"> aan te roepen: Thread(Runnable threadOb, String name);, wat in vorig voorbeeld Thread(mt, “thread 1”); zou zijn. Zo is de naam tevens bekend voor alle code die refereert naar de Thread. Er zijn nog enkele variaties om een thread te maken, genaamd </text:span><text:span text:style-name="T20">factory methods</text:span><text:span text:style-name="T17">. Deze methods zijn vaak </text:span><text:span text:style-name="T4">static</text:span><text:span text:style-name="T17"> en constructen een object, zetten deze in 1 van de 6 thread-staten, waarna je het gemaakte object returned. Hier een voorbeeld: public static MyThread createAndStart(String name){ MyThread myThrd = new MyThread(name); myThrd.start(); return myThrd; } </text:span></text:p>
      <text:p text:style-name="P7">Een programma kan zoveel thread's krijgen als je wilt. Wanneer je <text:span text:style-name="T2">Thread</text:span> extend kun je verschillende methoden <text:span text:style-name="T19">overridden</text:span>, maar de enige verplichte is <text:span text:style-name="T2">run()</text:span>. Wanneer je <text:span text:style-name="T2">Runnable</text:span> implementeert dien je enkel <text:span text:style-name="T2">run()</text:span> te implementeren als functie. Als je geen andere methoden van <text:span text:style-name="T2">Thread</text:span> <text:span text:style-name="T19">override</text:span> is het beter te kiezen voor het implementeren van <text:span text:style-name="T2">Runnable</text:span>. Bijkomend voordeel is dat je ook nog een andere class kunt extenden.</text:p>
      <text:p text:style-name="P8"><text:span text:style-name="T17">Voor je programma is het good practice dat alle andere thread's eindigen voordat de </text:span><text:span text:style-name="T20">main thread</text:span><text:span text:style-name="T17"> eindigt. </text:span><text:span text:style-name="T4">Thread</text:span><text:span text:style-name="T17"> heeft twee mogelijkheden om te bepalen of een thread is geeindigd. Als eerste de </text:span><text:soft-page-break/><text:span text:style-name="T4">isAlive()</text:span><text:span text:style-name="T17"> methode die een boolean waarde terug geeeft (wat weer gebruikt kan worden in bv een do-while). De andere is de </text:span><text:span text:style-name="T4">join()</text:span><text:span text:style-name="T17"> (throws InterruptedException), welke wacht tot de thread waarop het is aangeroepen wordt beeindigd (de thread van waaruit </text:span><text:span text:style-name="T4">join()</text:span><text:span text:style-name="T17"> wordt aangeroepen wacht zogezegd tot de gespecificeerde thread ermee joint). Met een andere vorm van </text:span><text:span text:style-name="T4">join()</text:span><text:span text:style-name="T17"> is het ook mogelijk om een maximale tijd te specifieren dat het wachten mag duren.</text:span></text:p>
      <text:p text:style-name="P8"><text:span text:style-name="T17">Een thread kan ook een bepaalde </text:span><text:span text:style-name="T20">priority</text:span><text:span text:style-name="T17"> gegeven worden, wat bepaald hoeveel CPU tijd er aan gegeven moet worden, relatief aan de andere threads. Hierbij krijgen hogere </text:span><text:span text:style-name="T20">priority</text:span><text:span text:style-name="T17"> threads meer CPU tijd. Echter niet enkel de </text:span><text:span text:style-name="T20">priority</text:span><text:span text:style-name="T17"> bepaald hoeveel CPU tijd een thread krijgt, andere factoren zoals wachten op devices of de manier waarop het OS multitasking implementeert (meest belangrijk) bepalen mede het samenspel van de threads. Wanneer een child thread wordt gestart is de </text:span><text:span text:style-name="T20">priority</text:span><text:span text:style-name="T17"> hetzelfde als dat van de parent thread. Met de methode </text:span><text:span text:style-name="T4">setPriority()</text:span><text:span text:style-name="T17"> van </text:span><text:span text:style-name="T4">Thread</text:span><text:span text:style-name="T17"> kun je dit aanpassen: final void setPriority(int level); waarbij level binnen de range van MIN_PRIORITY en MAX_PRIORITY moet vallen. Momenteel is dat 1 en 10. De default, NORM_PRIORITY, is momenteel 5.</text:span></text:p>
      <text:p text:style-name="P7">Soms is het nodig om van twee of meer threads de activiteiten te coordineren (bv wanneer ze beide toegang nodig hebben tot een shared resource dat maar door 1 thread tegelijk gebruikt kan worden, zoals een bestand), hiervoor gebruik je <text:span text:style-name="T19">synchronization</text:span>. Sleutel tot <text:span text:style-name="T19">synchronization</text:span> is het concept van de <text:span text:style-name="T19">monitor</text:span> die de toegang tot een object controleert, waarbij de <text:span text:style-name="T19">monitor</text:span> fungeert als een soort slot die het object op slot zet voor andere threads zolang 1 thread er mee bezig is. De <text:span text:style-name="T19">monitor</text:span> is al voor elk object in Java ingebouwd. Voor <text:span text:style-name="T19">synchronization</text:span> gebruik je voor beide manieren het keyword <text:span text:style-name="T2">synchronized</text:span>. De eerste is het gebruik van synchronized methods door het toevoegen van <text:span text:style-name="T2">synchronized</text:span> aan het begin van de declaratie (bv synchronized int sumArray(int[] nums){..}). Wanneer zo'n methode wordt aangeroepen, gaat het aanroepende thread onder de <text:span text:style-name="T19">monitor</text:span>, die het object dan op slot zet. Zolang het object op slot is, kan geen andere thread bij de methodes van dat object waar <text:span text:style-name="T2">synchronized</text:span> in staat. Deze threads komen in een wachtende staat tot het object weer van het slot af is. De andere manier is het maken van een <text:span text:style-name="T2">synchronized</text:span> block: synchronized(objred){ //statements to be synchronized } waarbij objref een referentie is naar het object dat gesynchroniseerd wordt. Waneer een <text:span text:style-name="T2">synchronized</text:span> block is geentered, kan geen andere thread een gesynchroniseerde methode aanroepen van het objref object.</text:p>
      <text:p text:style-name="P7">Verdere specialisatie in threads en synchronisatie kan met de concurrency utilities uit de java.util.concurrent package en subpackages en het Fork/Join Framework.</text:p>
      <text:p text:style-name="Standard">Wanneer een thread wacht tot een object van het slot af is, gebruikt het continu CPU tijd. Het is handiger wanneer de thread wacht tot het object weer beschikbaar is. Java heeft hiervoor interthread communicatie met de methodes <text:span text:style-name="T2">wait()</text:span>, <text:span text:style-name="T2">notify()</text:span>, en <text:span text:style-name="T2">notifyAll()</text:span>. Dit zijn methodes die beschikbaar zijn voor elk object, aangezien ze in de class Object zijn geïmplementeerd. Ze dienen echter alleen gebruikt te worden in een <text:span text:style-name="T2">synchronized</text:span> context. Wanneer een thread tijdelijk niet kan <text:span text:style-name="T19">runnen</text:span>, roept het <text:span text:style-name="T2">wait()</text:span> waardoor het thread gaat slapen en het monitor haalt het gebruikte object van het slot af. Later kan het thread weer wakker worden gemaakt met <text:span text:style-name="T2">notify()</text:span> of <text:span text:style-name="T2">notifyAll()</text:span>. <text:span text:style-name="T2">Wait()</text:span> heeft verschillende vormen: final void wait(), final void wait(long millis) en final void wait(long millis, int nanos) en bij allemaal gevolgd door throws InterruptedException. De eerste vorm wacht tot een notify bericht. De tweede en derde vorm wachten op een notify of tot een aantal millisecondes of zelfs nanosecondes (alleen 3e) voorbij zijn. Voor notify is de vorm: final void notify(), wat een thread verder laat gaan. En final void notifyAll() waarschuwt alle thread, waarbij de thread met de hoogste <text:span text:style-name="T19">priority</text:span> toegang krijgt tot het vrijgekomen object. In zeer zeldzame gevallen kan een thread ook weer verder gaan door een spurious wakeup. De oorzaken hiervan zijn zeer complex. Oracle adviseert hierdoor echter wel om wait() enkel aan te roepen in een loop die checkt op de conditie waarop de thread wacht. Wanneer threads suspended zijn en op elkaar wachten is er sprake van een situatie genaamd deadlock.</text:p>
      <text:p text:style-name="Standard">De methoden suspend(), resume(), en stop() worden niet meer gebruikt. Het is uiteraard nog wel mogelijk om zelf soortgelijke functies te implementeren.</text:p>
      <text:p text:style-name="Standard">Multithreading is erg handig voor taken die los van elkaar kunnen draaien. Maar bedenk dat het switchen tussen taken altijd overhead met zich mee brengt.</text:p>
      <text:p text:style-name="P6"><text:soft-page-break/></text:p>
      <text:p text:style-name="P7"/>
      <text:list xml:id="list7912339525255334617" text:style-name="L31">
        <text:list-item>
          <text:p text:style-name="P104">How does Java's multithreading capability enable you to write more efficient programs?</text:p>
        </text:list-item>
        <text:list-item>
          <text:p text:style-name="P104">Multithreading is supported by the _________ class and the _________ interface.</text:p>
        </text:list-item>
        <text:list-item>
          <text:p text:style-name="P21"><text:span text:style-name="T12">When creating a runnable object, why might you want to extend </text:span><text:span text:style-name="T8">Thread</text:span><text:span text:style-name="T12"> rather than implement </text:span><text:span text:style-name="T8">Runnable</text:span><text:span text:style-name="T12">?</text:span></text:p>
        </text:list-item>
        <text:list-item>
          <text:p text:style-name="P21"><text:span text:style-name="T12">Show how to use </text:span><text:span text:style-name="T8">join()</text:span><text:span text:style-name="T12"> to wait for a thread object called </text:span><text:span text:style-name="T8">MyThrd</text:span><text:span text:style-name="T12"> to end.</text:span></text:p>
        </text:list-item>
        <text:list-item>
          <text:p text:style-name="P21"><text:span text:style-name="T12">Show how to set a thread called </text:span><text:span text:style-name="T8">MyThrd</text:span><text:span text:style-name="T12"> to three levels above normal priority.</text:span></text:p>
        </text:list-item>
        <text:list-item>
          <text:p text:style-name="P21"><text:span text:style-name="T12">What is the effect of adding the </text:span><text:span text:style-name="T8">synchronized</text:span><text:span text:style-name="T12"> keyword to a method?</text:span></text:p>
        </text:list-item>
        <text:list-item>
          <text:p text:style-name="P21"><text:span text:style-name="T12">The </text:span><text:span text:style-name="T8">wait()</text:span><text:span text:style-name="T12"> and </text:span><text:span text:style-name="T8">notify()</text:span><text:span text:style-name="T12"> methods are used to perform ____________.</text:span></text:p>
        </text:list-item>
        <text:list-item>
          <text:p text:style-name="P21"><text:span text:style-name="T12">Change the </text:span><text:span text:style-name="T8">TickTock</text:span><text:span text:style-name="T12"> class so that it actually keeps time. That is, have each tick take one half second, and each tock take one half second. Thus, each tick-tock will take one second. (Don't worry about the time it takes to switch tasks, etc.)</text:span></text:p>
        </text:list-item>
        <text:list-item>
          <text:p text:style-name="P21"><text:span text:style-name="T12">Why can't you use </text:span><text:span text:style-name="T8">suspend()</text:span><text:span text:style-name="T12">, </text:span><text:span text:style-name="T8">resume()</text:span><text:span text:style-name="T12">, and </text:span><text:span text:style-name="T8">stop()</text:span><text:span text:style-name="T12"> for new programs?</text:span></text:p>
        </text:list-item>
        <text:list-item>
          <text:p text:style-name="P21"><text:span text:style-name="T12">What method defined by </text:span><text:span text:style-name="T8">Thread</text:span><text:span text:style-name="T12"> obtains the name of a thread?</text:span></text:p>
        </text:list-item>
        <text:list-item>
          <text:p text:style-name="P21"><text:span text:style-name="T12">What does </text:span><text:span text:style-name="T8">isAlive()</text:span><text:span text:style-name="T12"> return?</text:span></text:p>
        </text:list-item>
      </text:list>
      <text:p text:style-name="P8"/>
      <text:p text:style-name="P7"/>
      <text:list xml:id="list6413214571467596905" text:style-name="L32">
        <text:list-item>
          <text:p text:style-name="P96">Multithreading allows you to take advantage of the idle time that is present in nearly all programs. When one thread can't run, another can. In multicore systems, two or more threads can execute simultaneously.</text:p>
        </text:list-item>
        <text:list-item>
          <text:p text:style-name="P25"><text:span text:style-name="T12">Supported by the </text:span><text:span text:style-name="T8">Thread</text:span><text:span text:style-name="T12"> class and the </text:span><text:span text:style-name="T8">Runnable</text:span><text:span text:style-name="T12"> interface.</text:span></text:p>
        </text:list-item>
        <text:list-item>
          <text:p text:style-name="P25"><text:span text:style-name="T12">You will extend </text:span><text:span text:style-name="T8">Thread</text:span><text:span text:style-name="T12"> when you want to override one or more of </text:span><text:span text:style-name="T8">Thread's</text:span><text:span text:style-name="T12"> methods other than </text:span><text:span text:style-name="T8">run()</text:span><text:span text:style-name="T12">.</text:span></text:p>
        </text:list-item>
        <text:list-item>
          <text:p text:style-name="P96">MyThrd.join();</text:p>
        </text:list-item>
        <text:list-item>
          <text:p text:style-name="P96">MyThrd.setPriority(Thread.NORM_PRIORITY+3);</text:p>
        </text:list-item>
        <text:list-item>
          <text:p text:style-name="P25"><text:span text:style-name="T12">Adding </text:span><text:span text:style-name="T8">synchronized</text:span><text:span text:style-name="T12"> to a method allows only one thread at a time to use the method for any given object of its class.</text:span></text:p>
        </text:list-item>
        <text:list-item>
          <text:p text:style-name="P96">Interthread communication.</text:p>
        </text:list-item>
        <text:list-item>
          <text:p text:style-name="P96">Zie code</text:p>
        </text:list-item>
        <text:list-item>
          <text:p text:style-name="P25"><text:span text:style-name="T12">The </text:span><text:span text:style-name="T8">suspend()</text:span><text:span text:style-name="T12">, </text:span><text:span text:style-name="T8">resume()</text:span><text:span text:style-name="T12">, and </text:span><text:span text:style-name="T8">stop()</text:span><text:span text:style-name="T12"> methods have been deprecated because they can cause serious run-time problems.</text:span></text:p>
        </text:list-item>
        <text:list-item>
          <text:p text:style-name="P96">getName();</text:p>
        </text:list-item>
        <text:list-item>
          <text:p text:style-name="P25"><text:span text:style-name="T12">It returns </text:span><text:span text:style-name="T8">true</text:span><text:span text:style-name="T12"> if the invoking thread is still runing, and </text:span><text:span text:style-name="T8">false</text:span><text:span text:style-name="T12"> if it has been ternimated.</text:span></text:p>
        </text:list-item>
      </text:list>
      <text:p text:style-name="P8"/>
      <text:p text:style-name="P8"/>
      <text:p text:style-name="P8"/>
      <text:p text:style-name="P15">Hoofdstuk 12 (Enumerations, Autoboxing, Static Import, and Annotations):</text:p>
      <text:p text:style-name="P7"/>
      <text:p text:style-name="Standard">Een <text:span text:style-name="T19">enumeration</text:span> is een lijst met constanten die een nieuw data type definieren. Een object van het type <text:span text:style-name="T19">enumeration</text:span> kan enkel de waardes hebben die zijn gedefinieerd in de lijst. Hiermee heb je een data type die slechts een vast aanal geldige waardes heeft. <text:span text:style-name="T19">Enumerations</text:span> zijn handig wanneer je een set waardes moet definieren die een collectie van losse items moet representeren. Een <text:span text:style-name="T19">enumeration</text:span> wordt gemaakt met het <text:span text:style-name="T2">enum</text:span> keyword: enum Transport{ CAR, TRUCK, <text:s/>AIRPLANE, TRAIN, BOAT } waarbij CAR, TRUCK etc. <text:span text:style-name="T19">enumeration constanten</text:span> worden genoemd en zijn impliciet gedeclareerd als public, static members van Transport. Het type van deze constanten is altijd het type van de <text:span text:style-name="T19">enumeration</text:span> waar ze in staan, wat in dit geval Transport zou zijn. Zodra je een <text:span text:style-name="T19">enumeration</text:span> hebt gedefinieerd, kun je een variabele maken van dat type. Hiervoor hoef je niet het woord <text:span text:style-name="T2">new</text:span> te gebruiken, bij een <text:span text:style-name="T19">enumeration</text:span> declareer je een variabele als volgt; Transport tp; (vergelijk int x;). Een waarde toewijzen gaat als volgt: tp = Transport.AIRPLANE; en in een conditie kun je een <text:span text:style-name="T19">enumeration</text:span> als volgt gebruiken: if(tp == Transport.TRAIN). Ook kan een <text:span text:style-name="T19">enumeration</text:span> gebruikt worden in een <text:span text:style-name="T2">switch</text:span> statement: switch(tp){ case CAR: … case TRUCK:... Bij een <text:span text:style-name="T2">switch</text:span> hoeven de constanten niet gekwalificeerd te worden met Transport. ervoor, aangezien al is aangegeven in de aanroep dat het om tp ging. Wanneer een <text:span text:style-name="T19">enumeration</text:span> wordt weergegeven met <text:span text:style-name="T2">println()</text:span> (System.out.println(Transport.BOAT);), wordt BOAT weergegeven. Een belangrijk stijlpunt is het gebruik van hoofdletters voor de constanten. Dit is niet verplicht, maar aangezien <text:span text:style-name="T19">enumerations</text:span> vaak <text:span text:style-name="T2">final</text:span> variabelen vervangen, en het daar ook goed gebruik is, wordt dit ook bij <text:span text:style-name="T19">eunmerations </text:span>toegepast. In Java zijn <text:span text:style-name="T19">enumerations</text:span> class typen, en je kunt er constructors voor maken, maar bv ook instantie variabelen en methoden voor maken. Alle <text:span text:style-name="T19">enumerations</text:span> hebben twee voorgedefinieerde methoden: <text:span text:style-name="T5">public static </text:span><text:span text:style-name="T21">enum-type</text:span><text:span text:style-name="T12">[] values(), welke een array teruggeeft met alle constanten, en public static </text:span><text:span text:style-name="T21">enum-type</text:span><text:span text:style-name="T12"> valueOf(String str),</text:span><text:span text:style-name="T13"> geeft de waarde terug van de constante die overeenkomt met str. </text:span><text:span text:style-name="T22">Enu</text:span><text:span text:style-name="T21">m-type</text:span><text:span text:style-name="T12"> is het type van de </text:span><text:span text:style-name="T21">enumeration</text:span><text:span text:style-name="T12"> (bv Transport). Het is belangrijk om te weten dat elke constante een object is van het type van zijn </text:span><text:span text:style-name="T21">enum-type</text:span><text:span text:style-name="T12">. Wanneer je een constructor hebt gedefinieerd voor een </text:span><text:span text:style-name="T9">enum</text:span><text:span text:style-name="T12">, dan wordt deze aangeroepen wanneer elke </text:span><text:span text:style-name="T21">enumeration constanten</text:span><text:span text:style-name="T12"> worden gemaakt. Elke </text:span><text:span text:style-name="T21">enumeration constant</text:span><text:span text:style-name="T12"> kan ook elke methode aanroepen die is gedefinieerd door de </text:span><text:span text:style-name="T21">enumeration</text:span><text:span text:style-name="T12">. Elke </text:span><text:span text:style-name="T21">enumeration constant</text:span><text:span text:style-name="T12"> heeft ook zijn eigen kopie van elke instantie variabele die is gedefinieerd door de </text:span><text:span text:style-name="T21">enumeration</text:span><text:span text:style-name="T12">. Wanneer de </text:span><text:span text:style-name="T21">enumeration</text:span><text:span text:style-name="T12"> ook andere members bevat, dient de lijst (met constanten) te eindigen met een ; </text:span><text:span text:style-name="T21">Enumerations</text:span><text:span text:style-name="T12"> zijn handiger dan </text:span><text:span text:style-name="T9">final</text:span><text:span text:style-name="T12"> variabelen wanneer je werkt met lijsten van items die gerepresenteerd moeten worden door identifiers (bv ook wanneer iets in een aantal vaste staten kan verkeren). Een </text:span><text:span text:style-name="T9">final</text:span><text:span text:style-name="T12"> variabele is handig wanneer je een constante waarde hebt die je op veel plaatsen wilt gebruiken. </text:span><text:span text:style-name="T21">Enumerations</text:span><text:span text:style-name="T12"> hebben twee beperkingen, ze kunnen geen andere klassen erven (behalve automatisch java.lang.Enum, wat de superclass is van alle </text:span><text:span text:style-name="T21">enumerations</text:span><text:span text:style-name="T12">) en ze kunnen geen superclass zijn. Verder is een </text:span><text:span text:style-name="T9">enum</text:span><text:span text:style-name="T12"> een gewone class. Twee methoden uit java.lang.Enum die nog wel eens gebruikt worden zijn: final int ordinal(), wat een waarde verkrijgt die aangeeft wat de positie is van een constante in de lijst met constanten (de </text:span><text:span text:style-name="T21">ordinal value</text:span><text:span text:style-name="T12">, zelfde als bij een array), final int compareTo(enum-type e), waarbij enum-type het type </text:span><text:span text:style-name="T21">enumeration</text:span><text:span text:style-name="T12"> is en e de constante die wordt vergeleken met de aanroepende constante (beide constanten moeten wel van dezelfde </text:span><text:span text:style-name="T21">enumeration</text:span><text:span text:style-name="T12"> zijn). De compareTo methode geeft een negatieve waarde terug wanneer de aanroepende constante ee</text:span>n lagere ordinal value heeft, 0 wanneer de ordinal value hetzelfde is en een positief getal wanneer de ordinal value hoger is.</text:p>
      <text:p text:style-name="Standard">Autoboxing/unboxing maakt het converteren van primitieve typen naar objecten en vice versa simepeler en gestroomlijnder. Dit is gerelateerd aan de eerder genoemde <text:span text:style-name="T19">type wrappers</text:span><text:span text:style-name="T8">. Primitieve typen hebben een voordeel op performance vlak, maar soms is het handiger om met een object te werken. Java heeft hiervoor de </text:span><text:span text:style-name="T19">type wrappers</text:span><text:span text:style-name="T8">, classen om een primitief type te </text:span><text:span text:style-name="T19">encapsulaten</text:span><text:span text:style-name="T8">. Deze </text:span><text:span text:style-name="T19">wrappers</text:span><text:span text:style-name="T8"> zitten in java.lang en zijn </text:span><text:span text:style-name="T15">Double</text:span><text:span text:style-name="T12">, </text:span><text:span text:style-name="T9">Float</text:span><text:span text:style-name="T12">, </text:span><text:span text:style-name="T9">Long</text:span><text:span text:style-name="T12">, </text:span><text:span text:style-name="T9">Integer</text:span><text:span text:style-name="T12">, </text:span><text:span text:style-name="T9">Short</text:span><text:span text:style-name="T12">, </text:span><text:span text:style-name="T9">Byte</text:span><text:span text:style-name="T12">, </text:span><text:span text:style-name="T9">Character</text:span><text:span text:style-name="T12">, and </text:span><text:span text:style-name="T9">Boolean</text:span><text:span text:style-name="T12">. De numerieke typen erven de abstracte class </text:span><text:span text:style-name="T9">Number</text:span><text:span text:style-name="T12">, welke voor elk van de typen een methode declareert om de waarde te </text:span><text:span text:style-name="T9">return</text:span><text:span text:style-name="T12">en als object van een bepaald type. Alle numerieke </text:span><text:span text:style-name="T21">type wrappers</text:span><text:span text:style-name="T12"> definieren constuctors die een object kunnen construeren van een gegeven waarde of van </text:span><text:soft-page-break/><text:span text:style-name="T12">een string representatie van die waarde. Echter, sinds JDK 9 zijn de </text:span><text:span text:style-name="T21">type wrapper</text:span><text:span text:style-name="T12"> constructoren deprecated en wordt er aangeraden om een van de </text:span><text:span text:style-name="T9">valueOf()</text:span><text:span text:style-name="T12"> methoden (static member van alle wrapper classen) te gebruiken om een </text:span><text:span text:style-name="T21">wrapper object</text:span><text:span text:style-name="T12"> te krijgen. Bijvoorbeeld static Integer valueOf(int val); of static Integer valueOf(String valStr) throws NumberFormatException; waarbij val een integer waarde is en valStr een String die een correct geformuleerde numerieke waarde bevat. Een object maak je dan bijvoorbeeld als volgt: Integer iOb = Integer.valueOf(100); Het proces van </text:span><text:span text:style-name="T21">encapsulating</text:span><text:span text:style-name="T12"> van een waarde in een object heet </text:span><text:span text:style-name="T21">boxing</text:span><text:span text:style-name="T12">. Zo is in het voorbeeld net de waarde 100 </text:span><text:span text:style-name="T21">boxed</text:span><text:span text:style-name="T12"> in iOb. Het proces waarbij de waarde uit de wrapper wordt gehaald heet </text:span><text:span text:style-name="T21">unboxing</text:span><text:span text:style-name="T12"> (bijvoorbeeld int i = iOb.intValue(); ). Sinds JDK 5 is er gelukkig de mogelijkheid van </text:span><text:span text:style-name="T21">autoboxing</text:span><text:span text:style-name="T12">: een primitief type wordt wanneer dit nodig is automatisch </text:span><text:span text:style-name="T21">encapsulated</text:span><text:span text:style-name="T12"> (</text:span><text:span text:style-name="T21">boxed</text:span><text:span text:style-name="T12">) in zijn equivalente wrapper wanneer een object van dat type nodig is. Andersom is </text:span><text:span text:style-name="T21">autounboxing</text:span><text:span text:style-name="T12"> het proces waarbij de waarde automatisch uit een object wordt gehaald (</text:span><text:span text:style-name="T21">unboxed</text:span><text:span text:style-name="T12">) en omgezet in een primitief type wanneer dit nodig is. Een voorbeeld van een moderne manier is Integer iOb = 100; voor </text:span><text:span text:style-name="T21">autoboxing</text:span><text:span text:style-name="T12"> en int i = iOb; voor </text:span><text:span text:style-name="T21">autounboxing</text:span><text:span text:style-name="T12">. </text:span><text:span text:style-name="T21">Autoboxing</text:span><text:span text:style-name="T12"> en </text:span><text:span text:style-name="T21">autounboxing</text:span><text:span text:style-name="T12"> gebeuren ook automatisch wanneer dit bij een argument moet gebeuren, ook in expressies (bv het simpele iOb++; waarbij de waarde wordt unboxed, incrementend en weer boxed). Het enige gevaar van </text:span><text:span text:style-name="T21">autoboxing</text:span><text:span text:style-name="T12"> en </text:span><text:span text:style-name="T21">autounboxing</text:span><text:span text:style-name="T12"> is dat het te makkelijk wordt gebruikt waardoor extra overhead ontstaat. Gebruik het dus enkel als het echt nodig is.</text:span></text:p>
      <text:p text:style-name="Standard"><text:span text:style-name="T12">Static import is wanneer je je </text:span><text:span text:style-name="T9">import</text:span><text:span text:style-name="T12"> keyword volgt met </text:span><text:span text:style-name="T9">static</text:span><text:span text:style-name="T12"> om zo de static members van een class of interface te importeren. Zo hoeven de static members niet meer gekwalificeerd te worden met de class naam, maar kunnen ze direct bij hun eigen naam gebruikt worden (bijvoorbeeld </text:span><text:span text:style-name="T9">pow()</text:span><text:span text:style-name="T12"> ipv Math.pow() ). Je kunt zowel een enkele methode importeren (import static java.lang.Math.pow;) als alle static members van een class (import static java.lang.Math.*;). Hou wel rekening met namespaces en het </text:span><text:span text:style-name="T21">hiden</text:span><text:span text:style-name="T12"> van andere namen wanneer je import.</text:span></text:p>
      <text:p text:style-name="Standard"><text:span text:style-name="T12">Java heeft een feature die het mogelijk maakt om extra informatie in een source file te zetten. Deze info heet een </text:span><text:span text:style-name="T21">annotation</text:span><text:span text:style-name="T12">. Deze informatie kan gebruikt worden door vershillende tools, zowel tijdens development als deployment. Het wordt ook wel </text:span><text:span text:style-name="T21">metadata</text:span><text:span text:style-name="T12"> genoemd. Een </text:span><text:span text:style-name="T21">annotation</text:span><text:span text:style-name="T12"> wordt gemaakt met een mechanisme gebaseerd op </text:span><text:span text:style-name="T9">interface</text:span><text:span text:style-name="T12">. Door een @ voor </text:span><text:span text:style-name="T9">interface</text:span><text:span text:style-name="T12"> te zetten → @interface anno, maak je een </text:span><text:span text:style-name="T21">annotation</text:span><text:span text:style-name="T12"> genaamd anno.</text:span><text:span text:style-name="T21"> Annotations</text:span><text:span text:style-name="T12"> bestaan alleen uit methode declaraties zonder body. Alle </text:span><text:span text:style-name="T21">annotation</text:span><text:span text:style-name="T12"> types extenden de </text:span><text:span text:style-name="T9">Annotation</text:span><text:span text:style-name="T12"> inerface, welke gedeclareerd is in java.lang.annotation. Wanneer je een </text:span><text:span text:style-name="T21">annotation</text:span><text:span text:style-name="T12"> toepast, geeft je waardes aan de members. Dit kan door vervolgens @anno( x = 3; str = “test”; ) te doen. Java kent veel ingebouwde </text:span><text:span text:style-name="T21">annotations</text:span><text:span text:style-name="T12">.</text:span></text:p>
      <text:p text:style-name="P7"/>
      <text:p text:style-name="P7"/>
      <text:p text:style-name="P7"/>
      <text:p text:style-name="P7"/>
      <text:p text:style-name="P7"/>
      <text:list xml:id="list4915690957843842546" text:style-name="L33">
        <text:list-item>
          <text:p text:style-name="P67">Enumeration constants are said to be self-typed. What does this mean?</text:p>
        </text:list-item>
        <text:list-item>
          <text:p text:style-name="P67">What class do all enumerations automatically inherit?</text:p>
        </text:list-item>
        <text:list-item>
          <text:p text:style-name="P67">Given the following enumerations, write a program that uses <text:span text:style-name="T2">values()</text:span><text:span text:style-name="T5"> to show a list of the constants and their ordinal values.</text:span></text:p>
          <text:list>
            <text:list-header>
              <text:p text:style-name="P38">enum Tools {</text:p>
              <text:p text:style-name="P38"><text:s text:c="2"/>SCREWDRIVER, WRENCH, HAMMER, PLIERS</text:p>
              <text:p text:style-name="P38">}</text:p>
            </text:list-header>
          </text:list>
        </text:list-item>
        <text:list-item>
          <text:p text:style-name="P67"><text:span text:style-name="T5">The traffic light simulation developed in Try This 12-1 can be improved with a few simple changes that take advantage of an enumeration's class features. In the version shown, the duration of each color was controlled by the </text:span><text:span text:style-name="T2">TrafficLightSimulator</text:span><text:span text:style-name="T5"> class by hard-coding these values into the </text:span><text:span text:style-name="T2">run()</text:span><text:span text:style-name="T5"> method. Change this so that the duration of each color is stored by the constants in the </text:span><text:span text:style-name="T2">TrafficLightColor</text:span><text:span text:style-name="T5"> enumeration. To do this, you will need to add a constructor, a private instance variable, and a method called </text:span><text:span text:style-name="T2">getDelay()</text:span><text:span text:style-name="T5">. After making these changes, what improvements do you see? On your own, can you think of other improvements? (Hint: Try using ordinal values to switch light </text:span><text:soft-page-break/><text:span text:style-name="T5">colors rather than relying on a </text:span><text:span text:style-name="T2">switch</text:span><text:span text:style-name="T5"> statement.)</text:span></text:p>
        </text:list-item>
        <text:list-item>
          <text:p text:style-name="P52">Define boxing and unboxing. How does autoboxing/unboxing affect these actions?</text:p>
        </text:list-item>
        <text:list-item>
          <text:p text:style-name="P52">Change the following fragment so that it uses autoboxing.</text:p>
          <text:p text:style-name="P38">Double val = Double.valueOf(123.0);</text:p>
        </text:list-item>
        <text:list-item>
          <text:p text:style-name="P52">In your own words, what does static import do?</text:p>
        </text:list-item>
        <text:list-item>
          <text:p text:style-name="P52">What does this statement do?</text:p>
          <text:p text:style-name="P38">import static java.lang.Integer.parseInt;</text:p>
        </text:list-item>
        <text:list-item>
          <text:p text:style-name="P52">Is static import designed for special-case situations, or is it good practice to bring all static members of all classes into view?</text:p>
        </text:list-item>
        <text:list-item>
          <text:p text:style-name="P52">An annotation is syntactically based on a/an ______________.</text:p>
        </text:list-item>
        <text:list-item>
          <text:p text:style-name="P52">What is a marker annotation?</text:p>
        </text:list-item>
        <text:list-item>
          <text:p text:style-name="P52">An annotation can be applied only to methods. True or False.</text:p>
        </text:list-item>
      </text:list>
      <text:p text:style-name="P3"/>
      <text:list xml:id="list4902378847072950759" text:style-name="L34">
        <text:list-item>
          <text:p text:style-name="P39">In the term self-typed, the “self” refers to the type of the enumeration in which the constant is defined. Thus, an enumeration constant is an object of the enumeration of which it is a part.</text:p>
        </text:list-item>
        <text:list-item>
          <text:p text:style-name="P39">The <text:span text:style-name="T2">enum</text:span> class is automatically inherited by all enumerations.</text:p>
        </text:list-item>
        <text:list-item>
          <text:p text:style-name="P39">class showEnum{</text:p>
          <text:p text:style-name="P39"><text:s text:c="2"/>public static void main(String[] args){</text:p>
          <text:p text:style-name="P39"><text:s text:c="4"/>for(Tools d : Tools.values()){</text:p>
          <text:p text:style-name="P39"><text:s text:c="6"/>System.out.print(d + “has ordinal value of “ + d.ordinal() + '\n');</text:p>
          <text:p text:style-name="P39"><text:s text:c="4"/>}</text:p>
          <text:p text:style-name="P39"><text:s text:c="2"/>}</text:p>
          <text:p text:style-name="P39">}</text:p>
        </text:list-item>
        <text:list-item>
          <text:p text:style-name="P39">zie code. There are two major improvements. First, a light's delay is now linked with its enumeration value, which gives more structure to the code. Second, the <text:span text:style-name="T2">run()</text:span> method no longer needs to use a <text:span text:style-name="T2">switch</text:span> statement to determine the length of the delay. Instead, <text:span text:style-name="T2">sleep()</text:span> is passed the tlc.getDelay(), which causes the delay associated with the current color to be used automatically.</text:p>
        </text:list-item>
        <text:list-item>
          <text:p text:style-name="P39">Boxing is the process of storing a primitive value in a type wrapper object. Unboxing is the process of retrieving the primitive value from the type wrapper. Autoboxing automatically boxes a primitive value without having to explicitly construct an object. Auto-unboxing automatically retrieves the primitive value from a type wrapper without having to explicitly call a method, such as <text:span text:style-name="T2">intValue()</text:span>.</text:p>
        </text:list-item>
        <text:list-item>
          <text:p text:style-name="P39">Double val = 123.0;</text:p>
        </text:list-item>
        <text:list-item>
          <text:p text:style-name="P39">Static import brings into the global namespace the static members of a class or interface. This means that static members can be used without having to be qualified by their class or interface name.</text:p>
        </text:list-item>
        <text:list-item>
          <text:p text:style-name="P39">The statement brings into the global namespace the parseInt() method of the type wrapper <text:span text:style-name="T2">Integer</text:span>.</text:p>
        </text:list-item>
        <text:list-item>
          <text:p text:style-name="P39">Static import is designed for special cases. Bringing many static members into view will lead to namespace collisions and destructure your code.</text:p>
        </text:list-item>
        <text:list-item>
          <text:p text:style-name="P39">Interface </text:p>
        </text:list-item>
        <text:list-item>
          <text:p text:style-name="P39">A marker annotation is one that does not take arguments.</text:p>
        </text:list-item>
        <text:list-item>
          <text:p text:style-name="P39">False. Any type of declaration can have an annotation. Beginning with JDK 8, a type use can also have an annotation.</text:p>
        </text:list-item>
      </text:list>
      <text:p text:style-name="P3"/>
      <text:p text:style-name="P14">Hoofdstuk 13 (Generics):</text:p>
      <text:p text:style-name="P2"/>
      <text:p text:style-name="P11"><text:span text:style-name="T17">Generics</text:span><text:span text:style-name="T16"> heeft van alle toevoegingen het meeste impact gehad op Java. In de kern beteken de term </text:span><text:span text:style-name="T17">generics</text:span><text:span text:style-name="T16"> niets anders dan </text:span><text:span text:style-name="T17">parameterized types</text:span><text:span text:style-name="T16">. Je kunt classes, interfaces, en methodes maken welke opereren op de data die is gespecificeerd als parameter. Zo'n class, interface, of methode die opereert op een type parameter heet een </text:span><text:span text:style-name="T17">generic</text:span><text:span text:style-name="T16">, zoals </text:span><text:span text:style-name="T17">generic class</text:span><text:span text:style-name="T16"> of </text:span><text:span text:style-name="T17">generic method</text:span><text:span text:style-name="T16">. Een groot voordeel van </text:span><text:span text:style-name="T17">generic code</text:span><text:span text:style-name="T16"> is dat het automatisch werkt met het type data dat als parameter is meegegeven. Met </text:span><text:span text:style-name="T17">generics</text:span><text:span text:style-name="T16"> kan je algoritmes en andere code eenmalig ontwerpen, onafhankelijk van een specifiek soort data, en daarna kun je dat algoritme of die code toepassen op allerlei typen data, zonder extra moeite. Een </text:span><text:span text:style-name="T17">generic class</text:span><text:span text:style-name="T16"> wordt als volgt gemaakt: class Gen&lt;T&gt;{ waarbij T de naam is van de </text:span><text:span text:style-name="T17">type parameter</text:span><text:span text:style-name="T16">. Deze naam wordt gebruikt als placeholder voor het werkelijke type dat wordt doorgegeven aan Gen wanneer een object wordt gemaakt. De placeholder T (of welke naam er ook gebruikt wordt) wordt overal in de class gebruikt waar het object gespecificeerd dient te worden, bv constructor, return, enz. Alle </text:span><text:span text:style-name="T17">type parameters</text:span><text:span text:style-name="T16"> staan (zoals je ziet) tussen &lt; &gt; haken. Het wordt aangeraden dat </text:span><text:span text:style-name="T17">type parameter</text:span><text:span text:style-name="T16"> namen, single-character, hoofdletters zijn. Wanneer je een object aanmaakt doe je dat bv als volgt: Gen&lt;Integer&gt; iOb; waardoor het type van T hierboven dus Integer wordt. Vervolgens geef je met de volgende regel een referentie aan iOb van een Integer instantie van de Gen class met een waarde 88: iOb = new Gen&lt;Integer&gt;(88); (herken </text:span><text:span text:style-name="T17">autoboxing</text:span><text:span text:style-name="T16"> van de primitieve waarde 88).</text:span><text:span text:style-name="T17"> </text:span><text:span text:style-name="T16">De </text:span><text:span text:style-name="T17">parameter types</text:span><text:span text:style-name="T16"> moeten bij declaratie en initialisatie hetzelfde zijn, anders volgt een compile error (type-safety). </text:span><text:span text:style-name="T17">Generics</text:span><text:span text:style-name="T16"> werken alleen met referentie types, niet met primitieve typen. Uiteraard valt hier omheen te werken mbv </text:span><text:span text:style-name="T17">autoboxing</text:span><text:span text:style-name="T16"> en </text:span><text:span text:style-name="T17">autounboxing</text:span><text:span text:style-name="T16">. </text:span><text:span text:style-name="T17">Generics</text:span><text:span text:style-name="T16"> met verschillende referentie typen, zijn verschillende soorten objecten en niet compatibel met elkaar. Het is ook mogelijk om meerdere </text:span><text:span text:style-name="T17">type parameters</text:span><text:span text:style-name="T16"> aan een </text:span><text:span text:style-name="T17">generic</text:span><text:span text:style-name="T16"> mee te geven, bv <text:s/>class TwoGen&lt;T, V&gt;{ … Een instantie kan vervolgens als volgt worden aangenaamt: TwoGen&lt;Integer, String&gt; tgObj = new TwoGen&lt;Integer, String&gt;(88, “Generics”);</text:span></text:p>
      <text:p text:style-name="P11"><text:span text:style-name="T16">Wanneer je zeker wilt zijn dat een </text:span><text:span text:style-name="T17">generic</text:span><text:span text:style-name="T16"> enkel bepaalde referentie typen afhandeld (bv enkel numerieke typen), gebruik je </text:span><text:span text:style-name="T17">bounded types</text:span><text:span text:style-name="T16">. Dit maak je door je </text:span><text:span text:style-name="T17">type parameter</text:span><text:span text:style-name="T16"> te </text:span><text:span text:style-name="T17">extenden</text:span><text:span text:style-name="T16"> met de juiste </text:span><text:span text:style-name="T17">superclass</text:span><text:span text:style-name="T16">. Kortom, wil je enkel numerieke types dan </text:span><text:span text:style-name="T11">extend</text:span><text:span text:style-name="T16"> je de </text:span><text:span text:style-name="T17">superclass</text:span><text:span text:style-name="T16"> van alle numerieke types: &lt;T extends Number&gt;. Naast dat je zeker weet dat bepaalde typen objecten niet worden gemaakt, maar dit maakt het ook mogelijk om methodes die enkel onder </text:span><text:span text:style-name="T11">Number</text:span><text:span text:style-name="T16"> (en niet onder bv String) vallen te gebruiken. Het is ook mogelijk om bij meerdere </text:span><text:span text:style-name="T17">type parameters</text:span><text:span text:style-name="T16"> de typen compatibel moeten zijn. Je kunt bijvoorbeeld het volgende doen: class TwoGen&lt;T, V extends T&gt;{ Dit zegt dat V of hetzelfde type moet zijn als T of een type van een subclass van T.</text:span></text:p>
      <text:p text:style-name="P11"><text:span text:style-name="T16">Een </text:span><text:span text:style-name="T17">wildcard argument</text:span><text:span text:style-name="T16"> wordt gespecificeerd met het </text:span><text:span text:style-name="T11">?</text:span><text:span text:style-name="T16"> teken en het representeert een onbekend type. Deze kan tussen de &lt; &gt; geplaatst worden om aan te geven dat elk valide type (eventueel aangegeven door </text:span><text:span text:style-name="T11">extend</text:span><text:span text:style-name="T16">) gebruikt kan worden. Ook de </text:span><text:span text:style-name="T17">wildcard</text:span><text:span text:style-name="T16"> kan </text:span><text:span text:style-name="T17">bounded</text:span><text:span text:style-name="T16"> zijn. Dit gaat op dezelfde manier. Het </text:span><text:span text:style-name="T17">extenden</text:span><text:span text:style-name="T16"> van </text:span><text:span text:style-name="T11">?</text:span><text:span text:style-name="T16"> met de juiste </text:span><text:span text:style-name="T17">superclass</text:span><text:span text:style-name="T16"> als upper bound, ofwel &lt;? extends Number&gt; bijvoorbeeld. Het is ook mogelijk om een lower bound in te stellen: &lt;? super Integer&gt; waarbij het enkel mogelijk is om in dit geval Integer en de superclassen hiervan als argument te gebruiken.</text:span></text:p>
      <text:p text:style-name="P11"><text:span text:style-name="T16">Voor het </text:span><text:span text:style-name="T17">casten</text:span><text:span text:style-name="T16"> van </text:span><text:span text:style-name="T17">generieke class</text:span><text:span text:style-name="T16"> in een andere class dienen de twee wel compatibel te zijn en de </text:span><text:span text:style-name="T17">type arguments</text:span><text:span text:style-name="T16"> hetzelfde.</text:span></text:p>
      <text:p text:style-name="P10">Generig methods<text:span text:style-name="T8"> kunnen ook op zichzelf gedeclareerd worden (niet enkel in </text:span>generic classes<text:span text:style-name="T8">). De aanroep van een </text:span>generic method<text:span text:style-name="T8"> is op de normale manier. De syntax voor een </text:span>generic method<text:span text:style-name="T8"> is als volgt: &lt;type-param-list&gt; ret-type meth-name(param-list){... waarbij type-param-list de door komma's gescheiden </text:span>type parameters<text:span text:style-name="T8"> zijn, die voor het return-type staan. Verder kan een </text:span>generic method<text:span text:style-name="T8"> zowel </text:span><text:span text:style-name="T9">static</text:span><text:span text:style-name="T8"> als nonstatic zijn en ook alle toegangs modifiers krijgen.</text:span></text:p>
      <text:p text:style-name="P10"><text:span text:style-name="T8">Ook een </text:span>constructor<text:span text:style-name="T8"> kan </text:span>generic<text:span text:style-name="T8"> zijn, ook al is zijn class dat niet. Het kan als volgt bijvoorbeeld gemaakt worden: &lt;T extends Number&gt; Summation(T arg){ waarbij T, door Number te extenden, elk numeriek type kan zijn.</text:span></text:p>
      <text:p text:style-name="P10"><text:span text:style-name="T8">Ook een </text:span>generic interface<text:span text:style-name="T8"> kan worden gemaakt en dat maak je als volgt: interface Test&lt;T&gt;{ waarbij de </text:span>type parameter<text:span text:style-name="T8"> T het type object specificeert dat is opgenomen. Wanneer een class een interface </text:span><text:soft-page-break/><text:span text:style-name="T8">implementeert, schrijf je dat als volgt: class MyClass&lt;T&gt; implements Test&lt;T&gt;{ Wanneer een class een </text:span>generic interface<text:span text:style-name="T8"> implementeert, dan moet deze class zelf ook </text:span>generic<text:span text:style-name="T8"> zijn. Tenzij een class een specifiek type van een </text:span>generic interface<text:span text:style-name="T8"> implementeert, dan kan je het ook als volgt schrijven: class MyClass implements Test&lt;Double&gt;{ Ook bij een interface kun je de </text:span>type parameters<text:span text:style-name="T8"> die gespecificeerd zijn </text:span>bounden<text:span text:style-name="T8">. Stel dat je de interface bound: interface Test&lt;T extends Number&gt;{ , dan dient een implementerende class eenzelfde bound te hebben: class MyClass&lt;T extends Number&gt; implements Test&lt;T&gt;{ (bij de interface hoeft dit niet opniew aangegeven te worden, doe je dit wel krijg je een compile error).</text:span></text:p>
      <text:p text:style-name="P10"><text:span text:style-name="T8">Om de overgang van legacy code te vergemakkelijken, staat Java het toe om een </text:span>generic class<text:span text:style-name="T8"> te gebruiken zonder </text:span>type arguments<text:span text:style-name="T8">. Dit maakt een </text:span>raw type<text:span text:style-name="T8"> voor de class. Het voordeel is zoals gezegd dat dit compatibel is met legacy code, het nadeel is dat de </text:span>type safety<text:span text:style-name="T8"> van </text:span>generics<text:span text:style-name="T8"> is verdwenen. Van </text:span>generics class<text:span text:style-name="T8"> Gen zou het </text:span>raw type<text:span text:style-name="T8"> als volgt gemaakt worden: bijvoorbeeld Gen raw = new Gen(98.6); zonder </text:span>type arguments<text:span text:style-name="T8"> is het type T vervangen door type Object. Doordat een </text:span>raw type<text:span text:style-name="T8"> geen </text:span>type-safety<text:span text:style-name="T8"> heeft, wordt dit niet gecheckt bij compile-time, maar bij run-time. Dit kan ervoor zorgen dat je programma een error geeft. Gebruik een </text:span>raw type<text:span text:style-name="T8"> dus enkel wanneer je te maken hebt met legacy code.</text:span></text:p>
      <text:p text:style-name="P10"><text:span text:style-name="T8">Sinds JDK 7 kan bovenstaande TwoGen object als volgt worden gemaakt: TwoGen&lt;Integer, String&gt; tgOb = new TwoGen&lt; &gt;(88, “Generics”); De lege &lt; &gt; wordt de </text:span>diamond operator<text:span text:style-name="T8"> genoemd. Deze nieuwe manier van schrijven kan ook bij andere declaraties en initialisaties gebruikt worden. Het maken van een object op deze manier, mbv de </text:span>diamond operator<text:span text:style-name="T8"> kan ook wanneer dit gebeurt als argument van een methode.</text:span></text:p>
      <text:p text:style-name="P10"><text:span text:style-name="T8">Java gebruikt </text:span>erasure<text:span text:style-name="T8"> om ervoor te zorgen dat </text:span>generics<text:span text:style-name="T8"> werken zonder dat oude code niet meer werkt. Dat wil zeggen dat de </text:span>generics<text:span text:style-name="T8"> informatie wordt verwijderd en vervangen door Object of door het juiste </text:span>bound type<text:span text:style-name="T8">. Door </text:span>erasure<text:span text:style-name="T8"> kan het zijn dat wat voorheen twee aparte </text:span>generic<text:span text:style-name="T8"> declaraties leken, toch hetzelfde type krijgen, wat een conflict veroorzaakt (bijvoorbeeld bij overloading).</text:span></text:p>
      <text:p text:style-name="P10">Generics<text:span text:style-name="T8"> hebben enkele restricties:</text:span></text:p>
      <text:list xml:id="list607352282247078568" text:style-name="L35">
        <text:list-item>
          <text:p text:style-name="P107"><text:span text:style-name="T8">Er kan geen instantie gemaakt worden van </text:span>type parameters <text:span text:style-name="T8">(T): het is voor de compiler niet duidelijk welk type T is.</text:span></text:p>
        </text:list-item>
        <text:list-item>
          <text:p text:style-name="P107"><text:span text:style-name="T8">Een </text:span><text:span text:style-name="T9">static</text:span><text:span text:style-name="T8"> member kan geen </text:span>type parameter<text:span text:style-name="T8"> van de omsluitende class gebruiken. Je kunt wel </text:span><text:span text:style-name="T9">static</text:span><text:span text:style-name="T8"> </text:span>generic<text:span text:style-name="T8"> methodes maken die hun eigen </text:span>type parameters<text:span text:style-name="T8"> definieren.</text:span></text:p>
        </text:list-item>
        <text:list-item>
          <text:p text:style-name="P107"><text:span text:style-name="T8">Bij arrays kun je ten eerste geen array instantieren waarvan het element type een </text:span>type parameter<text:span text:style-name="T8"> is (= new T[10]; want niet duidelijk wat T is). Ten tweede kun je geen array creeeren van type-specific </text:span>generic<text:span text:style-name="T8"> referenties (Gen&lt;Integer&gt;[] gens = new Gen&lt;Integer&gt;[10]).</text:span></text:p>
        </text:list-item>
        <text:list-item>
          <text:p text:style-name="P40"><text:span text:style-name="T8">Een </text:span><text:span text:style-name="T19">generic class</text:span><text:span text:style-name="T8"> kan Throwable niet </text:span><text:span text:style-name="T19">extenden</text:span><text:span text:style-name="T8"> en dus geen </text:span><text:span text:style-name="T19">generic</text:span><text:span text:style-name="T8"> exception classes maken.</text:span></text:p>
        </text:list-item>
      </text:list>
      <text:p text:style-name="P2"/>
      <text:p text:style-name="P2"/>
      <text:p text:style-name="P2"/>
      <text:list xml:id="list7867768937590756745" text:style-name="L36">
        <text:list-item>
          <text:p text:style-name="P53">Generics are important to Java because they enable the creation of code that is</text:p>
          <text:list>
            <text:list-item>
              <text:p text:style-name="P53">Type-safe</text:p>
            </text:list-item>
            <text:list-item>
              <text:p text:style-name="P53">Reusable</text:p>
            </text:list-item>
            <text:list-item>
              <text:p text:style-name="P53">Reliable</text:p>
            </text:list-item>
            <text:list-item>
              <text:p text:style-name="P53">All of the above</text:p>
            </text:list-item>
          </text:list>
        </text:list-item>
        <text:list-item>
          <text:p text:style-name="P53">Can a primitive type be used as a type argument?</text:p>
        </text:list-item>
        <text:list-item>
          <text:p text:style-name="P68"><text:span text:style-name="T5">Show how to declare a class called </text:span><text:span text:style-name="T2">FlightSched</text:span><text:span text:style-name="T5"> that takes two generic parameters.</text:span></text:p>
        </text:list-item>
        <text:list-item>
          <text:p text:style-name="P68"><text:span text:style-name="T5">Beginning with your answer to question 3, change </text:span><text:span text:style-name="T2">FlightSched</text:span><text:span text:style-name="T5">'s second type parameter so that it must extend </text:span><text:span text:style-name="T2">Thread</text:span><text:span text:style-name="T5">.</text:span></text:p>
        </text:list-item>
        <text:list-item>
          <text:p text:style-name="P68"><text:span text:style-name="T5">Now, change </text:span><text:span text:style-name="T2">FlightSched</text:span><text:span text:style-name="T5"> so that its second type parameter must be a subclass of its first type parameter.</text:span></text:p>
        </text:list-item>
        <text:list-item>
          <text:p text:style-name="P68"><text:span text:style-name="T5">As it relates to generics, what is the </text:span><text:span text:style-name="T2">?</text:span><text:span text:style-name="T5"> And what does it do?</text:span></text:p>
        </text:list-item>
        <text:list-item>
          <text:p text:style-name="P53"><text:soft-page-break/>Can the wildcard argument be bounded?</text:p>
        </text:list-item>
        <text:list-item>
          <text:p text:style-name="P68"><text:span text:style-name="T5">A generic method called </text:span><text:span text:style-name="T2">MyGen()</text:span><text:span text:style-name="T5"> has one type parameter. Furthermore, </text:span><text:span text:style-name="T2">MyGen()</text:span><text:span text:style-name="T5"> has one parameter whose type is that of the type parameter. It also returns an object of that type parameter. Show how to declare </text:span><text:span text:style-name="T2">MyGen()</text:span><text:span text:style-name="T5">.</text:span></text:p>
        </text:list-item>
        <text:list-item>
          <text:p text:style-name="P53">Given this generic interface </text:p>
          <text:p text:style-name="P41">interface IGenIF&lt;T, V extends T&gt;{ // ….</text:p>
          <text:p text:style-name="P68"><text:span text:style-name="T5">show the declaration of a class called </text:span><text:span text:style-name="T2">MyClass</text:span><text:span text:style-name="T5"> that implements </text:span><text:span text:style-name="T2">IGenIF.</text:span></text:p>
        </text:list-item>
        <text:list-item>
          <text:p text:style-name="P68"><text:span text:style-name="T5">Given a generic class called </text:span><text:span text:style-name="T2">Counter&lt;T&gt;</text:span><text:span text:style-name="T5">, show how to create an object of its raw type.</text:span></text:p>
        </text:list-item>
        <text:list-item>
          <text:p text:style-name="P53">Do type parameters exist at run time?</text:p>
        </text:list-item>
        <text:list-item>
          <text:p text:style-name="P68"><text:span text:style-name="T5">Convert your solution to question 10 of the Self Test for chapter 9 so that it is generic. In the process, create a stack interface called </text:span><text:span text:style-name="T2">IGenStack</text:span><text:span text:style-name="T5"> that generically defines the operations </text:span><text:span text:style-name="T2">push()</text:span><text:span text:style-name="T5"> and </text:span><text:span text:style-name="T2">pop()</text:span><text:span text:style-name="T5">.</text:span></text:p>
        </text:list-item>
        <text:list-item>
          <text:p text:style-name="P53">What is &lt; &gt;?</text:p>
        </text:list-item>
        <text:list-item>
          <text:p text:style-name="P53">How can the following be simplified?</text:p>
          <text:p text:style-name="P53">MyClass&lt;Double, String&gt; obj = new</text:p>
          <text:p text:style-name="P53">MyClass&lt;Double, String&gt;(1.1, “Hi”);</text:p>
        </text:list-item>
      </text:list>
      <text:p text:style-name="P2"/>
      <text:list xml:id="list4554251991683159343" text:style-name="L37">
        <text:list-item>
          <text:p text:style-name="P42">D. All of the above.</text:p>
        </text:list-item>
        <text:list-item>
          <text:p text:style-name="P42">No, type arguments must be object types.</text:p>
        </text:list-item>
        <text:list-item>
          <text:p text:style-name="P42">class FlightSched&lt;T, V&gt;{ …</text:p>
        </text:list-item>
        <text:list-item>
          <text:p text:style-name="P42">class FlightSched&lt;T, V extends Thread&gt;{...</text:p>
        </text:list-item>
        <text:list-item>
          <text:p text:style-name="P42">class FlightSched&lt;T, V extends T&gt;{ …</text:p>
        </text:list-item>
        <text:list-item>
          <text:p text:style-name="P42">The <text:span text:style-name="T2">?</text:span> Is the wildcard argument. It matches any valid type.</text:p>
        </text:list-item>
        <text:list-item>
          <text:p text:style-name="P42">Yes, a wildcard can have either an upper or lower bound.</text:p>
        </text:list-item>
        <text:list-item>
          <text:p text:style-name="P42">&lt;T&gt; T MyGen(T o){ … <text:s text:c="3"/>(&lt;T&gt; T is het return type)</text:p>
        </text:list-item>
        <text:list-item>
          <text:p text:style-name="P42">class MyClass&lt;T, V extends T&gt; implements IGenIF&lt;T, V&gt;{ …</text:p>
        </text:list-item>
        <text:list-item>
          <text:p text:style-name="P42">To obtain Counter&lt;T&gt;'s raw type, simply use its name without any type specification, as shown here: Counter x = new Counter();</text:p>
        </text:list-item>
        <text:list-item>
          <text:p text:style-name="P42">No, all type parameters are erased, during compilation, and appropriate casts are substituted. This process is called erasure.</text:p>
        </text:list-item>
        <text:list-item>
          <text:p text:style-name="P42">Zie code</text:p>
        </text:list-item>
        <text:list-item>
          <text:p text:style-name="P42">The diamond operator.</text:p>
        </text:list-item>
        <text:list-item>
          <text:p text:style-name="P42">It can be simplified by use of the diamond operator as shown here: MyClass&lt;Double, String&gt; obj = new MyClass&lt; &gt;(1.1, “Hi”);</text:p>
        </text:list-item>
      </text:list>
      <text:p text:style-name="P3"/>
      <text:p text:style-name="P14">Hoofdstuk 14 (Lambda expressions and method references):</text:p>
      <text:p text:style-name="P2"/>
      <text:p text:style-name="P11"><text:span text:style-name="T17">Lambda expressions</text:span><text:span text:style-name="T16"> waren met ingang van JDK 8 een grote toevoeging die de expressieve kracht van Java grondig hebben verbeterd. Een </text:span><text:span text:style-name="T17">Lambda expression</text:span><text:span text:style-name="T16"> is in essentie een anonieme (of naamloze) methode. Zo'n methode wordt niet zelf uitgevoerd, maar gebruikt om een methode te implementeren die is gedefinieerd door een </text:span><text:span text:style-name="T17">functional interface</text:span><text:span text:style-name="T16">. Een </text:span><text:span text:style-name="T17">Lambda expression</text:span><text:span text:style-name="T16"> (ook wel </text:span><text:span text:style-name="T17">closures</text:span><text:span text:style-name="T16"> genoemd) resulteert dus in een vorm van een anonieme class. Een </text:span><text:span text:style-name="T17">functional interface</text:span><text:span text:style-name="T16"> is een interface die slechts een abstracte methode bevat, dus slechts een enkele actie representeert (bv Runnable is een </text:span><text:span text:style-name="T17">functional interface</text:span><text:span text:style-name="T16"> dat slechts een methode definieert, run() ). Een </text:span><text:span text:style-name="T17">functional interface</text:span><text:span text:style-name="T16"> definieert een </text:span><text:span text:style-name="T17">target type</text:span><text:span text:style-name="T16"> van de </text:span><text:span text:style-name="T17">Lambda expression</text:span><text:span text:style-name="T16">. De kern is: een </text:span><text:span text:style-name="T17">Lambda expression</text:span><text:span text:style-name="T16"> kan alleen gebruikt worden in een context waarin een </text:span><text:span text:style-name="T17">target type</text:span><text:span text:style-name="T16"> is gespecificeerd. Een </text:span><text:span text:style-name="T17">functional interface</text:span><text:span text:style-name="T16"> wordt ook wel een SAM (Single Abstract Method) genoemd. De syntax van een </text:span><text:span text:style-name="T17">Lambda expression </text:span><text:span text:style-name="T16">bestaat uit een deel dat de parameters specificeert die vereist zijn door de </text:span><text:span text:style-name="T17">Lambda expression</text:span><text:span text:style-name="T16">, gevolgd door de </text:span><text:span text:style-name="T17">Lambda operator</text:span><text:span text:style-name="T16"> (of </text:span><text:span text:style-name="T17">arrow operator</text:span><text:span text:style-name="T16">), → , gevolgd door de </text:span><text:span text:style-name="T17">Lambda body</text:span><text:span text:style-name="T16"> aan de rechterkant, waar de actie(s) van de expressie zijn gespecificeerd. Een </text:span><text:span text:style-name="T17">Lambda expression</text:span><text:span text:style-name="T16"> mag zoveel parameters hebben als nodig is (wanneer slechts 1 parameter wordt gebruikt zijn de haakjes ( ) niet verplicht). Het type van een parameter kan vaak worden afgeleid. Elk geldig </text:span><text:span text:style-name="T17">return-type</text:span><text:span text:style-name="T16"> kan gebruikt worden in een </text:span><text:span text:style-name="T17">Lambda expression</text:span><text:span text:style-name="T16">. Ook een array, al wordt dit vanzelf afgeleid en hoeft de parameter geen [ ] aan te geven. Enkele voorbeelden:</text:span></text:p>
      <text:list xml:id="list761198710897289239" text:style-name="L38">
        <text:list-item>
          <text:p text:style-name="P108"><text:span text:style-name="T16">() → 98.6 : returned de constante waarde 98.6 waarvan wordt afgeleid dat het een </text:span><text:span text:style-name="T11">Double</text:span><text:span text:style-name="T16"> is (double myMeth(){ return 98.6; } zou hetzelfde doen).</text:span></text:p>
        </text:list-item>
        <text:list-item>
          <text:p text:style-name="P97">() → Math.random() * 100 : geeft het resultaat terug van een random getal vermenigvuldigd met 100.</text:p>
        </text:list-item>
        <text:list-item>
          <text:p text:style-name="P97">(n) → 1.0/n : nu met parameter, geeft <text:s/>de uitkomst terug van 1/n (mag dus ook als: n → 1.0/n worden geschreven).</text:p>
        </text:list-item>
      </text:list>
      <text:p text:style-name="P11"><text:span text:style-name="T16">Een </text:span><text:span text:style-name="T17">functional interface</text:span><text:span text:style-name="T16"> is een interface met enkel 1 gespecificeerde </text:span><text:span text:style-name="T11">abstract</text:span><text:span text:style-name="T16">e methode (heeft geen implementatie). Het mag daarnaast wel andere default, </text:span><text:span text:style-name="T11">static</text:span><text:span text:style-name="T16">, of </text:span><text:span text:style-name="T11">private</text:span><text:span text:style-name="T16"> methodes bevatten, maar slechts 1 </text:span><text:span text:style-name="T11">abstract</text:span><text:span text:style-name="T16"> methode. Non-default, non-static en non-private interface methodes zijn impliciet al </text:span><text:span text:style-name="T11">abstract</text:span><text:span text:style-name="T16">, dus de </text:span><text:span text:style-name="T11">abstract</text:span><text:span text:style-name="T16"> modifier hoeft niet perse gebruikt te worden (maar mag wel). Een voorbeeld van een </text:span><text:span text:style-name="T17">functional interface</text:span><text:span text:style-name="T16">: interface MyValue{ double getValue(); }</text:span></text:p>
      <text:p text:style-name="P8"><text:span text:style-name="T17">Een </text:span><text:span text:style-name="T20">Lambda expression</text:span><text:span text:style-name="T17"> vormt de implementatie van de abstracte methode gedefinieerd in een </text:span><text:span text:style-name="T20">functional interface</text:span><text:span text:style-name="T17">, waar tevens het </text:span><text:span text:style-name="T20">target-type</text:span><text:span text:style-name="T17"> is bepaald. Een </text:span><text:span text:style-name="T20">Lambda expression</text:span><text:span text:style-name="T17"> kan dus enkel worden gespecificeerd in een context waarin een </text:span><text:span text:style-name="T20">target-type</text:span><text:span text:style-name="T17"> is gedefinieerd. Over het algemeen moeten het type variabele(n) en aantal parameters van de </text:span><text:span text:style-name="T4">abstract</text:span><text:span text:style-name="T17">e methode, gedefinieerd in de </text:span><text:span text:style-name="T20">functional interface</text:span><text:span text:style-name="T17">, en het type variabele(n) en aantal parameters van de </text:span><text:span text:style-name="T20">Lambda expression</text:span><text:span text:style-name="T17"> compatible/hetzelfde zijn, anders komt er een compile error. Wanneer je een van de parameters expliciet wilt specificeren, dan moet je alle parameters een type declaratie geven. Een </text:span><text:span text:style-name="T20">Lambda expression</text:span><text:span text:style-name="T17"> geeft een mogelijkheid om een code segment te transformeren in een object. Bv MyValue myVal = () → 98.6; <text:s/>, vgl met bovenstaande code. Hier wordt de </text:span><text:span text:style-name="T20">Lambda expression</text:span><text:span text:style-name="T17"> de implementatie van de </text:span><text:span text:style-name="T4">getValue()</text:span><text:span text:style-name="T17"> methode (myVal.getValue() zal nu dus de waarde 98.6 returnen). Of interface MyParamValue{ double getValue(double V); } implementeren als MyParamValue myPval = (n) → 1.0/n; Dit zorgt er voor dat myPval.getValue(X); de waarde 1.0/X returned. Het type van n wordt hier afgeleid van de getValue() uit de interface, en dat is </text:span><text:span text:style-name="T4">Double</text:span><text:span text:style-name="T17">. Je kunt het echter ook expliciet specificeren.</text:span></text:p>
      <text:p text:style-name="P11"><text:span text:style-name="T17">Lambda expressions</text:span><text:span text:style-name="T16"> met slechts 1 expressie worden ook wel </text:span><text:span text:style-name="T17">expression bodies</text:span><text:span text:style-name="T16"> of </text:span><text:span text:style-name="T17">expression lambdas</text:span><text:span text:style-name="T16"> genoemd. Het is echter mogelijk om </text:span><text:span text:style-name="T17">lambda expressions</text:span><text:span text:style-name="T16"> te maken met meerdere expressies in de body, deze heten een </text:span><text:span text:style-name="T17">block body</text:span><text:span text:style-name="T16"> of </text:span><text:span text:style-name="T17">block lambdas</text:span><text:span text:style-name="T16">. Bij </text:span><text:span text:style-name="T17">block lambdas</text:span><text:span text:style-name="T16"> plaats je de body tussen { } en er moet expliciet een </text:span><text:span text:style-name="T11">return</text:span><text:span text:style-name="T16"> statement in staan (waarmee je de </text:span><text:span text:style-name="T17">lambda expression</text:span><text:span text:style-name="T16"> beeindigd). In essentie is de </text:span><text:span text:style-name="T17">block body</text:span><text:span text:style-name="T16">van een </text:span><text:span text:style-name="T17">lambda</text:span><text:span text:style-name="T16"> gelijk aan een reguliere methode body. Een </text:span><text:span text:style-name="T17">lambda expression</text:span><text:span text:style-name="T16"> kan geen type parameters specificeren, en daardoor niet </text:span><text:span text:style-name="T17">generic</text:span><text:span text:style-name="T16"> zijn. De geassocieerde </text:span><text:span text:style-name="T17">functional interface</text:span><text:span text:style-name="T16"> kan echter wel </text:span><text:span text:style-name="T17">generic</text:span><text:span text:style-name="T16"> zijn, en daarmee de </text:span><text:span text:style-name="T17">lambda expression</text:span><text:span text:style-name="T16"> ook een soort van </text:span><text:span text:style-name="T17">generic</text:span><text:span text:style-name="T16"> maken. Het is gebruikelijk om een </text:span><text:span text:style-name="T17">lambda expression</text:span><text:span text:style-name="T16"> te </text:span><text:soft-page-break/><text:span text:style-name="T16">gebruiken als argument, zo kun je uitvoerbare code als argument meegeven aan een methode.</text:span></text:p>
      <text:p text:style-name="P11"><text:span text:style-name="T16">Een </text:span><text:span text:style-name="T17">Lambda expression</text:span><text:span text:style-name="T16"> heeft toegang tot de variabelen en methoden van de omsluitende class. Wanneer het echter een variabele uit de omsluitende class gebruikt, wordt dit </text:span><text:span text:style-name="T17">variable capture</text:span><text:span text:style-name="T16"> genoemd. Een </text:span><text:span text:style-name="T17">lambda expression</text:span><text:span text:style-name="T16"> mag enkel een variabele gebruiken wanneer deze in effect </text:span><text:span text:style-name="T11">final</text:span><text:span text:style-name="T16"> is (dwz de waarde veranderd niet meer na toewijzing). Deze variabele kan ook niet door de </text:span><text:span text:style-name="T17">lambda</text:span><text:span text:style-name="T16"> </text:span><text:span text:style-name="T17">expression</text:span><text:span text:style-name="T16"> worden gewijzigd. Wel kan een </text:span><text:span text:style-name="T17">lambda expression</text:span><text:span text:style-name="T16"> een variabele van de aanroepende class gebruiken en wijzigen.</text:span></text:p>
      <text:p text:style-name="P11"><text:span text:style-name="T16">Een </text:span><text:span text:style-name="T17">lambda expression</text:span><text:span text:style-name="T16"> kan een </text:span><text:span text:style-name="T17">exception</text:span><text:span text:style-name="T16"> </text:span><text:span text:style-name="T11">throw</text:span><text:span text:style-name="T16">en. Checked </text:span><text:span text:style-name="T17">exceptions</text:span><text:span text:style-name="T16"> moeten compatible zijn met de </text:span><text:span text:style-name="T17">exceptions</text:span><text:span text:style-name="T16"> die in de </text:span><text:span text:style-name="T11">throws</text:span><text:span text:style-name="T16"> clausule staan van de </text:span><text:span text:style-name="T11">abstract</text:span><text:span text:style-name="T16">e methode in de </text:span><text:span text:style-name="T17">functional interface</text:span><text:span text:style-name="T16"> (kortom, wanneer de lambda implementatie een checked exception kan krijgen, dient dit in de functional interface te worden vermeld).</text:span></text:p>
      <text:p text:style-name="P7">Een gerelateerde feature is <text:span text:style-name="T19">method reference</text:span> waarbij naar een methode gerefereerd kan worden, zonder deze uit te voeren. Ook hier is een target type nodig door een <text:span text:style-name="T19">functional interface</text:span>. Ook een <text:span text:style-name="T19">method reference</text:span> maakt een instantie van de <text:span text:style-name="T19">functional interface</text:span>. Een <text:span text:style-name="T19">method reference</text:span> naar een <text:span text:style-name="T2">static</text:span> methode heeft de volgende syntax: ClassName::methodName (de :: separator is speciaal voor <text:span text:style-name="T19">method reference</text:span> toegevoegd met JDK 8). Een referentie naar een instantie methode van een specifiek object heeft de volgende syntax: objRef::methodName. Het is ook mogelijk om een instantie methode te gebruiken met elk object van een gegeven class, niet slechts 1 object. In dit geval maak je de methode referentie als volgt: ClassName::instanceMethodName. Vergeet dan niet in de <text:span text:style-name="T19">functional interface </text:span>de juiste return type (hoogstwaarschijnlijk de gekozen class) te zetten. Op deze manier kunnen bepaalde methoden ook als argument worden meegegeven binnen een andere methode. Ook <text:span text:style-name="T19">method references</text:span> kunnen <text:span text:style-name="T19">generic</text:span> gemaakt worden en gebruik maken van <text:span text:style-name="T2">super</text:span>.</text:p>
      <text:p text:style-name="P7">Ook is het mogelijk om <text:span text:style-name="T19">constructor references</text:span> te maken. De algemene syntax: classname::new en ook hier wordt gebruik gemaakt van een referentie naar een <text:span text:style-name="T19">funcional interface</text:span>. De constructor die wordt gebruikt is degene die matcht met de die is gespecificeerd in de <text:span text:style-name="T19">functional interface</text:span>. Een <text:span text:style-name="T19">constructor reference</text:span> kan ook een array maken, type[]::new waarbij type refereert naar het soort object dat wordt gemaakt. In de <text:span text:style-name="T19">functional interface</text:span> dient uiteraard ook te worden aangegeven dat het om een array gaat. Ook een <text:span text:style-name="T19">constructor reference</text:span> kan <text:span text:style-name="T19">generic</text:span> gemaakt worden (in de <text:span text:style-name="T19">functional interface</text:span>).</text:p>
      <text:p text:style-name="P7">Het <text:span text:style-name="T2">java.util.function</text:span> package heeft verschillende voorgedefinieerde <text:span text:style-name="T19">functional interfaces</text:span> waar gebruik van gemaakt kan worden.</text:p>
      <text:p text:style-name="P2"/>
      <text:p text:style-name="P2"/>
      <text:list xml:id="list7695500314803677445" text:style-name="L39">
        <text:list-item>
          <text:p text:style-name="P54">What is the lamba operator?</text:p>
        </text:list-item>
        <text:list-item>
          <text:p text:style-name="P54">What is a functional interface?</text:p>
        </text:list-item>
        <text:list-item>
          <text:p text:style-name="P54">How do functional interfaces and lamba expressions relate?</text:p>
        </text:list-item>
        <text:list-item>
          <text:p text:style-name="P54">What are the two general types of lambda expressions?</text:p>
        </text:list-item>
        <text:list-item>
          <text:p text:style-name="P69"><text:span text:style-name="T5">Show a lambda expression that returns </text:span><text:span text:style-name="T2">true</text:span><text:span text:style-name="T5"> if a number is between 10 and 20, inclusive.</text:span></text:p>
        </text:list-item>
        <text:list-item>
          <text:p text:style-name="P69"><text:span text:style-name="T5">Create a functional interface that can support the lambda expression you created in question 5. Call the interface </text:span><text:span text:style-name="T2">MyTest</text:span><text:span text:style-name="T5"> and its abstract method </text:span><text:span text:style-name="T2">testing()</text:span><text:span text:style-name="T5">.</text:span></text:p>
        </text:list-item>
        <text:list-item>
          <text:p text:style-name="P69"><text:span text:style-name="T5">Create a block lambda that computes the factorial of an integer value. Demonstrate its use. Use </text:span><text:span text:style-name="T2">NumericFunc</text:span><text:span text:style-name="T5">, shown in this chapter, for the functional interface.</text:span></text:p>
        </text:list-item>
        <text:list-item>
          <text:p text:style-name="P69"><text:span text:style-name="T5">Create a generic functional interface called </text:span><text:span text:style-name="T2">MyFunc&lt;T&gt;</text:span><text:span text:style-name="T5">. Call its abstract method </text:span><text:span text:style-name="T2">func()</text:span><text:span text:style-name="T5">. Have </text:span><text:span text:style-name="T2">func()</text:span><text:span text:style-name="T5"> return a reference of type </text:span><text:span text:style-name="T2">T</text:span><text:span text:style-name="T5">. Have it take a parameter of type </text:span><text:span text:style-name="T2">T</text:span><text:span text:style-name="T5">. (Thus, </text:span><text:span text:style-name="T2">MyFunc</text:span><text:span text:style-name="T5"> will be a generic version of </text:span><text:span text:style-name="T2">NumericFunc</text:span><text:span text:style-name="T5"> shown in the chapter.) Demonstrate its use by rewriting your answer to question 7 so it uses </text:span><text:span text:style-name="T2">MyFunc&lt;T&gt;</text:span><text:span text:style-name="T5"> rather than </text:span><text:span text:style-name="T2">NumericFunc</text:span><text:span text:style-name="T5">.</text:span></text:p>
        </text:list-item>
        <text:list-item>
          <text:p text:style-name="P69"><text:span text:style-name="T5">Using the program shown in Try This 14-1, create a lambda expression that removes all spaces from a string and returns the result. Demonstrate this method by passing it to </text:span><text:span text:style-name="T2">changeStr()</text:span><text:span text:style-name="T5">.</text:span></text:p>
        </text:list-item>
        <text:list-item>
          <text:p text:style-name="P54">Can a lambda expression use a local variable? If so, what constraint must be met?</text:p>
        </text:list-item>
        <text:list-item>
          <text:p text:style-name="P69"><text:soft-page-break/><text:span text:style-name="T5">If a lambda expression throws a checked exception, the abstract method in the functional interface must have a </text:span><text:span text:style-name="T2">throws</text:span><text:span text:style-name="T5"> clause that includes that exception. True or False?</text:span></text:p>
        </text:list-item>
        <text:list-item>
          <text:p text:style-name="P54">What is a method reference?</text:p>
        </text:list-item>
        <text:list-item>
          <text:p text:style-name="P54">When evaluated, a method reference creates an instance of the __________ supplied by its target context.</text:p>
        </text:list-item>
        <text:list-item>
          <text:p text:style-name="P69"><text:span text:style-name="T5">Given a class called </text:span><text:span text:style-name="T2">MyClass</text:span><text:span text:style-name="T5"> that contains a </text:span><text:span text:style-name="T2">static</text:span><text:span text:style-name="T5"> method called </text:span><text:span text:style-name="T2">myStaticMethod()</text:span><text:span text:style-name="T5">, show how to specify a method reference to </text:span><text:span text:style-name="T2">myStaticMethod()</text:span><text:span text:style-name="T5">.</text:span></text:p>
        </text:list-item>
        <text:list-item>
          <text:p text:style-name="P69"><text:span text:style-name="T5">Given a class called </text:span><text:span text:style-name="T2">MyClass</text:span><text:span text:style-name="T5"> that contains an instance method called </text:span><text:span text:style-name="T2">myInstMethod()</text:span><text:span text:style-name="T5"> and assuming an object of </text:span><text:span text:style-name="T2">MyClass</text:span><text:span text:style-name="T5"> called </text:span><text:span text:style-name="T2">mcObj</text:span><text:span text:style-name="T5">, show how to create a method reference to </text:span><text:span text:style-name="T2">myInstMethod()</text:span><text:span text:style-name="T5"> on </text:span><text:span text:style-name="T2">mcObj</text:span><text:span text:style-name="T5">.</text:span></text:p>
        </text:list-item>
        <text:list-item>
          <text:p text:style-name="P69"><text:span text:style-name="T5">To the </text:span><text:span text:style-name="T2">MethodRefDemo2</text:span><text:span text:style-name="T5"> program, add a new method to </text:span><text:span text:style-name="T2">MyIntNum</text:span><text:span text:style-name="T5"> called </text:span><text:span text:style-name="T2">hasCommonFactor()</text:span><text:span text:style-name="T5">. Have it return </text:span><text:span text:style-name="T2">true</text:span><text:span text:style-name="T5"> if its </text:span><text:span text:style-name="T2">int</text:span><text:span text:style-name="T5"> argument and the value stored in the invoking </text:span><text:span text:style-name="T2">MyIntNum</text:span><text:span text:style-name="T5"> object have at least one factor in common. For example, 9 and 12 have a common factor, which is 3, but 9 and 16 have no common factor. Demonstrate </text:span><text:span text:style-name="T2">hasCommonFactor()</text:span><text:span text:style-name="T5"> via a method reference.</text:span></text:p>
        </text:list-item>
        <text:list-item>
          <text:p text:style-name="P54">How is a constructor reference specified?</text:p>
        </text:list-item>
        <text:list-item>
          <text:p text:style-name="P54">Java defines several predefined functional interfaces in what package?</text:p>
        </text:list-item>
      </text:list>
      <text:p text:style-name="P3"/>
      <text:list xml:id="list6272786537515459121" text:style-name="L40">
        <text:list-item>
          <text:p text:style-name="P43">The lambda operator is →</text:p>
        </text:list-item>
        <text:list-item>
          <text:p text:style-name="P43">A functional interface is an interface that contains one and only one abstract methode.</text:p>
        </text:list-item>
        <text:list-item>
          <text:p text:style-name="P43">A lambda expression provides the implementation for the abstract method defined by the functional interface. The functional interface defines the target type.</text:p>
        </text:list-item>
        <text:list-item>
          <text:p text:style-name="P43">The two types of lambda expressions are expression lambdas and block lambdas. An expression lambda specifies a single, whose value is returned by the lambda. A block lambda contains a block of code. Its value is specified by a <text:span text:style-name="T2">return</text:span> statement.</text:p>
        </text:list-item>
        <text:list-item>
          <text:p text:style-name="P43">(n) → (n&gt;9 &amp;&amp; n&lt;21)</text:p>
        </text:list-item>
        <text:list-item>
          <text:p text:style-name="P43">interface MyTest{ boolean testing(int n); }</text:p>
        </text:list-item>
        <text:list-item>
          <text:p text:style-name="P43">zie code</text:p>
        </text:list-item>
        <text:list-item>
          <text:p text:style-name="P43">zie code</text:p>
        </text:list-item>
        <text:list-item>
          <text:p text:style-name="P43">Here is the lambda expression that removes spaces. It is used to initialize the <text:span text:style-name="T2">remove</text:span> reference variable.</text:p>
          <text:p text:style-name="P43">StringFunc remove = (str) → {</text:p>
          <text:p text:style-name="P43"><text:s text:c="2"/>String result = “”;</text:p>
          <text:p text:style-name="P43"><text:s text:c="2"/>for(int i = 0; i &lt; str.length(); i++){</text:p>
          <text:p text:style-name="P43"><text:s text:c="4"/>if(str.charAt(i) != ' '){</text:p>
        </text:list-item>
      </text:list>
      <text:p text:style-name="P2"><text:s text:c="18"/>result += str.charAt(i);</text:p>
      <text:p text:style-name="P2"><text:s text:c="16"/>}</text:p>
      <text:p text:style-name="P2"><text:s text:c="14"/>}</text:p>
      <text:p text:style-name="P2"><text:s text:c="14"/>return result;</text:p>
      <text:p text:style-name="P2"><text:s text:c="12"/>};</text:p>
      <text:p text:style-name="P2"><text:s text:c="12"/>Here is an example of its use: outStr – changeStr(remove, inStr); <text:s text:c="7"/></text:p>
      <text:list xml:id="list26289598" text:continue-numbering="true" text:style-name="L40">
        <text:list-item>
          <text:p text:style-name="P43">Yes, but the variable must be effectively <text:span text:style-name="T2">final</text:span>.</text:p>
        </text:list-item>
        <text:list-item>
          <text:p text:style-name="P43">True</text:p>
        </text:list-item>
        <text:list-item>
          <text:p text:style-name="P43">A method reference is a way to refer to a method without executing it.</text:p>
        </text:list-item>
        <text:list-item>
          <text:p text:style-name="P43">functional interface </text:p>
        </text:list-item>
        <text:list-item>
          <text:p text:style-name="P43">MyClass::myStaticMethod</text:p>
        </text:list-item>
        <text:list-item>
          <text:p text:style-name="P43">mcObj::myInstMethod</text:p>
        </text:list-item>
        <text:list-item>
          <text:p text:style-name="P43">zie code. Here is an example of its use through a method reference:</text:p>
          <text:p text:style-name="P43">ip = myNum::hasCommonFactor;</text:p>
          <text:p text:style-name="P43">result = ip.test(9);</text:p>
          <text:p text:style-name="P43">if(result){ System.out.println(“Common factor found.”); }</text:p>
        </text:list-item>
        <text:list-item>
          <text:p text:style-name="P43"><text:soft-page-break/>A constructor reference is created by specifying the class name followed by :: followed by <text:span text:style-name="T2">new</text:span>. For example, MyClass::new.</text:p>
        </text:list-item>
        <text:list-item>
          <text:p text:style-name="P43">Java.util.function</text:p>
        </text:list-item>
      </text:list>
      <text:p text:style-name="P3"/>
      <text:p text:style-name="P14">Hoofdstuk 15:</text:p>
      <text:list xml:id="list917380547623313163" text:style-name="L41">
        <text:list-item>
          <text:p text:style-name="P55">In general terms, modules give you a way to specify when one unit of code depends on another. True or False.</text:p>
        </text:list-item>
        <text:list-item>
          <text:p text:style-name="P55">A module is declared using what keyword?</text:p>
        </text:list-item>
        <text:list-item>
          <text:p text:style-name="P55">The keywords that support modules are context sensitive. Explain what this means.</text:p>
        </text:list-item>
        <text:list-item>
          <text:p text:style-name="P70"><text:span text:style-name="T5">What is </text:span><text:span text:style-name="T2">module-info.java</text:span><text:span text:style-name="T5"> and why is it important?</text:span></text:p>
        </text:list-item>
        <text:list-item>
          <text:p text:style-name="P55">To declare that one module depends on another module, what keyword do you use?</text:p>
        </text:list-item>
        <text:list-item>
          <text:p text:style-name="P55">To make the public members of a package accessible outside the module in which it is contained, it must be specified in an __________ statement.</text:p>
        </text:list-item>
        <text:list-item>
          <text:p text:style-name="P55">When compiling or running a module-based application, why is the module path important?</text:p>
        </text:list-item>
        <text:list-item>
          <text:p text:style-name="P70"><text:span text:style-name="T5">What does </text:span><text:span text:style-name="T2">requires transitive</text:span><text:span text:style-name="T5"> do?</text:span></text:p>
        </text:list-item>
        <text:list-item>
          <text:p text:style-name="P70"><text:span text:style-name="T5">Does an </text:span><text:span text:style-name="T2">exports</text:span><text:span text:style-name="T5"> statement export another module, or does it export a package?</text:span></text:p>
        </text:list-item>
        <text:list-item>
          <text:p text:style-name="P55">In the first module example, if you remove</text:p>
          <text:p text:style-name="P44">exports appfuncs.simplefuncs;</text:p>
          <text:p text:style-name="P70"><text:span text:style-name="T5">from the </text:span><text:span text:style-name="T2">appfuncs</text:span><text:span text:style-name="T5"> module-info file and then attempt to compile the program, what error do you see?</text:span></text:p>
        </text:list-item>
        <text:list-item>
          <text:p text:style-name="P55">Module-based services are supported by what keywords?</text:p>
        </text:list-item>
        <text:list-item>
          <text:p text:style-name="P55">A service specifies the general form of a unit of program functionality using either an interface or abstract class. True or False?</text:p>
        </text:list-item>
        <text:list-item>
          <text:p text:style-name="P55">A service provider ____________ a service.</text:p>
        </text:list-item>
        <text:list-item>
          <text:p text:style-name="P55">To load a service, what class do you use?</text:p>
        </text:list-item>
        <text:list-item>
          <text:p text:style-name="P55">Can a module dependency be made optional at run time? If so, how?</text:p>
        </text:list-item>
        <text:list-item>
          <text:p text:style-name="P70"><text:span text:style-name="T5">Briefly describe what </text:span><text:span text:style-name="T2">open</text:span><text:span text:style-name="T5"> and </text:span><text:span text:style-name="T2">opens</text:span><text:span text:style-name="T5"> do.</text:span></text:p>
        </text:list-item>
      </text:list>
      <text:p text:style-name="P3"/>
      <text:p text:style-name="P3"/>
      <text:p text:style-name="P3"/>
      <text:p text:style-name="P14">Hoofdstuk 16 (Introducing Swing):</text:p>
      <text:p text:style-name="P2"/>
      <text:p text:style-name="P3"><text:span text:style-name="T17">Swing definieert een collectie classes en interfaces die een rijke set visuele componenten ondersteunen, zoals buttons, text fields, scroll panelen, check boxen, trees, en tables, waarmee je grafische interfaces kunt maken. In dit hoofdstuk wordt slechts een deel behandeld van alles wat mogelijk is met Swing. Met JDK 8 is JavaFX gemaakt, een nieuw GUI framework, gericht op de toekomst. Swing zal voorlopig nog wel worden gebruikt, al was het maar voor legacy code. Swing is gekomen om de tekortkomingen van de originele GUI toolkit, AWT (Abstract Window Toolkit), te verhelpen. AWT componenten gebruiken native code resources (gedefinieerd door het platform ipv Java) waardoor ze zijn gedefinieerd als </text:span><text:span text:style-name="T20">heavyweight</text:span><text:span text:style-name="T16">. Swing heeft daarentegen </text:span><text:span text:style-name="T20">lightweight components</text:span><text:span text:style-name="T16"> (paar uitzonderingen) en een </text:span><text:span text:style-name="T20">pluggable look and feel</text:span><text:span text:style-name="T16">. Swing componenten zijn volledig in Java geschreven, en zijn daardoor beter te customizen. Java Swing verzorgt (platform onafhankelijke) look-and-feels, zoals metal (default) een Nimbus. Deze </text:span><text:span text:style-name="T20">pluggable look and feel</text:span><text:span text:style-name="T16"> komt door een aangepaste versie van de klassieke </text:span><text:span text:style-name="T20">model-view-controller</text:span><text:span text:style-name="T16"> (MVC) architectuur. AWT is niet weg, Swing bouwt voort op delen van de AWT die nog bruikbaar waren.</text:span></text:p>
      <text:p text:style-name="P3"><text:span text:style-name="T16">Een Swing GUI bestaat uit twee key-items: componenten en containers, alhowel containers ook componenten zijn. Een component is een onafhankelijk visueel controle element. Een container bevat een groep componenten. Om te worden weergegeven moet een component in een container zitten. Aangezien een container ook een component is, kunnen containers ook andere containers bevatten, wat zorgt voor een </text:span><text:span text:style-name="T20">containment hierarchy</text:span><text:span text:style-name="T16"> met een </text:span><text:span text:style-name="T20">top-level container</text:span><text:span text:style-name="T16">. </text:span></text:p>
      <text:p text:style-name="P3"><text:span text:style-name="T16">Alle Swing componenten, op de vier top-level containers na, zijn afgeleid van de </text:span><text:span text:style-name="T11">JComponent</text:span><text:span text:style-name="T16"> class. </text:span><text:span text:style-name="T11">JComponent</text:span><text:span text:style-name="T16"> verzorgt de funcionaliteit die alle componenten gemeen hebben. Alle Swing componenten zijn gerepresenteerd met een class die is gedefinieerd in de javax.swing package. Al deze componenten beginnen met de letter J. </text:span></text:p>
      <text:p text:style-name="P3"><text:span text:style-name="T16">De containers zijn er in twee typen. Als eerste, de vier top-level containers </text:span><text:span text:style-name="T11">JFrame</text:span><text:span text:style-name="T16">, </text:span><text:span text:style-name="T11">JApplet</text:span><text:span text:style-name="T16"> (deprecated sinds JDK 9), </text:span><text:span text:style-name="T11">JWindow</text:span><text:span text:style-name="T16"> en </text:span><text:span text:style-name="T11">JDialog</text:span><text:span text:style-name="T16">, welke </text:span><text:span text:style-name="T11">JComponent</text:span><text:span text:style-name="T16"> niet erven, maar wel de AWT classen </text:span><text:span text:style-name="T11">Component</text:span><text:span text:style-name="T16"> en </text:span><text:span text:style-name="T11">Container</text:span><text:span text:style-name="T16">. Dit zijn ook de componenten die niet </text:span><text:span text:style-name="T20">lightweight</text:span><text:span text:style-name="T16">, maar </text:span><text:span text:style-name="T20">heavyweight</text:span><text:span text:style-name="T16"> zijn. Een top-level container moet aan de top van de </text:span><text:span text:style-name="T20">containment hierarchy</text:span><text:span text:style-name="T16"> staan. Het tweede type, de </text:span><text:span text:style-name="T20">lightweight</text:span><text:span text:style-name="T16">, erven wel </text:span><text:span text:style-name="T11">JComponent</text:span><text:span text:style-name="T16"> en kunnen worden gebruikt om subgroepen te organiseren en worden opgenomen in andere containers. Voorbeelden zijn </text:span><text:span text:style-name="T11">JPanel</text:span><text:span text:style-name="T16">, </text:span><text:span text:style-name="T11">JScrollPane</text:span><text:span text:style-name="T16"> en </text:span><text:span text:style-name="T11">JRootPane</text:span><text:span text:style-name="T16">.</text:span></text:p>
      <text:p text:style-name="P3"><text:span text:style-name="T16">Elke top-level container definieert een set </text:span><text:span text:style-name="T20">panes</text:span><text:span text:style-name="T16"> (panelen). Bovenaan de hierarchy is een instantie van </text:span><text:span text:style-name="T11">JRootPane</text:span><text:span text:style-name="T16"> welke de andere panelen managed en helpt met het managen van de optionele menu bar. De panelen waaruit de root pane is opgebouwd zijn de </text:span><text:span text:style-name="T20">glass pane</text:span><text:span text:style-name="T16">, de </text:span><text:span text:style-name="T20">content pane</text:span><text:span text:style-name="T16">, en de </text:span><text:span text:style-name="T20">layered pane</text:span><text:span text:style-name="T16">. De </text:span><text:span text:style-name="T20">glass pane</text:span><text:span text:style-name="T16"> is het top-level paneel die boven alle andere panelen zit en deze compleet bedekt. Dit paneel maakt het mogelijk dat je mouse events managed die de hele container aangaan (ipv een individuele control) of om over een van de componenten heen te schilderen. De </text:span><text:span text:style-name="T20">layered pane</text:span><text:span text:style-name="T16"> maakt het mogelijk om componenten een </text:span><text:span text:style-name="T20">depth value</text:span><text:span text:style-name="T16"> te geven, wat bepaalt welke boven de andere wordt geplaatst. Je applicatie heeft het meest te maken met de </text:span><text:span text:style-name="T20">content pane</text:span><text:span text:style-name="T16">, want aan dit paneel voeg je visuele componenten toe.</text:span></text:p>
      <text:p text:style-name="P11"><text:span text:style-name="T16">De </text:span><text:span text:style-name="T17">Layout manager</text:span><text:span text:style-name="T16"> controleert de posities van de componenten binnen een container. De meeste </text:span><text:span text:style-name="T17">layout managers</text:span><text:span text:style-name="T16"> komen uit de AWT (java.awt), maar Swing heeft er ook een aantal. Alle </text:span><text:span text:style-name="T17">layout managers</text:span><text:span text:style-name="T16"> zijn instanties van een class die de </text:span><text:span text:style-name="T11">LayoutManager</text:span><text:span text:style-name="T16"> interface implementeert (soms wordt de </text:span><text:span text:style-name="T11">LayoutManager2</text:span><text:span text:style-name="T16"> interface geïmplementeerd). De meeste gebruikte </text:span><text:span text:style-name="T17">layout managers</text:span><text:span text:style-name="T16"> zijn </text:span><text:span text:style-name="T11">BorderLayout</text:span><text:span text:style-name="T16"> en </text:span><text:span text:style-name="T11">FlowLayout</text:span><text:span text:style-name="T16">. </text:span><text:span text:style-name="T11">BorderLayout</text:span><text:span text:style-name="T16"> is de default layout manager voor de </text:span><text:span text:style-name="T17">content pane</text:span><text:span text:style-name="T16">, en heeft vijf locaties waar je de content kan toevoegen, center (default), noord, zuid, oost of west. De </text:span><text:span text:style-name="T11">FlowLayout</text:span><text:span text:style-name="T16"> is flexibeler en plaatst componenten per rij, van boven naar beneden. Als de eerste rij vol is, gaat het door naar de volgende.</text:span></text:p>
      <text:p text:style-name="P11"><text:span text:style-name="T16">Het java.swing package (vanaf JDK 9 in de java.desktop module) bevat de componenten en modellen van Swing, en moet dus geimporteerd worden in alle applicaties die gebruik maken van Swing. Wanneer je een top-level frame aanmaakt, komt dat inclusief de titel bar, en de sluit, maximize en minimize knoppen. Vervolgens geef je met de </text:span><text:span text:style-name="T11">setSize()</text:span><text:span text:style-name="T16"> methode een grootte (in </text:span><text:soft-page-break/><text:span text:style-name="T16">pixels) aan het frame (/de window). Met </text:span><text:span text:style-name="T11">setDefaultCloseOperation(int </text:span><text:span text:style-name="T4">what</text:span><text:span text:style-name="T11">)</text:span><text:span text:style-name="T16"> geef je aan wat er moet gebeuren wanneer het frame wordt gesloten dmv het kruisje. Als argument kun je bijvoorbeeld JFrame.EXIT_ON_CLOSE meegeven, waardoor het programma afsluit. Andere opties zijn JFrame.DISPOSE_ON_CLOSE, JFrame.HIDE_ON_CLOSE en JFrame.DO_NOTHING_ON_CLOSE. Om een component in een </text:span><text:span text:style-name="T11">JFrame</text:span><text:span text:style-name="T16"> te plaatsen (toe te voegen aan de </text:span><text:span text:style-name="T17">content pane</text:span><text:span text:style-name="T16">), gebruik je de </text:span><text:span text:style-name="T11">add(component </text:span><text:span text:style-name="T4">comp</text:span><text:span text:style-name="T11">)</text:span><text:span text:style-name="T16"> methode nameJframe.add(nameComponent); , wat by default een border layout gebruikt. Als laatste moet een Jframe zichtbaar worden gemaakt met de methode </text:span><text:span text:style-name="T11">setVisible(boolean </text:span><text:span text:style-name="T4">flag</text:span><text:span text:style-name="T11">)</text:span><text:span text:style-name="T16"> waarbij </text:span><text:span text:style-name="T17">flag</text:span><text:span text:style-name="T16"> bepaald of het frame zichtbaar is. Eventueel kun je de methoden </text:span><text:span text:style-name="T11">invokeLater()</text:span><text:span text:style-name="T17"> </text:span><text:span text:style-name="T16">of </text:span><text:span text:style-name="T11">invokeAndWait()</text:span><text:span text:style-name="T16"> gebruiken om een aparte </text:span><text:span text:style-name="T11">thread</text:span><text:span text:style-name="T16"> te starten voor de GUI. Beiden nemen als argument een Runnable obj (bv je GUI).</text:span></text:p>
      <text:p text:style-name="P11"><text:span text:style-name="T16">Zoals gezegd zijn Swing programma's </text:span><text:span text:style-name="T17">event driven</text:span><text:span text:style-name="T16">, met componenten die interacteren met het programme via events. Wanneer een </text:span><text:span text:style-name="T17">event</text:span><text:span text:style-name="T16"> naar het programma wordt gestuurd, reageert het programma hierop met een </text:span><text:span text:style-name="T17">event handler</text:span><text:span text:style-name="T16">. Een bron genereert een </text:span><text:span text:style-name="T17">event</text:span><text:span text:style-name="T16"> die vervolgens naar 1 of meer </text:span><text:span text:style-name="T17">handlers</text:span><text:span text:style-name="T16"> wordt gestuurd, waar het wordt verwerkt. </text:span></text:p>
      <text:p text:style-name="P11"><text:span text:style-name="T16">Een </text:span><text:span text:style-name="T17">event</text:span><text:span text:style-name="T16"> is een object dat een verandering van staat beschrijft in een bepaalde bron. Het kan gegenereert worden doordat de gebruiker interacteert met een grafisch element of door </text:span><text:span text:style-name="T17">program control</text:span><text:span text:style-name="T16">. De superclass van alle events is java.util.EventObject. Veel events worden gedeclareerd in java.awt.event, en </text:span><text:span text:style-name="T17">event</text:span><text:span text:style-name="T16">s specifiek voor Swing komen uit javax.swing.event.</text:span></text:p>
      <text:p text:style-name="P11"><text:span text:style-name="T16">Een </text:span><text:span text:style-name="T17">event</text:span><text:span text:style-name="T16"> bron is een object dat een </text:span><text:span text:style-name="T17">event</text:span><text:span text:style-name="T16"> genereert. Vervolgens wordt dit </text:span><text:span text:style-name="T17">event</text:span><text:span text:style-name="T16"> naar alle geregistreerde </text:span><text:span text:style-name="T17">listeners</text:span><text:span text:style-name="T16"> gestuurd. </text:span><text:span text:style-name="T17">Listeners</text:span><text:span text:style-name="T16"> registreren bij een </text:span><text:span text:style-name="T17">bron</text:span><text:span text:style-name="T16"> door een methode aan te roepen op het bron-object van het </text:span><text:span text:style-name="T17">event</text:span><text:span text:style-name="T16">: public void addTypeListener(TypeListener el) waarbij Type in beide gevallen de naam van het </text:span><text:span text:style-name="T17">event</text:span><text:span text:style-name="T16"> (bv Key voor keyboard) is en el een referentie naar een </text:span><text:span text:style-name="T17">eventlistener</text:span><text:span text:style-name="T16">. Het is ook mogelijk om een </text:span><text:span text:style-name="T17">eventlistener</text:span><text:span text:style-name="T16"> uit te schrijven bij een bron: public void removeTypeListener(TypeListener el). De bron van het event (bv een JButton) verzorgt deze twee methoden.</text:span></text:p>
      <text:p text:style-name="P11"><text:span text:style-name="T16">Een </text:span><text:span text:style-name="T17">listener</text:span><text:span text:style-name="T16"> is een object dat wordt gewaarschuwd wanneer er een </text:span><text:span text:style-name="T17">event</text:span><text:span text:style-name="T16"> plaatsvindt. Naast dat een </text:span><text:span text:style-name="T17">listener</text:span><text:span text:style-name="T16"> moet zijn geregistreerd bij de juiste bron, moet het ook een methode implementeren om het </text:span><text:span text:style-name="T17">event</text:span><text:span text:style-name="T16"> te ontvangen en verwerken. Deze vind je in java.awt.event en javax.swing.event. Een </text:span><text:span text:style-name="T17">event handler</text:span><text:span text:style-name="T16"> moet zijn taak snel doen en daarna </text:span><text:span text:style-name="T17">return</text:span><text:span text:style-name="T16">. Mocht de operatie toch veel nodig hebben, dan wordt aangeraden een aparte </text:span><text:span text:style-name="T17">thread</text:span><text:span text:style-name="T16"> te starten.</text:span></text:p>
      <text:p text:style-name="P11"><text:span text:style-name="T16">Aan de basis van de </text:span><text:span text:style-name="T17">event</text:span><text:span text:style-name="T16"> classen hierarchy staat </text:span><text:span text:style-name="T11">EventObject</text:span><text:span text:style-name="T16">, uit java.util. Daaronder staat de class </text:span><text:span text:style-name="T11">AWTEvent</text:span><text:span text:style-name="T16"> uit java.awt voor alle AWT-gebaseerde events. De events van Swing zelf komen uit javax.swing.event. Drie belangrijke </text:span><text:span text:style-name="T17">events</text:span><text:span text:style-name="T16">:</text:span></text:p>
      <text:list xml:id="list7825625054977568493" text:style-name="L42">
        <text:list-item>
          <text:p text:style-name="P98">ActionEvent: wanneer een actie plaatsvindt bij een 'control'-object; listener: ActionListener.</text:p>
        </text:list-item>
        <text:list-item>
          <text:p text:style-name="P98">ItemEvent: waneer een item is geselecteerd; ItemListener.</text:p>
        </text:list-item>
        <text:list-item>
          <text:p text:style-name="P98">ListSelectionEvent: wanneer de selectie van een lijst verandert; ListSelectionListener.</text:p>
        </text:list-item>
      </text:list>
      <text:p text:style-name="P11"><text:span text:style-name="T16">Een </text:span><text:span text:style-name="T11">JButton</text:span><text:span text:style-name="T16"> erft de abstracte class </text:span><text:span text:style-name="T11">AbstractButton</text:span><text:span text:style-name="T16">, waar de algemene functionaliteit van buttons staat beschreven. Een button kan tekst, een plaatje of beide bevatten. De constructor Jbutton(String msg) maakt een button met msg weergegeven als tekst in de button. Wanneer er op de knop wordt gedrukt, genereert het een </text:span><text:span text:style-name="T11">ActionEvent</text:span><text:span text:style-name="T16">. </text:span><text:span text:style-name="T11">JButton</text:span><text:span text:style-name="T16"> heeft de volgende methoden voor action </text:span><text:span text:style-name="T17">listeners</text:span><text:span text:style-name="T16">: void addActionListener(ActionListener al) en void removeActionListener(ActionListener al), waarbij al het object (een instantie van een class die de </text:span><text:span text:style-name="T11">ActionListener</text:span><text:span text:style-name="T16"> interface implementeert) specificeert dat </text:span><text:span text:style-name="T17">event</text:span><text:span text:style-name="T16"> notificaties zal ontvangen. De </text:span><text:span text:style-name="T11">ActionListener</text:span><text:span text:style-name="T16"> definieert slechts een methode: void actionPerformed(ActionEvent ae), welke wordt aangeroepen zodra er op de knop wordt gedrukt. Wanneer je meerdere buttons hebt binnen je applicatie kun je met 'String getActionCommand() aangeroepen op <text:s/>het </text:span><text:span text:style-name="T17">event </text:span><text:span text:style-name="T16">object, achterhalen welke button is ingedrukt.</text:span></text:p>
      <text:p text:style-name="P11"><text:span text:style-name="T16">Bij een </text:span><text:span text:style-name="T11">JTextField</text:span><text:span text:style-name="T16"> kun je een tekst regel enteren. Het erft de abstracte class </text:span><text:span text:style-name="T11">JtextComponent</text:span><text:span text:style-name="T16">. De constructor is JTextField(int cols), waarbij cols de breedte is van de tekst die wordt weergegeven (in kolommen). Wanneer je op 'enter' drukt na de tekst ingevoerd te hebben, wordt er een </text:span><text:span text:style-name="T11">ActionEvent</text:span><text:span text:style-name="T16"> gegenereert. Het heeft ook de </text:span><text:span text:style-name="T11">addActionListener()</text:span><text:span text:style-name="T16"> en </text:span><text:span text:style-name="T11">removeActionListener()</text:span><text:span text:style-name="T16"> methoden. De werking is hetzelfde als bij een </text:span><text:span text:style-name="T11">JButton</text:span><text:span text:style-name="T16">. Ook een </text:span><text:span text:style-name="T11">JTextField</text:span><text:span text:style-name="T16"> heeft een geassocieerde action </text:span><text:soft-page-break/><text:span text:style-name="T16">command string, by default, de huidige inhoud van het tekstveld. Vaker gebruik je echter 'void setActionCommand(String cmd) waarbij cmd het nieuwe action command is. Hiermee kun je de </text:span><text:span text:style-name="T11">JTextField</text:span><text:span text:style-name="T16"> een vaste, herkenbare action command geven (dit kan eventueel ook voor een </text:span><text:span text:style-name="T11">JButton</text:span><text:span text:style-name="T16">). Met de </text:span><text:span text:style-name="T11">getText()</text:span><text:span text:style-name="T16"> methode van een </text:span><text:span text:style-name="T11">JTextField</text:span><text:span text:style-name="T16"> instantie kun je de huidige inhoud van het textfield verkrijgen. Met </text:span><text:span text:style-name="T11">setText(String text)</text:span><text:span text:style-name="T16"> kun je de inhoud bepalen.</text:span></text:p>
      <text:p text:style-name="P12"><text:span text:style-name="T16">In Swing, is de </text:span><text:span text:style-name="T17">check box</text:span><text:span text:style-name="T16"> een object van het type </text:span><text:span text:style-name="T11">JCheckBox</text:span><text:span text:style-name="T16">, welke </text:span><text:span text:style-name="T11">AbstractButton</text:span><text:span text:style-name="T16"> en </text:span><text:span text:style-name="T11">JToggleButton</text:span><text:span text:style-name="T16"> erft, waardoor het toch een speciaal soort button is. De constructor: JCheckBox(String str) maakt een check box met str als label. Met selecteren of deselecteren wordt een </text:span><text:span text:style-name="T17">event</text:span><text:span text:style-name="T16"> gegenereerd van de </text:span><text:span text:style-name="T11">ItemEvent</text:span><text:span text:style-name="T16"> class. Deze worden afgehandeld door de </text:span><text:span text:style-name="T11">ItemListener</text:span><text:span text:style-name="T16"> </text:span><text:span text:style-name="T17">interface</text:span><text:span text:style-name="T16">, welke maar een methode heeft: void itemStateChanged(ItemEvent ie). Om een referentie te krijgen van het </text:span><text:span text:style-name="T17">item </text:span><text:span text:style-name="T16">(de checkbox) dat is veranderd, gebruik </text:span><text:span text:style-name="T11">getItem()</text:span><text:span text:style-name="T16"> op het </text:span><text:span text:style-name="T11">ItemEvent</text:span><text:span text:style-name="T16"> object (bv ie hierboven). Vervolgens moet de teruggegeven referentie worden gecast naar de class die wordt afgehandeld, </text:span><text:span text:style-name="T11">JCheckBox</text:span><text:span text:style-name="T16">. Met de methoden </text:span><text:span text:style-name="T11">getText()</text:span><text:span text:style-name="T16"> en </text:span><text:span text:style-name="T11">setText()</text:span><text:span text:style-name="T16"> kun je de labeltekst van de checkbox opvragen of wijzigen. De methode </text:span><text:span text:style-name="T11">isSelected()</text:span><text:span text:style-name="T16"> geeft een boolean waarde terug, true als geselecteerd, anders false.</text:span></text:p>
      <text:p text:style-name="P7">De <text:span text:style-name="T2">JList</text:span> is een basis list class, waarbij er 1 of meer items geselecteerd kunnen worden uit de lijst. Vaak bestaat de lijst uit Strings, maar bijna elk object kan worden weergegeven. Sinds JDK 7 is de JList <text:span text:style-name="T19">generic</text:span> (class JList&lt;E&gt;). De constructor is JList(E[] items), waarbij de JList een array met de gespecificeerde items bevat. Het is aan te raden de <text:span text:style-name="T2">JList</text:span> in een <text:span text:style-name="T2">JScrollPane</text:span> te plaatsen, wat een container is die automatisch scrollen verzorgt voor zijn inhoud (JScrollPane(Component comp) ). Een <text:span text:style-name="T2">JList</text:span> genereert een <text:span text:style-name="T2">ListSelectionEvent</text:span> wanneer de gebruiker een selectie maakt of wijzigt (deselecteert). Deze wordt afgehandeld door een implementatie van <text:span text:style-name="T2">ListSelectionListener</text:span>, welke in javax.swing.event zit. De <text:span text:style-name="T19">listener</text:span> heeft slechts 1 methode: void valueChanged(ListSelectionEvent le), waarbij le een referentie is naar het object dat het <text:span text:style-name="T19">event</text:span> heeft gegenereerd. Met 'void setSelectionMode(int mode) kun je de selectie modus aangeven (een van de volgende: SINGLE_SELECTION, SINGLE_INTERVAL_SELECTION en MULTIPLE_INTERVAL_SELECTION (default)). Met 'int getSelectedIndex()' krijg je de index van het eerste (of enige) geselecteerde item (-1 wanneer geen selectie). Met 'int[] getSelectedIndices()' krijg je een array met alle geselecteerde indices (georderd van laagste tot hoogste).</text:p>
      <text:p text:style-name="P7">Alternatieve manieren om <text:span text:style-name="T19">listeners</text:span> te implementeren zijn mbv anonieme inner classen of <text:span text:style-name="T19">lambda expressions</text:span>. Bij een anonieme inner class wordt een instantie 'on the fly' gegenereerd. Een voorbeeld: </text:p>
      <text:p text:style-name="P7">jbtn.addActionListener(new ActionListener() {</text:p>
      <text:p text:style-name="P7"><text:s text:c="2"/>public void actionPerformed(ActionEvent ae){</text:p>
      <text:p text:style-name="P7"><text:s text:c="4"/>//handle action event here.</text:p>
      <text:p text:style-name="P7"><text:s text:c="2"/>}</text:p>
      <text:p text:style-name="P7">});</text:p>
      <text:p text:style-name="P7">Een voordeel van een anonieme class is dat de aanroepende component al bekend is. Met een <text:span text:style-name="T19">lambda expression</text:span> wordt het als volgt afgehandeld (nog kortere code):</text:p>
      <text:p text:style-name="P7">jbtn.addActionListener((ae) → {</text:p>
      <text:p text:style-name="P7"><text:s text:c="2"/>//handle action event here.</text:p>
      <text:p text:style-name="P7">});</text:p>
      <text:p text:style-name="P7">Of wanneer er slechts een expressie nodig is om het event te handlen:</text:p>
      <text:p text:style-name="P7">jbtnUp.addActionListener((ae) → jlab.setText(“You pressed Up.”));</text:p>
      <text:p text:style-name="P7">Over het algemeen kun je een <text:span text:style-name="T19">lambda expression</text:span> gebruiken om een <text:span text:style-name="T19">event</text:span> te handlen wanneer de <text:span text:style-name="T19">listener</text:span> een <text:span text:style-name="T19">functional interface</text:span> definieert.</text:p>
      <text:p text:style-name="P2"/>
      <text:p text:style-name="P2"/>
      <text:p text:style-name="P2"/>
      <text:p text:style-name="P2"/>
      <text:p text:style-name="P2"/>
      <text:list xml:id="list5639490522869204829" text:style-name="L43">
        <text:list-item>
          <text:p text:style-name="P56"><text:soft-page-break/>In general, AWT components are heavyweight and Swing components are ___________.</text:p>
        </text:list-item>
        <text:list-item>
          <text:p text:style-name="P56">Can the look and feel of a Swing component be changed? If so, what feature enables this?</text:p>
        </text:list-item>
        <text:list-item>
          <text:p text:style-name="P56">What is the most commonly used top-level container for an application?</text:p>
        </text:list-item>
        <text:list-item>
          <text:p text:style-name="P56">Top-level containers have several panes. To what pane are components added?</text:p>
        </text:list-item>
        <text:list-item>
          <text:p text:style-name="P56">Show how to construct a label that contains the message “Select an entry from the list”.</text:p>
        </text:list-item>
        <text:list-item>
          <text:p text:style-name="P56">All interaction with GUI components must take place on what thread?</text:p>
        </text:list-item>
        <text:list-item>
          <text:p text:style-name="P71"><text:span text:style-name="T5">What is the default action command associated with a </text:span><text:span text:style-name="T2">JButton</text:span><text:span text:style-name="T5">? How can the action command be changed?</text:span></text:p>
        </text:list-item>
        <text:list-item>
          <text:p text:style-name="P56">What event is generated when a push button is pressed?</text:p>
        </text:list-item>
        <text:list-item>
          <text:p text:style-name="P56">Show how to create a text field that has 32 columns.</text:p>
        </text:list-item>
        <text:list-item>
          <text:p text:style-name="P71"><text:span text:style-name="T5">Can a </text:span><text:span text:style-name="T2">JTextField</text:span><text:span text:style-name="T5"> have its action command set? If so, how?</text:span></text:p>
        </text:list-item>
        <text:list-item>
          <text:p text:style-name="P56">What Swing component creates a check box? What event is generated when a check box is selected or deselected?</text:p>
        </text:list-item>
        <text:list-item>
          <text:p text:style-name="P22">JList<text:span text:style-name="T5"> displays a list of items from which the user can select. True or False?</text:span></text:p>
        </text:list-item>
        <text:list-item>
          <text:p text:style-name="P22"><text:span text:style-name="T5">What event is generated when the user selects or deselects an item in a </text:span>JList<text:span text:style-name="T5">?</text:span></text:p>
        </text:list-item>
        <text:list-item>
          <text:p text:style-name="P22"><text:span text:style-name="T5">What method sets the selection mode of a </text:span>JList<text:span text:style-name="T5">? What method obtains the index of the first selected item?</text:span></text:p>
        </text:list-item>
        <text:list-item>
          <text:p text:style-name="P56">Add a check box to the file comparer developed in Try This 15-1 that has the following text: Show position of mismatch. When this box is checked, have the program display the location of the first point in the files at which a mismatch occurs.</text:p>
        </text:list-item>
        <text:list-item>
          <text:p text:style-name="P22"><text:span text:style-name="T5">Change the </text:span>ListDemo<text:span text:style-name="T5"> program so that it allows multiple items in the list to be selected.</text:span></text:p>
        </text:list-item>
        <text:list-item>
          <text:p text:style-name="P22"><text:span text:style-name="T5">Bonus challenge: Convert the Help class developed in Try This 4-1 into a Swing-based GUI program. Display the keywords (</text:span>for<text:span text:style-name="T5">, </text:span>while<text:span text:style-name="T5">, </text:span>switch<text:span text:style-name="T5">, and so on) in a </text:span>JList<text:span text:style-name="T5">. When the user selects one, display the keyword's syntax. To display multiple lines of text within a label, you can use HTML. When doing so, you must begin the text with the sequence </text:span>&lt;HTML&gt;<text:span text:style-name="T5">. When this is done, the text is automatically formatted as described by the markup. In addition to other benefits, using HTML enables you to create a label that displays two lines of text, with the string “Top” over the string “Bottom”.</text:span></text:p>
          <text:p text:style-name="P45">JLabel jlabhtml = new</text:p>
          <text:p text:style-name="P45">JLabel (“&lt;html&gt;Top&lt;br&gt;Bottom&lt;/html&gt;”);</text:p>
          <text:p text:style-name="P56">No answer is shown for this exercise. You have reached the point where you are ready to apply your Java skills on your own!</text:p>
        </text:list-item>
      </text:list>
      <text:p text:style-name="P3"/>
      <text:list xml:id="list1240590356138890324" text:style-name="L44">
        <text:list-item>
          <text:p text:style-name="P46">lightweight</text:p>
        </text:list-item>
        <text:list-item>
          <text:p text:style-name="P46">Yes. Swing's pluggable look and feel is the feature that enables this.</text:p>
        </text:list-item>
        <text:list-item>
          <text:p text:style-name="P46">JFrame</text:p>
        </text:list-item>
        <text:list-item>
          <text:p text:style-name="P46">Content pane</text:p>
        </text:list-item>
        <text:list-item>
          <text:p text:style-name="P46">JLabel(“Select an entry from the list”)</text:p>
        </text:list-item>
        <text:list-item>
          <text:p text:style-name="P46">event-dispatching thread</text:p>
        </text:list-item>
        <text:list-item>
          <text:p text:style-name="P46">The default action command string is the text shown inside the button. It can be changed by calling <text:span text:style-name="T2">setActionCommand()</text:span>.</text:p>
        </text:list-item>
        <text:list-item>
          <text:p text:style-name="P46">ActionEvent</text:p>
        </text:list-item>
        <text:list-item>
          <text:p text:style-name="P46">JTextField(32)</text:p>
        </text:list-item>
        <text:list-item>
          <text:p text:style-name="P46">Yes, by calling <text:span text:style-name="T2">setActionCommand()</text:span>.</text:p>
        </text:list-item>
        <text:list-item>
          <text:p text:style-name="P46">JCheckBox creates a check box. An ItemEvent is generated when a check box is selected or deselected.</text:p>
        </text:list-item>
        <text:list-item>
          <text:p text:style-name="P46">True</text:p>
        </text:list-item>
        <text:list-item>
          <text:p text:style-name="P46">ListSelectionEvent</text:p>
        </text:list-item>
        <text:list-item>
          <text:p text:style-name="P46">setSelectionMode() sets the selection mode. getSelectedIndex() obtains the index of the first selected item.</text:p>
        </text:list-item>
        <text:list-item>
          <text:p text:style-name="P46"><text:soft-page-break/>Zie code.</text:p>
        </text:list-item>
        <text:list-item>
          <text:p text:style-name="P46">Zie code.</text:p>
        </text:list-item>
      </text:list>
      <text:p text:style-name="P3"/>
      <text:p text:style-name="P14">Hoofdstuk 17 (Introducing JavaFX):</text:p>
      <text:p text:style-name="P2"/>
      <text:p text:style-name="P2">JavaFX is ontstaan om beter aan de moderne eisen voor een GUI te voldoen. Het is ooit de bedoeling dat JavaFX uiteindelijk Swing zal vervangen. JavaFX heeft zowel overeenkomsten als verschillen met Swing. Zo is ook JavaFX <text:span text:style-name="T19">lightweight</text:span><text:span text:style-name="T8"> en worden </text:span><text:span text:style-name="T19">events</text:span><text:span text:style-name="T8"> in eenzelfde eenvoudige manier afgehandeld. De globale organisatie en onderlinge relaties tussen de componenten van JavaFX zijn echter aanzienlijk verschillend. Het JavaFX framewerk staat in packages die beginnen met de javafx prefix.</text:span></text:p>
      <text:p text:style-name="Standard"><text:span text:style-name="T8">Bij JavaFX is er sprake van een </text:span><text:span text:style-name="T19">stage</text:span><text:span text:style-name="T8"> en een </text:span><text:span text:style-name="T19">scene</text:span><text:span text:style-name="T8">. De </text:span><text:span text:style-name="T19">stage</text:span><text:span text:style-name="T8"> definieert een ruimte en de </text:span><text:span text:style-name="T19">scene</text:span><text:span text:style-name="T8"> wat er gebeurt in die ruimte. Kortom de </text:span><text:span text:style-name="T19">stage</text:span><text:span text:style-name="T8"> is de container voor </text:span><text:span text:style-name="T19">scenes</text:span><text:span text:style-name="T8"> en </text:span><text:span text:style-name="T19">scenes</text:span><text:span text:style-name="T8"> weer voor items die samen de </text:span><text:span text:style-name="T19">scene</text:span><text:span text:style-name="T8"> vormen. Bij een JavaFX applicatie is er dus altijd minstens 1 </text:span><text:span text:style-name="T19">stage</text:span><text:span text:style-name="T8"> en minstens 1 </text:span><text:span text:style-name="T19">scene</text:span><text:span text:style-name="T8">. </text:span><text:span text:style-name="T19">Stage</text:span><text:span text:style-name="T8"> is de top-level container en alle JavaFX applicaties hebben automatisch toegang tot 1 </text:span><text:span text:style-name="T19">stage</text:span><text:span text:style-name="T8"> (de primary </text:span><text:span text:style-name="T19">stage</text:span><text:span text:style-name="T8">). De primaire </text:span><text:span text:style-name="T19">stage</text:span><text:span text:style-name="T8"> wordt verzorgt door de run-time. Om een </text:span><text:span text:style-name="T19">scene</text:span><text:span text:style-name="T8"> te creeren voeg je elementen zoals buttons, text, check boxen, en graphics toe aan een instantie van een </text:span><text:span text:style-name="T19">scene</text:span><text:span text:style-name="T8">. Deze individuele elementen worden </text:span><text:span text:style-name="T19">nodes</text:span><text:span text:style-name="T8"> genoemd. Een </text:span><text:span text:style-name="T19">node</text:span><text:span text:style-name="T8"> kan echter ook bestaan uit een groep andere </text:span><text:span text:style-name="T19">nodes</text:span><text:span text:style-name="T8">. </text:span><text:span text:style-name="T19">Nodes</text:span><text:span text:style-name="T8"> kunnen </text:span><text:span text:style-name="T19">parent node</text:span><text:span text:style-name="T8"> of </text:span><text:span text:style-name="T19">branch node</text:span><text:span text:style-name="T8"> zijn (hebben een </text:span><text:span text:style-name="T19">child node</text:span><text:span text:style-name="T8">), of een </text:span><text:span text:style-name="T19">leave</text:span><text:span text:style-name="T8"> (</text:span><text:span text:style-name="T19">node</text:span><text:span text:style-name="T8"> zonder </text:span><text:span text:style-name="T19">child</text:span><text:span text:style-name="T8">). De collectie met alle </text:span><text:span text:style-name="T19">nodes</text:span><text:span text:style-name="T8"> in een </text:span><text:span text:style-name="T19">scene</text:span><text:span text:style-name="T8"> maakt samen de </text:span><text:span text:style-name="T19">scene graph</text:span><text:span text:style-name="T8">, en dit omvat een </text:span><text:span text:style-name="T19">tree</text:span><text:span text:style-name="T8">. De </text:span><text:span text:style-name="T19">root node</text:span><text:span text:style-name="T8"> is een speciale node, en is de enige zonder </text:span><text:span text:style-name="T19">parent node</text:span><text:span text:style-name="T8">. Alle andere </text:span><text:span text:style-name="T19">nodes</text:span><text:span text:style-name="T8"> stammen direct of indirect af van deze </text:span><text:span text:style-name="T19">root node</text:span><text:span text:style-name="T8">. De basis class voor alle </text:span><text:span text:style-name="T19">nodes</text:span><text:span text:style-name="T8"> is </text:span><text:span text:style-name="T9">Node</text:span><text:span text:style-name="T8">. Directe of indirecte subclassen van </text:span><text:span text:style-name="T9">Node</text:span><text:span text:style-name="T8"> zijn bijvoorbeeld </text:span><text:span text:style-name="T9">Parent</text:span><text:span text:style-name="T8">, </text:span><text:span text:style-name="T9">Group</text:span><text:span text:style-name="T8">, </text:span><text:span text:style-name="T9">Region</text:span><text:span text:style-name="T8">, en </text:span><text:span text:style-name="T9">Control</text:span><text:span text:style-name="T8">. Ook JavaFX heeft verschillende layout panelen die het plaatsen van de elementen (</text:span><text:span text:style-name="T19">nodes</text:span><text:span text:style-name="T8">) managen. Bijvoorbeeld </text:span><text:span text:style-name="T9">FlowPane</text:span><text:span text:style-name="T12"> (flow layout), </text:span><text:span text:style-name="T9">GridPane</text:span><text:span text:style-name="T12"> (row/column grid-based layout) en </text:span><text:span text:style-name="T9">BorderPane</text:span><text:span text:style-name="T12"> (vergelijkbaar met AWT's BorderLayout). Ze erven allen </text:span><text:span text:style-name="T9">Node</text:span><text:span text:style-name="T12"> en staan in javafx.scene.layout. Een JavaFX applicatie moet een subclass zijn van <text:s/>de </text:span><text:span text:style-name="T9">Application</text:span><text:span text:style-name="T12"> class (extenden), uit javafx.application. Deze class definieert drie life-cycle methoden die overschreven kunnen worden; void </text:span><text:span text:style-name="T9">init()</text:span><text:span text:style-name="T12">, abstract void </text:span><text:span text:style-name="T9">start(Stage primaryStage)</text:span><text:span text:style-name="T12">, en void </text:span><text:span text:style-name="T9">stop()</text:span><text:span text:style-name="T12">. De </text:span><text:span text:style-name="T9">init()</text:span><text:span text:style-name="T12"> methode wordt aangeroepen wanneer de applicatie begint om verschillende initialisaties te doen. Vervolgens de </text:span><text:span text:style-name="T9">start()</text:span><text:span text:style-name="T12"> om de applicatie daadwerkelijk te starten (hier kan de scene gemaakt en ingesteld worden, niet in </text:span><text:span text:style-name="T9">init()</text:span><text:span text:style-name="T12">). Het krijgt een referentie mee naar een </text:span><text:span text:style-name="T21">stage</text:span><text:span text:style-name="T12"> object, de </text:span><text:span text:style-name="T21">stage</text:span><text:span text:style-name="T12"> die door run-time wordt verzorgd, de primary stage. Aangezien deze methode </text:span><text:span text:style-name="T9">abstract</text:span><text:span text:style-name="T12"> is, moet deze worden </text:span><text:span text:style-name="T21">overridden</text:span><text:span text:style-name="T12">. Wanneer je applicatie stopt, wordt de </text:span><text:span text:style-name="T9">stop()</text:span><text:span text:style-name="T12"> methode aangeroepen om op te ruimen en zaken af te sluiten. De </text:span><text:span text:style-name="T9">init()</text:span><text:span text:style-name="T12"> en </text:span><text:span text:style-name="T9">stop()</text:span><text:span text:style-name="T12"> methode hoeven enkel te worden </text:span><text:span text:style-name="T21">overridden</text:span><text:span text:style-name="T12"> wanneer je applicatie speciale opstart of afsluit acties nodig heeft. Om een vrijstaande JavaFX applicatie te starten, moet je de </text:span><text:span text:style-name="T9">launch()</text:span><text:span text:style-name="T12"> methode aanroepen uit </text:span><text:span text:style-name="T9">Application</text:span><text:span text:style-name="T12">: public static void launch(String...args), waarbij args overeenkomt met de args uit de main methode. </text:span><text:span text:style-name="T9">Launch()</text:span><text:span text:style-name="T12"> zorgt dat de applicatie wordt geconstrueerd, waarna </text:span><text:span text:style-name="T9">init()</text:span><text:span text:style-name="T12"> en </text:span><text:span text:style-name="T9">start()</text:span><text:span text:style-name="T12"> worden aangeroepen. De </text:span><text:span text:style-name="T9">launch()</text:span><text:span text:style-name="T12"> methode returned pas wanneer de applicatie is afgesloten. Deze versie van </text:span><text:span text:style-name="T9">launch()</text:span><text:span text:style-name="T12"> start de subclass van </text:span><text:span text:style-name="T9">Application</text:span><text:span text:style-name="T12"> van waaruit </text:span><text:span text:style-name="T9">launch()</text:span><text:span text:style-name="T12"> is aangeroepen. De andere vorm van </text:span><text:span text:style-name="T9">launch()</text:span><text:span text:style-name="T12"> laat je een class specificeren. </text:span><text:span text:style-name="T9">Scene</text:span><text:span text:style-name="T12"> heeft verschillende constructoren; Scene(Parent rootnode, double width, double height) maakt een s</text:span>cene met de opgegeven root en de opgegeven hoogte en breedte. Vervolgens kun je de scene voor de stage bepalen: myStage.setScene(myScene); en met myStage.show() maak je de stage en scene (samen window) pas zichtbaar.</text:p>
      <text:p text:style-name="Standard">Een groot voordeel van JavaFX is dat hetzelfde programma in verschillende omgevingen (bv stand-alone of als Java Web Start applicatie) kan draaien. Mogelijk zijn er wel verschillende aanvullende bestanden nodig. Voor sommige omgevingen zijn met compilen echter extra stappen nodig.</text:p>
      <text:p text:style-name="Standard">De <text:span text:style-name="T19">stage</text:span><text:span text:style-name="T8"> en </text:span><text:span text:style-name="T19">scene</text:span><text:span text:style-name="T8"> moeten gemaakt worden in de </text:span><text:span text:style-name="T19">application thread</text:span><text:span text:style-name="T8">. De </text:span><text:span text:style-name="T9">init()</text:span><text:span text:style-name="T12"> methode wordt echter aangeroepen vanuit de main thread, ook wel de </text:span><text:span text:style-name="T21">launcher thread</text:span><text:span text:style-name="T12"> genoemd. De </text:span><text:span text:style-name="T9">start()</text:span><text:span text:style-name="T12"> methode wordt wel aangeroepen in de </text:span><text:span text:style-name="T21">application thread</text:span><text:span text:style-name="T12"> dus moet daarin de </text:span><text:span text:style-name="T21">stage</text:span><text:span text:style-name="T12"> en </text:span><text:span text:style-name="T21">scene</text:span><text:span text:style-name="T12"> gemaakt worden. Ook wijzigingen aan de GUI (bv door events) dienen in de </text:span><text:span text:style-name="T21">application thread</text:span><text:span text:style-name="T12"> te gebeuren. Events worden ook via de </text:span><text:span text:style-name="T21">application thread</text:span><text:span text:style-name="T12"> gestuurd. Ook de </text:span><text:span text:style-name="T9">stop()</text:span><text:span text:style-name="T12"> methode wordt in de </text:span><text:span text:style-name="T21">application thread</text:span><text:span text:style-name="T12"> aangeroepen.</text:span></text:p>
      <text:p text:style-name="Standard"><text:span text:style-name="T12">Het primaire ingredient van de meeste GUI is het controle element om interactie te kunnen hebben </text:span><text:soft-page-break/><text:span text:style-name="T12">met de applicatie. Hier heeft JavaFX er veel van, de simpelste is het label. Een JavaFX label is een instantie van de </text:span><text:span text:style-name="T9">Label</text:span><text:span text:style-name="T12"> class uit javafx.scene.control, en het erft o.a. </text:span><text:span text:style-name="T9">Labeled</text:span><text:span text:style-name="T12"> en </text:span><text:span text:style-name="T9">Control</text:span><text:span text:style-name="T12">. Met de constructor Label(String str) maak je een label met str als tekst. Vervolgens moet het label worden toegevoegd aan de inhoud van de scene. Hiervoor gebruik je eerst de methode </text:span><text:span text:style-name="T9">getChildren()</text:span><text:span text:style-name="T12"> op de </text:span><text:span text:style-name="T21">root node</text:span><text:span text:style-name="T12"> van de scene graph </text:span><text:span text:style-name="T21">tree</text:span><text:span text:style-name="T12">. Hierop krijg je een lijst met de </text:span><text:span text:style-name="T21">child nodes</text:span><text:span text:style-name="T12"> terug in de vorm van een </text:span><text:span text:style-name="T9">ObservableList&lt;Node&gt;</text:span><text:span text:style-name="T12">. Dan gebruik je </text:span><text:span text:style-name="T9">add()</text:span><text:span text:style-name="T12"> (voor 1 node, voor meerdere gebruik je </text:span><text:span text:style-name="T9">addAll(node1, node2, …,nodeN)</text:span><text:span text:style-name="T12"> ) op de lijst met </text:span><text:span text:style-name="T21">child nodes</text:span><text:span text:style-name="T12"> met de </text:span><text:span text:style-name="T21">node</text:span><text:span text:style-name="T12"> die je wilt toevoegen als referentie (rootNode.getChildren().add(myLabel) ). Op dezelfde wijze is de methode </text:span><text:span text:style-name="T9">remove()</text:span><text:span text:style-name="T12"> te gebruiken om een control element te verwijderen van de </text:span><text:span text:style-name="T21">scene</text:span><text:span text:style-name="T12">. De ObservableList heeft nog veel meer management methoden.</text:span></text:p>
      <text:p text:style-name="P13"><text:span text:style-name="T5">Event handling</text:span><text:span text:style-name="T12"> in JavaFX is vergelijkbaar met dat in Swing, maar beter gestreamlined. De basis class voor events in JavaFX is </text:span><text:span text:style-name="T9">Event</text:span><text:span text:style-name="T12"> uit javafx.event en het erft java.util.EventObject (deelt functionaliteit met andere Java events). Ook in JavaFX zijn er verschillende soorten </text:span><text:span text:style-name="T5">events</text:span><text:span text:style-name="T12">. Over het algemeen gebruikt JavaFX het </text:span><text:span text:style-name="T5">delegation event model</text:span><text:span text:style-name="T12"> voor </text:span><text:span text:style-name="T5">event handling</text:span><text:span text:style-name="T12">. Om een </text:span><text:span text:style-name="T5">event</text:span><text:span text:style-name="T12"> te </text:span><text:span text:style-name="T5">handlen</text:span><text:span text:style-name="T12"> dient de </text:span><text:span text:style-name="T5">handler</text:span><text:span text:style-name="T12"> die als </text:span><text:span text:style-name="T5">listener</text:span><text:span text:style-name="T12"> fungeert eerst geregistreerd worden voor het </text:span><text:span text:style-name="T5">event</text:span><text:span text:style-name="T12">. Wanneer het </text:span><text:span text:style-name="T5">event</text:span><text:span text:style-name="T12"> gebeurt, wordt de </text:span><text:span text:style-name="T5">listener</text:span><text:span text:style-name="T12"> aangeroepen, die vervolgens reageert op het </text:span><text:span text:style-name="T5">event</text:span><text:span text:style-name="T12"> waarna het </text:span><text:span text:style-name="T5">returned</text:span><text:span text:style-name="T12"> (vergelijkbaar met Swing). Events worden afgehandeld door de </text:span><text:span text:style-name="T9">EventHandler</text:span><text:span text:style-name="T12"> (in javafx.event) interface te implementeren. Dit is een </text:span><text:span text:style-name="T5">generic</text:span><text:span text:style-name="T12"> interface: Interface EventHandler&lt;T extends Event&gt; waarbij T het type event specificeert. Het heeft een methode die het event object als parameter ontvangt: void handle(T eventObj). Vaak worden </text:span><text:span text:style-name="T5">event handlers</text:span><text:span text:style-name="T12"> geimplementeerd met anonieme inner classes of </text:span><text:span text:style-name="T5">lambda expressions</text:span><text:span text:style-name="T12">.</text:span></text:p>
      <text:p text:style-name="P13"><text:span text:style-name="T12">De button in JavaFX komt van de </text:span><text:span text:style-name="T9">Button</text:span><text:span text:style-name="T12"> class uit javafx.scene.control en erft o.a. </text:span><text:span text:style-name="T9">ButtonBase</text:span><text:span text:style-name="T12">, </text:span><text:span text:style-name="T9">Labeled</text:span><text:span text:style-name="T12">, </text:span><text:span text:style-name="T9">Region</text:span><text:span text:style-name="T12">, </text:span><text:span text:style-name="T9">Control</text:span><text:span text:style-name="T12">, </text:span><text:span text:style-name="T9">Parent</text:span><text:span text:style-name="T12">, en </text:span><text:span text:style-name="T9">Node</text:span><text:span text:style-name="T12">. Een button kan tekst, graphics of beide bevatten. De tekst constructor is Button(String str), waarbij str in de button als tekst wordt weergegeven. Bij een button wordt ook hier een </text:span><text:span text:style-name="T9">ActionEvent</text:span><text:span text:style-name="T12"> (uit javafx.event) gebruikt. Je kunt een </text:span><text:span text:style-name="T5">listener</text:span><text:span text:style-name="T12"> registreren voor het </text:span><text:span text:style-name="T5">event</text:span><text:span text:style-name="T12"> van de button met de methode: final void setOnAction(EventHandler&lt;ActionEvent&gt; handler) waarbij handler de te registreren </text:span><text:span text:style-name="T5">event handler</text:span><text:span text:style-name="T12"> is . Ook bij JavaFX moet een </text:span><text:span text:style-name="T5">handler</text:span><text:span text:style-name="T12"> zo snel mogelijk returnen omdat het anders te consumerend is.</text:span></text:p>
      <text:p text:style-name="P13"><text:span text:style-name="T12">De checkbox komt van de </text:span><text:span text:style-name="T9">CheckBox</text:span><text:span text:style-name="T12"> class, een directe subclass van </text:span><text:span text:style-name="T9">ButtonBase</text:span><text:span text:style-name="T12">. In JavaFX heeft een checkbox 3 staten, checked, unchecked en indeterminate / undefined (staat is nog niet gezet of niet relevant in een specifieke situatie). Deze laatste staat dient wel expliciet ingeschakeld zijn (met de methode final void </text:span><text:span text:style-name="T9">setAllowIndeterminate(boolean enable)</text:span><text:span text:style-name="T12"> kun je het aanzetten en met final boolean </text:span><text:span text:style-name="T9">isIndeterminate()</text:span><text:span text:style-name="T12"> kun je bepalen of een checkbox in deze staat is). De constructor CheckBox(String str) maakt een check box met str als label. De check box genereert ook een </text:span><text:span text:style-name="T5">action event</text:span><text:span text:style-name="T12">.</text:span></text:p>
      <text:p text:style-name="P13"><text:span text:style-name="T12">Een list view komt uit </text:span><text:span text:style-name="T9">ListView</text:span><text:span text:style-name="T12"> en kan een lijst weergeven. In deze </text:span><text:span text:style-name="T9">ListView</text:span><text:span text:style-name="T12"> worden automatisch scroll bars toegevoegd wanneer het aantal items groter is dan dat kan worden weergegeven binnen de dimensies. </text:span><text:span text:style-name="T9">ListView</text:span><text:span text:style-name="T12"> is een </text:span><text:span text:style-name="T5">generic</text:span><text:span text:style-name="T12"> class: class ListView&lt;T&gt; waarbij T het type specificeert van de items in de lijst (vaak String, maar andere typen kunnen ook). De constructor is: ListView(ObservableList&lt;T&gt; list). Bij default staat de </text:span><text:span text:style-name="T9">ListView</text:span><text:span text:style-name="T12"> enkele selectie toe, maar ook multiple selectie is in te stellen. De makkelijkste manier om een </text:span><text:span text:style-name="T9">ObservableList</text:span><text:span text:style-name="T12"> te maken voor de </text:span><text:span text:style-name="T9">ListView</text:span><text:span text:style-name="T12"> is de </text:span><text:span text:style-name="T5">factory method</text:span><text:span text:style-name="T12"> </text:span><text:span text:style-name="T9">observableArrayList()</text:span><text:span text:style-name="T12"> (een </text:span><text:span text:style-name="T9">static</text:span><text:span text:style-name="T12"> methode uit de </text:span><text:span text:style-name="T9">FXCollections</text:span><text:span text:style-name="T12"> class uit javafx.collections). Een voorbeeld is: ObservableList&lt;String&gt; computerTypes = FXCollections.observableArrayList(“smartphone”, “tablet”, “notebook”, “desktop”); en dan ListView&lt;String&gt; lvComputers = new ListView&lt;String&gt;(computerTypes); <text:s/>Met </text:span><text:span text:style-name="T9">setPrefHeight()</text:span><text:span text:style-name="T12"> en </text:span><text:span text:style-name="T9">setPrefWidth()</text:span><text:span text:style-name="T12"> of met </text:span><text:span text:style-name="T9">setPrefSize()</text:span><text:span text:style-name="T12"> kun je de dimensies instellen. Met een </text:span><text:span text:style-name="T9">ListView</text:span><text:span text:style-name="T12"> kun je </text:span><text:span text:style-name="T5">events</text:span><text:span text:style-name="T12"> negeren en simpelweg de selectie verkrijgen wanneer dat nodig is. Je kan ook een </text:span><text:span text:style-name="T5">listener</text:span><text:span text:style-name="T12"> registreren om te reageren op veranderingen in de selectie. Een </text:span><text:span text:style-name="T9">ChangeListener</text:span><text:span text:style-name="T12"> interface komt uit javafx.beans.value en heeft een methode: void changed(ObservableValue&lt;? extends T&gt; changed, T oldval, T newval) waarbij changed een instantie is van </text:span><text:span text:style-name="T9">ObservableValue&lt;T&gt;</text:span><text:span text:style-name="T12"> en oldval en newval hebben de oude en nieuwe waarde (een referentie naar de oude en nieuwe selectielijst). Om te kijken naar verandering, moet eerst het door </text:span><text:span text:style-name="T9">ListView</text:span><text:span text:style-name="T12"> gebruikte selectiemodel worden verkregen </text:span><text:soft-page-break/><text:span text:style-name="T12">met: final MultipleSelectionModel&lt;T&gt; getSelectionModel() wat een referentie terug geeft naar het model. Met dit model gebruik je vervolgens de methode: final ReadOnlyObjectProperty&lt;T&gt; selectedItemProperty() om een referentie naar de geselecteerde item property te krijgen die definieert wat er gebeurt wanneer een element is geselecteerd. Vervolgens voeg je de </text:span><text:span text:style-name="T5">change listener</text:span><text:span text:style-name="T12"> toe aan deze property met: void addListener(ChangeListener&lt;? super T&gt; listener). Een voorbeeld: </text:span></text:p>
      <text:p text:style-name="P109">MultipleSelectModel&lt;String&gt; lvSelModel = lvComputers.getSelectionModel();</text:p>
      <text:p text:style-name="P109">lvSetlModel.selectedItemProperty().addListener(</text:p>
      <text:p text:style-name="P109"><text:s/>new ChangeListener&lt;String&gt;(){</text:p>
      <text:p text:style-name="P109"><text:s text:c="2"/>public void changed(ObservableValue&lt;? extends String&gt; changed, String oldVal, String newVal){</text:p>
      <text:p text:style-name="Standard"><text:s text:c="3"/>// afhandeling</text:p>
      <text:p text:style-name="Standard"><text:s text:c="2"/>}</text:p>
      <text:p text:style-name="Standard"><text:s/>});</text:p>
      <text:p text:style-name="Standard">JavaFX bevat verscheidene text-based control items. Een <text:span text:style-name="T2">TextField</text:span><text:span text:style-name="T5"> kan gebruikt worden om een enkele lijn aan tekst te enteren. </text:span><text:span text:style-name="T2">TextField</text:span><text:span text:style-name="T5"> erft </text:span><text:span text:style-name="T2">TextInputControl</text:span><text:span text:style-name="T5"> en heeft twee constructors, een default met een leeg tekstveld of een constructor om een aanvangstekst te specificeren. Met </text:span><text:span text:style-name="T2">setPrefColumnCount()</text:span><text:span text:style-name="T5"> kun je de grootte specificeren (in kolommen) en met </text:span><text:span text:style-name="T2">setText()</text:span><text:span text:style-name="T5"> en </text:span><text:span text:style-name="T2">getText()</text:span><text:span text:style-name="T5"> kun je de tekst instellen of verkrijgen. Met </text:span><text:span text:style-name="T2">setPromptText()</text:span><text:span text:style-name="T5"> kun je een tekst instellen wanneer de gebruiker een leeg tekstveld wil gebruiken. Wanneer de gebruiker op 'enter' drukt wanneer hij in het </text:span><text:span text:style-name="T2">TextField</text:span><text:span text:style-name="T5"> zit, wordt een </text:span><text:span text:style-name="T21">action event</text:span><text:span text:style-name="T12"> gegenereerd. Ook hier kan er voor gekozen worden niets te doen met het </text:span><text:span text:style-name="T21">event</text:span><text:span text:style-name="T12"> en slechts de tekst te verkrijgen wanneer dit nodig is. Een voorbeeld van een </text:span><text:span text:style-name="T21">lambda expression</text:span><text:span text:style-name="T12"> om </text:span><text:span text:style-name="T21">action events</text:span><text:span text:style-name="T12"> af te handelen voor een </text:span><text:span text:style-name="T9">TextField</text:span><text:span text:style-name="T12"> tf: tf.setOnAction( (ae) → response.setText(“Uw ingevoerde tekst is: “ + tf.getText()));</text:span></text:p>
      <text:p text:style-name="P2">Met JavaFX zijn er veel meer mogelijkheden om het uiterlijk van een control (of andere node) te wijzigen door het toepassen van een <text:span text:style-name="T19">effect</text:span><text:span text:style-name="T8"> en/of </text:span><text:span text:style-name="T19">transform</text:span><text:span text:style-name="T8">. </text:span><text:span text:style-name="T19">Effects</text:span><text:span text:style-name="T8"> worden ondersteund door de abstracte </text:span><text:span text:style-name="T9">Effect</text:span><text:span text:style-name="T8"> class en diens subclassen in javafx.scene.effect. </text:span><text:span text:style-name="T9">Node</text:span><text:span text:style-name="T8"> heeft de methode </text:span><text:span text:style-name="T9">setEffect(Effect effect)</text:span><text:span text:style-name="T8"> waarmee je een effect kan toepassen op die node (door een instantie van het juiste effect mee te geven). </text:span><text:span text:style-name="T19">Transforms</text:span><text:span text:style-name="T8"> worden ondersteund door de abstracte </text:span><text:span text:style-name="T9">Transform</text:span><text:span text:style-name="T8"> class in javafx.scene.transform. Vier van de subclassen ervan zijn </text:span><text:span text:style-name="T9">Rotate</text:span><text:span text:style-name="T8">, </text:span><text:span text:style-name="T9">Scale</text:span><text:span text:style-name="T8">, </text:span><text:span text:style-name="T9">Shear</text:span><text:span text:style-name="T8">, en </text:span><text:span text:style-name="T9">Translate</text:span><text:span text:style-name="T8">. Je kunt meer dan een </text:span><text:span text:style-name="T19">transform</text:span><text:span text:style-name="T8"> tegelijk uitvoeren op een </text:span><text:span text:style-name="T19">node</text:span><text:span text:style-name="T8">. </text:span><text:span text:style-name="T19">Transform</text:span><text:span text:style-name="T8"> werkt met een </text:span><text:span text:style-name="T9">ObservableList&lt;Transform&gt;</text:span><text:span text:style-name="T8"> die je met de methode </text:span><text:span text:style-name="T9">getTransforms()</text:span><text:span text:style-name="T8"> opvraagt, waarna je er een aan kunt toevoegen met </text:span><text:span text:style-name="T9">add()</text:span><text:span text:style-name="T8">. Met </text:span><text:span text:style-name="T9">clear()</text:span><text:span text:style-name="T8"> maak je de lijst leeg en met </text:span><text:span text:style-name="T9">remove()</text:span><text:span text:style-name="T8"> verwijder je een enkele </text:span><text:span text:style-name="T19">transform</text:span><text:span text:style-name="T8">. Sommige </text:span><text:span text:style-name="T19">transform</text:span><text:span text:style-name="T8"> eigenschappen kun je ook direct op een </text:span><text:span text:style-name="T19">node</text:span><text:span text:style-name="T8"> toepassen, maar de lijst geeft de meeste flexibiliteit.</text:span></text:p>
      <text:p text:style-name="P2"/>
      <text:p text:style-name="P2"/>
      <text:list xml:id="list7541446780436225621" text:style-name="L45">
        <text:list-item>
          <text:p text:style-name="P57">What is the top-level package name of the JavaFX framework?</text:p>
        </text:list-item>
        <text:list-item>
          <text:p text:style-name="P57">Two concepts central to JavaFX are a stage and a scene. What classes encapsulate them?</text:p>
        </text:list-item>
        <text:list-item>
          <text:p text:style-name="P57">A scene graph is composed of _______________.</text:p>
        </text:list-item>
        <text:list-item>
          <text:p text:style-name="P57">The base class for all nodes is _______________.</text:p>
        </text:list-item>
        <text:list-item>
          <text:p text:style-name="P57">What class will all JavaFX applications extend?</text:p>
        </text:list-item>
        <text:list-item>
          <text:p text:style-name="P57">What are the three JavaFX life-cycle methods?</text:p>
        </text:list-item>
        <text:list-item>
          <text:p text:style-name="P57">In what life-cycle method can you construct an application's stage?</text:p>
        </text:list-item>
        <text:list-item>
          <text:p text:style-name="P23"><text:span text:style-name="T5">The </text:span>launch()<text:span text:style-name="T5"> method is called to start a free-standing JavaFX application. True or False?</text:span></text:p>
        </text:list-item>
        <text:list-item>
          <text:p text:style-name="P57">What are the names of the JavaFX classes that support a label and a button?</text:p>
        </text:list-item>
        <text:list-item>
          <text:p text:style-name="P23"><text:span text:style-name="T5">One way to terminate a free-standing JavaFX application is to call </text:span>Platform.exit()<text:span text:style-name="T5">. </text:span>Platform<text:span text:style-name="T5"> is packaged in </text:span>javafx.Application<text:span text:style-name="T5">. When called, </text:span>exit()<text:span text:style-name="T5"> immediately terminates the program. With this in mind, change the </text:span>JavaFXEventDemo<text:span text:style-name="T5"> program shown in this chapter so that it has two buttons called Run and Exit. If Run is pressed, have the program display that choice in a label. If Exit is pressed, have the application </text:span><text:soft-page-break/><text:span text:style-name="T5">terminate. Use lambda expressions for the event handlers.</text:span></text:p>
        </text:list-item>
        <text:list-item>
          <text:p text:style-name="P23"><text:span text:style-name="T5">What </text:span>JavaFX<text:span text:style-name="T5"> control implements a check box?</text:span></text:p>
        </text:list-item>
        <text:list-item>
          <text:p text:style-name="P23">ListView<text:span text:style-name="T5"> is a control that displays a directory list of files on the local file system. True or False?</text:span></text:p>
        </text:list-item>
        <text:list-item>
          <text:p text:style-name="P23"><text:span text:style-name="T5">Convert the Swing-based file comparison program in Try This 16-1 so it uses JavaFX instead. In the process, make use of another of JavaFX's features: its ability to fire an action event on a button under program control. This is done by calling </text:span>fire()<text:span text:style-name="T5"> on the button instance. For example, assuming a </text:span>Button<text:span text:style-name="T5"> called </text:span>myButton<text:span text:style-name="T5">, the following will fire an action event on it: </text:span>myButton.fire()<text:span text:style-name="T5">. Use this fact when implementing the event handlers for the text fields that hold the names of the files to compare. If the user presses enter when in either of these fields, simply fire an action event on the Compare button. The event-handling code for the Compare button will then handle the file comparison.</text:span></text:p>
        </text:list-item>
        <text:list-item>
          <text:p text:style-name="P23"><text:span text:style-name="T5">Modify the </text:span>EffectsAndTransformsDemo<text:span text:style-name="T5"> program so the Rotate button is also blurred. Use a blur width and height of 5 and an iteration count of 2.</text:span></text:p>
        </text:list-item>
        <text:list-item>
          <text:p text:style-name="P23"><text:span text:style-name="T5">On your own, experiment with other effects and transforms. For example, try the </text:span>Glow<text:span text:style-name="T5"> effect and the </text:span>Translate<text:span text:style-name="T5"> transform.</text:span></text:p>
        </text:list-item>
        <text:list-item>
          <text:p text:style-name="P23"><text:span text:style-name="T5">Continue to advance in your knowledge of Java. A good way to start is by examining Java's core packages, such as </text:span>java.lang<text:span text:style-name="T5">, </text:span>java.util<text:span text:style-name="T5">, and </text:span>java.net<text:span text:style-name="T5">. Write sample programs that demonstrate their various classes and interfaces. In general, the best way to become a great Java programmer is to write lots of code.</text:span></text:p>
        </text:list-item>
      </text:list>
      <text:p text:style-name="P2"/>
      <text:list xml:id="list5352122968779742466" text:style-name="L46">
        <text:list-item>
          <text:p text:style-name="P47">javafx</text:p>
        </text:list-item>
        <text:list-item>
          <text:p text:style-name="P24"><text:span text:style-name="T17">Stage</text:span><text:span text:style-name="T7"> and </text:span><text:span text:style-name="T17">Scene</text:span></text:p>
        </text:list-item>
        <text:list-item>
          <text:p text:style-name="P47">nodes</text:p>
        </text:list-item>
        <text:list-item>
          <text:p text:style-name="P26">Node</text:p>
        </text:list-item>
        <text:list-item>
          <text:p text:style-name="P26">Application</text:p>
        </text:list-item>
        <text:list-item>
          <text:p text:style-name="P24"><text:span text:style-name="T17">init()</text:span><text:span text:style-name="T7">, </text:span><text:span text:style-name="T17">start()</text:span><text:span text:style-name="T7">, and </text:span><text:span text:style-name="T17">stop()</text:span></text:p>
        </text:list-item>
        <text:list-item>
          <text:p text:style-name="P26">start()</text:p>
        </text:list-item>
        <text:list-item>
          <text:p text:style-name="P47">True</text:p>
        </text:list-item>
        <text:list-item>
          <text:p text:style-name="P47">Label and Button</text:p>
        </text:list-item>
        <text:list-item>
          <text:p text:style-name="P47">Zie code</text:p>
        </text:list-item>
        <text:list-item>
          <text:p text:style-name="P47">CheckBox</text:p>
        </text:list-item>
        <text:list-item>
          <text:p text:style-name="P47">False. LisView displays a list of items from which the user can choose.</text:p>
        </text:list-item>
        <text:list-item>
          <text:p text:style-name="P47">Zie code</text:p>
        </text:list-item>
        <text:list-item>
          <text:p text:style-name="P47">To add blur to the Rotate button, first create the BoxBlur instance like this:</text:p>
          <text:p text:style-name="P47"><text:s text:c="4"/>BoxBlur rotateBlur = new BoxBlur(5.0, 5.0, 2);</text:p>
          <text:p text:style-name="P47">Then add the following line:</text:p>
          <text:p text:style-name="P47"><text:s text:c="4"/>btnRotate.setEffect(rotateBlur);</text:p>
          <text:p text:style-name="P47">After making these changes, the Rotate button will be blurred and can also be rot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Courier, 'Courier New'"/>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1T09:07:13.99</meta:creation-date>
    <dc:date>2018-11-02T06:09:04.81</dc:date>
    <meta:editing-duration>P15DT15H54M20S</meta:editing-duration>
    <meta:editing-cycles>116</meta:editing-cycles>
    <meta:generator>OpenOffice/4.1.5$Win32 OpenOffice.org_project/415m1$Build-9789</meta:generator>
    <meta:document-statistic meta:table-count="1" meta:image-count="1" meta:object-count="0" meta:page-count="57" meta:paragraph-count="936" meta:word-count="28461" meta:character-count="176806"/>
  </office:meta>
</office:document-meta>
</file>